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e8" style:family="table-cell" style:parent-style-name="Default" style:data-style-name="N0">
      <style:table-cell-properties fo:border="thin solid #000000" style:vertical-align="middle" fo:background-color="#FFFFC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36">
      <style:table-cell-properties fo:border="thin solid #000000"/>
    </style:style>
    <style:style style:name="ce11" style:family="table-cell" style:parent-style-name="Default" style:data-style-name="N36">
      <style:table-cell-properties fo:border="thin solid #000000" style:vertical-align="middle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5" style:family="table-cell" style:parent-style-name="Default" style:data-style-name="N3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page" style:column-width="8.51958333333333cm" style:use-optimal-column-width="true"/>
    </style:style>
    <style:style style:name="co3" style:family="table-column">
      <style:table-column-properties fo:break-before="auto" style:column-width="7.96395833333333cm" style:use-optimal-column-width="true"/>
    </style:style>
    <style:style style:name="co4" style:family="table-column">
      <style:table-column-properties fo:break-before="auto" style:column-width="10.398125cm" style:use-optimal-column-width="true"/>
    </style:style>
    <style:style style:name="co5" style:family="table-column">
      <style:table-column-properties fo:break-before="auto" style:column-width="6.00604166666667cm" style:use-optimal-column-width="true"/>
    </style:style>
    <style:style style:name="co6" style:family="table-column">
      <style:table-column-properties fo:break-before="auto" style:column-width="6.29708333333333cm" style:use-optimal-column-width="true"/>
    </style:style>
    <style:style style:name="co7" style:family="table-column">
      <style:table-column-properties fo:break-before="auto" style:column-width="6.37645833333333cm" style:use-optimal-column-width="true"/>
    </style:style>
    <style:style style:name="co8" style:family="table-column">
      <style:table-column-properties fo:break-before="auto" style:column-width="4.92125cm" style:use-optimal-column-width="true"/>
    </style:style>
    <style:style style:name="co9" style:family="table-column">
      <style:table-column-properties fo:break-before="auto" style:column-width="4.23333333333333cm" style:use-optimal-column-width="true"/>
    </style:style>
    <style:style style:name="co10" style:family="table-column">
      <style:table-column-properties fo:break-before="auto" style:column-width="7.17020833333333cm" style:use-optimal-column-width="true"/>
    </style:style>
    <style:style style:name="co11" style:family="table-column">
      <style:table-column-properties fo:break-before="auto" style:column-width="7.540625cm" style:use-optimal-column-width="true"/>
    </style:style>
    <style:style style:name="co12" style:family="table-column">
      <style:table-column-properties fo:break-before="auto" style:column-width="2.75166666666667cm" style:use-optimal-column-width="true"/>
    </style:style>
    <style:style style:name="co13" style:family="table-column">
      <style:table-column-properties fo:break-before="auto" style:column-width="8.44020833333333cm" style:use-optimal-column-width="true"/>
    </style:style>
    <style:style style:name="co14" style:family="table-column">
      <style:table-column-properties fo:break-before="auto" style:column-width="7.51416666666667cm" style:use-optimal-column-width="true"/>
    </style:style>
    <style:style style:name="co15" style:family="table-column">
      <style:table-column-properties fo:break-before="auto" style:column-width="6.79979166666667cm" style:use-optimal-column-width="true"/>
    </style:style>
    <style:style style:name="co16" style:family="table-column">
      <style:table-column-properties fo:break-before="auto" style:column-width="5.37104166666667cm" style:use-optimal-column-width="true"/>
    </style:style>
    <style:style style:name="co17" style:family="table-column">
      <style:table-column-properties fo:break-before="auto" style:column-width="8.016875cm" style:use-optimal-column-width="true"/>
    </style:style>
    <style:style style:name="co18" style:family="table-column">
      <style:table-column-properties fo:break-before="auto" style:column-width="2.83104166666667cm" style:use-optimal-column-width="true"/>
    </style:style>
    <style:style style:name="co19" style:family="table-column">
      <style:table-column-properties fo:break-before="auto" style:column-width="3.36020833333333cm" style:use-optimal-column-width="true"/>
    </style:style>
    <style:style style:name="co20" style:family="table-column">
      <style:table-column-properties fo:break-before="auto" style:column-width="2.56645833333333cm" style:use-optimal-column-width="true"/>
    </style:style>
    <style:style style:name="co21" style:family="table-column">
      <style:table-column-properties fo:break-before="auto" style:column-width="1.69333333333333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28.15pt" style:use-optimal-row-height="false" fo:break-before="auto"/>
    </style:style>
    <style:style style:name="ro4" style:family="table-row">
      <style:table-row-properties style:row-height="17.2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PA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16363" table:default-cell-style-name="ce1"/>
        <table:table-row table:style-name="ro1">
          <table:table-cell office:value-type="string" table:number-columns-spanned="21" table:number-rows-spanned="1" table:style-name="ce14">
            <text:p>VERBAS INDENIZATÓRIAS E OUTRAS REMUNERAÇÕES TEMPORÁRIAS</text:p>
          </table:table-cell>
          <table:covered-table-cell table:number-columns-repeated="20"/>
          <table:table-cell table:number-columns-repeated="16363"/>
        </table:table-row>
        <table:table-row table:style-name="ro2">
          <table:table-cell office:value-type="string" table:number-columns-spanned="21" table:number-rows-spanned="1" table:style-name="ce15">
            <text:p>RESOLUÇÃO Nº 200, DE 10 DE JULHO DE 2019</text:p>
          </table:table-cell>
          <table:covered-table-cell table:number-columns-repeated="20"/>
          <table:table-cell table:number-columns-repeated="16363"/>
        </table:table-row>
        <table:table-row table:style-name="ro3">
          <table:table-cell table:number-columns-repeated="16384" table:style-name="ce1"/>
        </table:table-row>
        <table:table-row table:style-name="ro4">
          <table:table-cell office:value-type="string" table:number-columns-spanned="1" table:number-rows-spanned="2" table:style-name="ce24">
            <text:p>MATRÍCULA</text:p>
          </table:table-cell>
          <table:table-cell office:value-type="string" table:number-columns-spanned="1" table:number-rows-spanned="2" table:style-name="ce24">
            <text:p>NOME</text:p>
          </table:table-cell>
          <table:table-cell office:value-type="string" table:number-columns-spanned="1" table:number-rows-spanned="2" table:style-name="ce24">
            <text:p>CARGO/FUNÇÃO</text:p>
          </table:table-cell>
          <table:table-cell office:value-type="string" table:number-columns-spanned="1" table:number-rows-spanned="2" table:style-name="ce24">
            <text:p>LOTAÇÃO</text:p>
          </table:table-cell>
          <table:table-cell office:value-type="string" table:number-columns-spanned="8" table:number-rows-spanned="1" table:style-name="ce23">
            <text:p>VERBAS INDENIZATÓRIAS<text:span text:style-name="T4">1</text:span></text:p>
          </table:table-cell>
          <table:covered-table-cell table:number-columns-repeated="7"/>
          <table:table-cell office:value-type="string" table:number-columns-spanned="8" table:number-rows-spanned="1" table:style-name="ce23">
            <text:p>OUTRAS REMUNERAÇÕES TEMPORÁRIAS<text:span text:style-name="T3">2</text:span></text:p>
          </table:table-cell>
          <table:covered-table-cell table:number-columns-repeated="7"/>
          <table:table-cell office:value-type="string" table:number-columns-spanned="1" table:number-rows-spanned="2" table:style-name="ce23">
            <text:p>TOTAL PAGO<text:span text:style-name="T4">3</text:span></text:p>
          </table:table-cell>
          <table:table-cell table:number-columns-repeated="16363" table:style-name="ce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8">
            <text:p>AUXILIO ALIMENTACAO MEMBROS</text:p>
          </table:table-cell>
          <table:table-cell office:value-type="string" table:style-name="ce8">
            <text:p>AUXILIO ALIMENTACAO SERVIDORES</text:p>
          </table:table-cell>
          <table:table-cell office:value-type="string" table:style-name="ce8">
            <text:p>AUXILIO ALIMENTACAO RETROATIVO</text:p>
          </table:table-cell>
          <table:table-cell office:value-type="string" table:style-name="ce8">
            <text:p>AUXILIO SAUDE SERVIDORES</text:p>
          </table:table-cell>
          <table:table-cell office:value-type="string" table:style-name="ce8">
            <text:p>AUXILIO SAUDE PENSAO</text:p>
          </table:table-cell>
          <table:table-cell office:value-type="string" table:style-name="ce8">
            <text:p>AUXILIO SAUDE RETROATIVO SERVIDORES</text:p>
          </table:table-cell>
          <table:table-cell office:value-type="string" table:style-name="ce8">
            <text:p>AUXILIO SAUDE SERVIDORES APOSENTADOS</text:p>
          </table:table-cell>
          <table:table-cell office:value-type="string" table:style-name="ce8">
            <text:p>AUXILIO SAUDE</text:p>
          </table:table-cell>
          <table:table-cell office:value-type="string" table:style-name="ce8">
            <text:p>GRAT POR ACUMULACAO DE CARGOS E FUNCOES</text:p>
          </table:table-cell>
          <table:table-cell office:value-type="string" table:style-name="ce8">
            <text:p>DIF INCOR TRIBUTADA EXERCICIO ANTERIOR</text:p>
          </table:table-cell>
          <table:table-cell office:value-type="string" table:style-name="ce8">
            <text:p>CONT PREV ESTADUAL RETIDO A MAIOR</text:p>
          </table:table-cell>
          <table:table-cell office:value-type="string" table:style-name="ce8">
            <text:p>DIFERENCA POR SUBSTITUICAO</text:p>
          </table:table-cell>
          <table:table-cell office:value-type="string" table:style-name="ce8">
            <text:p>GRAT POR ACUM DE CARGOS/FUNCOES RETRO</text:p>
          </table:table-cell>
          <table:table-cell office:value-type="string" table:style-name="ce8">
            <text:p>ABONO DE PERMANENCIA RETROATIVO</text:p>
          </table:table-cell>
          <table:table-cell office:value-type="string" table:style-name="ce8">
            <text:p>PAE TRIBUTADO</text:p>
          </table:table-cell>
          <table:table-cell office:value-type="string" table:style-name="ce8">
            <text:p>CC PROPORCIONAL</text:p>
          </table:table-cell>
          <table:covered-table-cell/>
          <table:table-cell table:number-columns-repeated="16363" table:style-name="ce5"/>
        </table:table-row>
        <table:table-row table:style-name="ro5">
          <table:table-cell office:value-type="float" office:value="36461" table:style-name="ce2">
            <text:p>36461</text:p>
          </table:table-cell>
          <table:table-cell office:value-type="string" table:style-name="ce9">
            <text:p>ABELARDO TOWNES DE CASTRO JUNIOR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4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6:.T6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39372" table:style-name="ce2">
            <text:p>39372</text:p>
          </table:table-cell>
          <table:table-cell office:value-type="string" table:style-name="ce9">
            <text:p>ABRAAO ELIAS ABUGOCHE PAES LEME</text:p>
          </table:table-cell>
          <table:table-cell office:value-type="string" table:style-name="ce9">
            <text:p>CHEFE DE DEPARTAMENTO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7:.T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8521" table:style-name="ce2">
            <text:p>28521</text:p>
          </table:table-cell>
          <table:table-cell office:value-type="string" table:style-name="ce9">
            <text:p>ADAILDO SOARES MOR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8:.T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6131" table:style-name="ce2">
            <text:p>46131</text:p>
          </table:table-cell>
          <table:table-cell office:value-type="string" table:style-name="ce9">
            <text:p>ADAILTON JOSE SILVA DE MORAES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RTI COORD DE INFRAESTRUTURA E SEG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9:.T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011" table:style-name="ce2">
            <text:p>55011</text:p>
          </table:table-cell>
          <table:table-cell office:value-type="string" table:style-name="ce9">
            <text:p>ADAL DA SILVA MAIA JUNIOR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8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0:.T1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4901" table:style-name="ce2">
            <text:p>54901</text:p>
          </table:table-cell>
          <table:table-cell office:value-type="string" table:style-name="ce9">
            <text:p>ADALBERTO RODRIGUES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1:.T1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312" table:style-name="ce2">
            <text:p>50312</text:p>
          </table:table-cell>
          <table:table-cell office:value-type="string" table:style-name="ce9">
            <text:p>ADALCIANE CAMILO DANTAS DE ARAUJ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2:.T1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2121" table:style-name="ce2">
            <text:p>32121</text:p>
          </table:table-cell>
          <table:table-cell office:value-type="string" table:style-name="ce9">
            <text:p>ADELAIDE MARIA DE ARAUJO VIEIRA NASCIME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GJ SECRETARIA DOS ORGAOS COLEGI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3:.T1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8102" table:style-name="ce2">
            <text:p>38102</text:p>
          </table:table-cell>
          <table:table-cell office:value-type="string" table:style-name="ce9">
            <text:p>ADENILSON DE SOUZ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ESPEC DE COMBATE EVASAO FISCAL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14:.T14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40341" table:style-name="ce2">
            <text:p>40341</text:p>
          </table:table-cell>
          <table:table-cell office:value-type="string" table:style-name="ce9">
            <text:p>ADIR PEREIRA VASQUE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 ESP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5:.T1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7081" table:style-name="ce2">
            <text:p>17081</text:p>
          </table:table-cell>
          <table:table-cell office:value-type="string" table:style-name="ce9">
            <text:p>ADMILSON OLIVEIRA E SILV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INATIVOS MPAC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3368.91" table:formula="of:=SUM([.B16:.T16])" table:style-name="ce10">
            <text:p><text:s/>3.368,91<text:s/></text:p>
          </table:table-cell>
          <table:table-cell table:number-columns-repeated="16363"/>
        </table:table-row>
        <table:table-row table:style-name="ro5">
          <table:table-cell office:value-type="float" office:value="5830" table:style-name="ce2">
            <text:p>5830</text:p>
          </table:table-cell>
          <table:table-cell office:value-type="string" table:style-name="ce9">
            <text:p>AECIO LIMA DA COST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 JUST ESP DE DEFESA DO PATRIM PUBLIC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7:.T1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331" table:style-name="ce2">
            <text:p>55331</text:p>
          </table:table-cell>
          <table:table-cell office:value-type="string" table:style-name="ce9">
            <text:p>AGDA MENEZES CABRAL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DE JUSTICA CIVEL DE XAPURI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8:.T1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7841" table:style-name="ce2">
            <text:p>47841</text:p>
          </table:table-cell>
          <table:table-cell office:value-type="string" table:style-name="ce9">
            <text:p>AGENAIRA FRANCIELLY MARIANO S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AV CENTRO DE ATENDIMENTO A VITIMA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9:.T1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3121" table:style-name="ce2">
            <text:p>53121</text:p>
          </table:table-cell>
          <table:table-cell office:value-type="string" table:style-name="ce9">
            <text:p>AGENILDO DE MELO LIM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0:.T2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9251" table:style-name="ce2">
            <text:p>29251</text:p>
          </table:table-cell>
          <table:table-cell office:value-type="string" table:style-name="ce9">
            <text:p>AGILEUDO FERNANDES DA SILV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UNIDADE ADMINISTRATIVA DE SENA MADUREIR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1:.T2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4091" table:style-name="ce2">
            <text:p>34091</text:p>
          </table:table-cell>
          <table:table-cell office:value-type="string" table:style-name="ce9">
            <text:p>AGNES DE NAZARE DOS SANTOS BRASIL WESTER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4" table:style-name="ce6"/>
          <table:table-cell office:value-type="float" office:value="2500" table:style-name="ce6">
            <text:p>2500</text:p>
          </table:table-cell>
          <table:table-cell table:style-name="ce6"/>
          <table:table-cell office:value-type="float" office:value="2500" table:formula="of:=SUM([.B22:.T22])" table:style-name="ce10">
            <text:p><text:s/>2.500,00<text:s/></text:p>
          </table:table-cell>
          <table:table-cell table:number-columns-repeated="16363"/>
        </table:table-row>
        <table:table-row table:style-name="ro5">
          <table:table-cell office:value-type="float" office:value="50581" table:style-name="ce2">
            <text:p>50581</text:p>
          </table:table-cell>
          <table:table-cell office:value-type="string" table:style-name="ce9">
            <text:p>AGOSTINHO TROVAO DOS SANTO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3:.T2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62" table:style-name="ce2">
            <text:p>5862</text:p>
          </table:table-cell>
          <table:table-cell office:value-type="string" table:style-name="ce9">
            <text:p>ALADIO LUIZ JARDILINO DE SOUZ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4:.T2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5721" table:style-name="ce2">
            <text:p>45721</text:p>
          </table:table-cell>
          <table:table-cell office:value-type="string" table:style-name="ce9">
            <text:p>ALAINE COSTA LEMES SILVERI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 ESP DEF DA CRIANCA E ADOLESCENTE CR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5:.T2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591" table:style-name="ce2">
            <text:p>57591</text:p>
          </table:table-cell>
          <table:table-cell office:value-type="string" table:style-name="ce9">
            <text:p>ALAN DE OLIVEIRA DANTAS CRUZ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2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6:.T2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1111" table:style-name="ce2">
            <text:p>41111</text:p>
          </table:table-cell>
          <table:table-cell office:value-type="string" table:style-name="ce9">
            <text:p>ALBERTINA SOMBRA DA COSTA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4" table:style-name="ce6"/>
          <table:table-cell office:value-type="float" office:value="10000" table:style-name="ce6">
            <text:p>10000</text:p>
          </table:table-cell>
          <table:table-cell table:style-name="ce6"/>
          <table:table-cell office:value-type="float" office:value="10000" table:formula="of:=SUM([.B27:.T27])" table:style-name="ce10">
            <text:p><text:s/>10.000,00<text:s/></text:p>
          </table:table-cell>
          <table:table-cell table:number-columns-repeated="16363"/>
        </table:table-row>
        <table:table-row table:style-name="ro5">
          <table:table-cell office:value-type="float" office:value="56951" table:style-name="ce2">
            <text:p>56951</text:p>
          </table:table-cell>
          <table:table-cell office:value-type="string" table:style-name="ce9">
            <text:p>ALCIBETH PESSOA DE QUEIROZ MAI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PGJ SECRETARIA DOS ORGAOS COLEGI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8:.T2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4191" table:style-name="ce2">
            <text:p>54191</text:p>
          </table:table-cell>
          <table:table-cell office:value-type="string" table:style-name="ce9">
            <text:p>ALDEMIR PINHEIRO DOS SANTO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9:.T2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5772" table:style-name="ce2">
            <text:p>45772</text:p>
          </table:table-cell>
          <table:table-cell office:value-type="string" table:style-name="ce9">
            <text:p>ALDERLENE CASTRO DA SILV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DE JUSTICA CIVEL DE SENADOR GUIOMARD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0:.T3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4381" table:style-name="ce2">
            <text:p>54381</text:p>
          </table:table-cell>
          <table:table-cell office:value-type="string" table:style-name="ce9">
            <text:p>ALDO COLOMBO JUNIOR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1:.T3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16" table:style-name="ce2">
            <text:p>5916</text:p>
          </table:table-cell>
          <table:table-cell office:value-type="string" table:style-name="ce9">
            <text:p>ALDO SERGIO ALVES FILH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RIMINAL DE SENA MADUREIR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2:.T3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781" table:style-name="ce2">
            <text:p>43781</text:p>
          </table:table-cell>
          <table:table-cell office:value-type="string" table:style-name="ce9">
            <text:p>ALEKINE LOPES DOS SANTO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 ESP DE HABITACAO E URBANISMO<text:s/>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33:.T33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39201" table:style-name="ce2">
            <text:p>39201</text:p>
          </table:table-cell>
          <table:table-cell office:value-type="string" table:style-name="ce9">
            <text:p>ALESSANDRA ALMEIDA MEZERHANE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5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4:.T3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7101" table:style-name="ce2">
            <text:p>7101</text:p>
          </table:table-cell>
          <table:table-cell office:value-type="string" table:style-name="ce9">
            <text:p>ALESSANDRA GARCIA MARQUE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OTORIA ESP DE DEF DO CONSUMIDOR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35:.T35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46011" table:style-name="ce2">
            <text:p>46011</text:p>
          </table:table-cell>
          <table:table-cell office:value-type="string" table:style-name="ce9">
            <text:p>ALESSANDRA MEIRELES SILV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4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6:.T3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6391" table:style-name="ce2">
            <text:p>46391</text:p>
          </table:table-cell>
          <table:table-cell office:value-type="string" table:style-name="ce9">
            <text:p>ALESSANDRA ORTIZ D AVILA DA SILVA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4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7:.T3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192" table:style-name="ce2">
            <text:p>51192</text:p>
          </table:table-cell>
          <table:table-cell office:value-type="string" table:style-name="ce9">
            <text:p>ALESSANDRA PEREIRA DOS SANTOS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2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8:.T3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6902" table:style-name="ce2">
            <text:p>26902</text:p>
          </table:table-cell>
          <table:table-cell office:value-type="string" table:style-name="ce9">
            <text:p>ALESSANDRO LEITE FERREIR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9:.T3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13" table:style-name="ce2">
            <text:p>5913</text:p>
          </table:table-cell>
          <table:table-cell office:value-type="string" table:style-name="ce9">
            <text:p>ALEX DA SILV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0:.T4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3802" table:style-name="ce2">
            <text:p>53802</text:p>
          </table:table-cell>
          <table:table-cell office:value-type="string" table:style-name="ce9">
            <text:p>ALEXANDRE DE SOUZA FARIA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9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1:.T4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6831" table:style-name="ce2">
            <text:p>46831</text:p>
          </table:table-cell>
          <table:table-cell office:value-type="string" table:style-name="ce9">
            <text:p>ALINE DAYANE BRUNO DA SILV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2:.T4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99" table:style-name="ce2">
            <text:p>5799</text:p>
          </table:table-cell>
          <table:table-cell office:value-type="string" table:style-name="ce9">
            <text:p>ALINE RARIANE PARENTE DA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UMULATIVA DE EPITACIOLAND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3:.T4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8441" table:style-name="ce2">
            <text:p>28441</text:p>
          </table:table-cell>
          <table:table-cell office:value-type="string" table:style-name="ce9">
            <text:p>ALLEN SANTOS DE MESQUIT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4:.T4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6861" table:style-name="ce2">
            <text:p>16861</text:p>
          </table:table-cell>
          <table:table-cell office:value-type="string" table:style-name="ce9">
            <text:p>ALMIR FERNANDES BRANC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2 PROM ESP DE DEF CRIANCA E ADOLESCENTE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5" table:style-name="ce6"/>
          <table:table-cell office:value-type="float" office:value="7008.46" table:style-name="ce6">
            <text:p>7008,46</text:p>
          </table:table-cell>
          <table:table-cell table:number-columns-repeated="2" table:style-name="ce6"/>
          <table:table-cell office:value-type="float" office:value="12150.48" table:formula="of:=SUM([.B45:.T45])" table:style-name="ce10">
            <text:p><text:s/>12.150,48<text:s/></text:p>
          </table:table-cell>
          <table:table-cell table:number-columns-repeated="16363"/>
        </table:table-row>
        <table:table-row table:style-name="ro5">
          <table:table-cell office:value-type="float" office:value="41842" table:style-name="ce2">
            <text:p>41842</text:p>
          </table:table-cell>
          <table:table-cell office:value-type="string" table:style-name="ce9">
            <text:p>ALVARO LUCAS DO NASCIMENT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6:.T4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7281" table:style-name="ce2">
            <text:p>7281</text:p>
          </table:table-cell>
          <table:table-cell office:value-type="string" table:style-name="ce9">
            <text:p>ALVARO LUIZ ARAUJO PEREIR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8 PROCURAD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546.22" table:style-name="ce6">
            <text:p>3546,22</text:p>
          </table:table-cell>
          <table:table-cell office:value-type="float" office:value="5319.33" table:style-name="ce6">
            <text:p>5319,33</text:p>
          </table:table-cell>
          <table:table-cell table:number-columns-repeated="7" table:style-name="ce6"/>
          <table:table-cell office:value-type="float" office:value="10638.66" table:formula="of:=SUM([.B47:.T47])" table:style-name="ce10">
            <text:p><text:s/>10.638,66<text:s/></text:p>
          </table:table-cell>
          <table:table-cell table:number-columns-repeated="16363"/>
        </table:table-row>
        <table:table-row table:style-name="ro5">
          <table:table-cell office:value-type="float" office:value="56941" table:style-name="ce2">
            <text:p>56941</text:p>
          </table:table-cell>
          <table:table-cell office:value-type="string" table:style-name="ce9">
            <text:p>AMANDA SONAIRA SANTOS DA C A RODRIGUES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SECRETA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8:.T4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3991" table:style-name="ce2">
            <text:p>53991</text:p>
          </table:table-cell>
          <table:table-cell office:value-type="string" table:style-name="ce9">
            <text:p>AMIRALDO RIBEIRO JUST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9:.T4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471" table:style-name="ce2">
            <text:p>50471</text:p>
          </table:table-cell>
          <table:table-cell office:value-type="string" table:style-name="ce9">
            <text:p>ANA AMELIA CASTELO MACEDO DE BRIT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3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0:.T5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721" table:style-name="ce2">
            <text:p>57721</text:p>
          </table:table-cell>
          <table:table-cell office:value-type="string" table:style-name="ce9">
            <text:p>ANA CAROLINA XIMENES GUERRA LIM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 PROM ESP DE HABITACAO E URBANISM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1:.T5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161" table:style-name="ce2">
            <text:p>57161</text:p>
          </table:table-cell>
          <table:table-cell office:value-type="string" table:style-name="ce9">
            <text:p>ANA CAROLINE CARDOSO DE PAUL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2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2:.T5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751" table:style-name="ce2">
            <text:p>57751</text:p>
          </table:table-cell>
          <table:table-cell office:value-type="string" table:style-name="ce9">
            <text:p>ANA CAROLINE COSTA E SILV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3:.T5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31" table:style-name="ce2">
            <text:p>5931</text:p>
          </table:table-cell>
          <table:table-cell office:value-type="string" table:style-name="ce9">
            <text:p>ANA CAROLINE DE FREITAS ARAUJ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 ESP DEF DO MEIO AMBIENTE DO JURU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4:.T5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65" table:style-name="ce2">
            <text:p>5865</text:p>
          </table:table-cell>
          <table:table-cell office:value-type="string" table:style-name="ce9">
            <text:p>ANA CLARA CHAVES MARQUES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5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5:.T5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9692" table:style-name="ce2">
            <text:p>39692</text:p>
          </table:table-cell>
          <table:table-cell office:value-type="string" table:style-name="ce9">
            <text:p>ANA FABIOLA LIMA BESS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 ESP DE DEFESA DA PESSOA IDOS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6:.T5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021" table:style-name="ce2">
            <text:p>56021</text:p>
          </table:table-cell>
          <table:table-cell office:value-type="string" table:style-name="ce9">
            <text:p>ANA PAULA POJO FERREIR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7:.T5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681" table:style-name="ce2">
            <text:p>57681</text:p>
          </table:table-cell>
          <table:table-cell office:value-type="string" table:style-name="ce9">
            <text:p>ANADIO MOREIRA DO NASCIMENT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8:.T5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6111" table:style-name="ce2">
            <text:p>46111</text:p>
          </table:table-cell>
          <table:table-cell office:value-type="string" table:style-name="ce9">
            <text:p>ANALU FERNANDA GOLFET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7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9:.T5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36" table:style-name="ce2">
            <text:p>5836</text:p>
          </table:table-cell>
          <table:table-cell office:value-type="string" table:style-name="ce9">
            <text:p>ANANDA KATRINE SILVA DE SOUZ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UCLEO PERM DE INCENTIVO A AUTOCOMPOSICAO NAPA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0:.T6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1582" table:style-name="ce2">
            <text:p>31582</text:p>
          </table:table-cell>
          <table:table-cell office:value-type="string" table:style-name="ce9">
            <text:p>ANGELA MARIA FERNANDES FONTES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1:.T6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2171" table:style-name="ce2">
            <text:p>52171</text:p>
          </table:table-cell>
          <table:table-cell office:value-type="string" table:style-name="ce9">
            <text:p>ANGELO VICTORIO GARDENAL CABRERA CAMOLEZ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OUVIDO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2:.T6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032" table:style-name="ce2">
            <text:p>51032</text:p>
          </table:table-cell>
          <table:table-cell office:value-type="string" table:style-name="ce9">
            <text:p>ANNE POLLYANNE ALMADA XAVIER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CRIMINAL DE SENADOR GUIOMARD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3:.T6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291" table:style-name="ce2">
            <text:p>3291</text:p>
          </table:table-cell>
          <table:table-cell office:value-type="string" table:style-name="ce9">
            <text:p>ANTONIA ALENCAR DE ALBUQUERQUE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1500" table:style-name="ce6">
            <text:p>1500</text:p>
          </table:table-cell>
          <table:table-cell table:number-columns-repeated="2" table:style-name="ce6"/>
          <table:table-cell office:value-type="float" office:value="2300" table:formula="of:=SUM([.B64:.T64])" table:style-name="ce10">
            <text:p><text:s/>2.300,00<text:s/></text:p>
          </table:table-cell>
          <table:table-cell table:number-columns-repeated="16363"/>
        </table:table-row>
        <table:table-row table:style-name="ro5">
          <table:table-cell office:value-type="float" office:value="3611" table:style-name="ce2">
            <text:p>3611</text:p>
          </table:table-cell>
          <table:table-cell office:value-type="string" table:style-name="ce9">
            <text:p>ANTONIA DA COSTA PEREIR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INATIVOS MPAC</text:p>
          </table:table-cell>
          <table:table-cell table:number-columns-repeated="6" table:style-name="ce6"/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200" table:formula="of:=SUM([.B65:.T65])" table:style-name="ce10">
            <text:p><text:s/>200,00<text:s/></text:p>
          </table:table-cell>
          <table:table-cell table:number-columns-repeated="16363"/>
        </table:table-row>
        <table:table-row table:style-name="ro5">
          <table:table-cell office:value-type="float" office:value="55701" table:style-name="ce2">
            <text:p>55701</text:p>
          </table:table-cell>
          <table:table-cell office:value-type="string" table:style-name="ce9">
            <text:p>ANTONIA GLEICIANE BEZERRA MACIAN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DE JUSTICA CUMULATIVA DE MANOEL URBAN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6:.T6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6041" table:style-name="ce2">
            <text:p>46041</text:p>
          </table:table-cell>
          <table:table-cell office:value-type="string" table:style-name="ce9">
            <text:p>ANTONIA JANAINA SILVA PACHEC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7:.T6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3151" table:style-name="ce2">
            <text:p>53151</text:p>
          </table:table-cell>
          <table:table-cell office:value-type="string" table:style-name="ce9">
            <text:p>ANTONIO ACOSTA DIA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8:.T6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921" table:style-name="ce2">
            <text:p>55921</text:p>
          </table:table-cell>
          <table:table-cell office:value-type="string" table:style-name="ce9">
            <text:p>ANTONIO ALCESTE CALLIL DE CASTRO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UNIDADE ADMINISTRATIVA DE BUJARI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040.44" table:style-name="ce6">
            <text:p>3040,44</text:p>
          </table:table-cell>
          <table:table-cell table:number-columns-repeated="8" table:style-name="ce6"/>
          <table:table-cell office:value-type="float" office:value="4813.55" table:formula="of:=SUM([.B69:.T69])" table:style-name="ce10">
            <text:p><text:s/>4.813,55<text:s/></text:p>
          </table:table-cell>
          <table:table-cell table:number-columns-repeated="16363"/>
        </table:table-row>
        <table:table-row table:style-name="ro5">
          <table:table-cell office:value-type="float" office:value="57371" table:style-name="ce2">
            <text:p>57371</text:p>
          </table:table-cell>
          <table:table-cell office:value-type="string" table:style-name="ce9">
            <text:p>ANTONIO AMAURI ANERAO JUNIOR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70:.T7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421" table:style-name="ce2">
            <text:p>56421</text:p>
          </table:table-cell>
          <table:table-cell office:value-type="string" table:style-name="ce9">
            <text:p>ANTONIO CARLOS DE SOUZA MELO DA COST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71:.T7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281" table:style-name="ce2">
            <text:p>56281</text:p>
          </table:table-cell>
          <table:table-cell office:value-type="string" table:style-name="ce9">
            <text:p>ANTONIO DANTAS DA COST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72:.T7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471" table:style-name="ce2">
            <text:p>51471</text:p>
          </table:table-cell>
          <table:table-cell office:value-type="string" table:style-name="ce9">
            <text:p>ANTONIO FRANCINEY DE ALMEIDA ROCH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73:.T7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4661" table:style-name="ce2">
            <text:p>54661</text:p>
          </table:table-cell>
          <table:table-cell office:value-type="string" table:style-name="ce9">
            <text:p>ANTONIO GABRIEL ALMEIDA DE SOUZ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RTI COORD DE SISTEMAS DE BANCO DE D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74:.T7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7791" table:style-name="ce2">
            <text:p>7791</text:p>
          </table:table-cell>
          <table:table-cell office:value-type="string" table:style-name="ce9">
            <text:p>ANTONIO GUEDES DANTAS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7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10000" table:style-name="ce6">
            <text:p>10000</text:p>
          </table:table-cell>
          <table:table-cell table:style-name="ce6"/>
          <table:table-cell office:value-type="float" office:value="13546.22" table:formula="of:=SUM([.B75:.T75])" table:style-name="ce10">
            <text:p><text:s/>13.546,22<text:s/></text:p>
          </table:table-cell>
          <table:table-cell table:number-columns-repeated="16363"/>
        </table:table-row>
        <table:table-row table:style-name="ro5">
          <table:table-cell office:value-type="float" office:value="53071" table:style-name="ce2">
            <text:p>53071</text:p>
          </table:table-cell>
          <table:table-cell office:value-type="string" table:style-name="ce9">
            <text:p>ANTONIO JOSE MACEDO CASTEL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76:.T7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791" table:style-name="ce2">
            <text:p>55791</text:p>
          </table:table-cell>
          <table:table-cell office:value-type="string" table:style-name="ce9">
            <text:p>ANTONIO JOSE MARQUES GADELH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UNIDADE ADMINISTRATIVA DE BRASILE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77:.T7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551" table:style-name="ce2">
            <text:p>55551</text:p>
          </table:table-cell>
          <table:table-cell office:value-type="string" table:style-name="ce9">
            <text:p>ANTONIO JOSE PEREIRA DO NASCIMENT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78:.T7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0931" table:style-name="ce2">
            <text:p>30931</text:p>
          </table:table-cell>
          <table:table-cell office:value-type="string" table:style-name="ce9">
            <text:p>ANTONIO MARTINS MAIA PORT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DEPARTAMENTO DE LICITACOE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79:.T7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51" table:style-name="ce2">
            <text:p>5851</text:p>
          </table:table-cell>
          <table:table-cell office:value-type="string" table:style-name="ce9">
            <text:p>ANTONIO NASCIMENTO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80:.T8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0421" table:style-name="ce2">
            <text:p>30421</text:p>
          </table:table-cell>
          <table:table-cell office:value-type="string" table:style-name="ce9">
            <text:p>ANTONIO NEURIBERGUE DO REGO COST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NAT DILIGENC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81:.T8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3101" table:style-name="ce2">
            <text:p>33101</text:p>
          </table:table-cell>
          <table:table-cell office:value-type="string" table:style-name="ce9">
            <text:p>ANTONIO TADEU RODRIGU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TRIBUNAL REGIONAL ELEITORAL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82:.T8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551" table:style-name="ce2">
            <text:p>56551</text:p>
          </table:table-cell>
          <table:table-cell office:value-type="string" table:style-name="ce9">
            <text:p>ANTONIO TIMMERMAM DE PAIVA JUNIOR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83:.T8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3041" table:style-name="ce2">
            <text:p>53041</text:p>
          </table:table-cell>
          <table:table-cell office:value-type="string" table:style-name="ce9">
            <text:p>ANTONIO VAZ MAGALHAE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84:.T8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993" table:style-name="ce2">
            <text:p>51993</text:p>
          </table:table-cell>
          <table:table-cell office:value-type="string" table:style-name="ce9">
            <text:p>ANY EVELYN DA SILVA MOREIR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85:.T8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7782" table:style-name="ce2">
            <text:p>37782</text:p>
          </table:table-cell>
          <table:table-cell office:value-type="string" table:style-name="ce9">
            <text:p>ARETUZA DE ALMEIDA CRUZ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8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86:.T86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57081" table:style-name="ce2">
            <text:p>57081</text:p>
          </table:table-cell>
          <table:table-cell office:value-type="string" table:style-name="ce9">
            <text:p>ARIANA NICOLE VASCONCELOS CARVALH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2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87:.T8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76" table:style-name="ce2">
            <text:p>5976</text:p>
          </table:table-cell>
          <table:table-cell office:value-type="string" table:style-name="ce9">
            <text:p>ARLINDO ALMEIDA DE LIM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88:.T8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61" table:style-name="ce2">
            <text:p>5861</text:p>
          </table:table-cell>
          <table:table-cell office:value-type="string" table:style-name="ce9">
            <text:p>ARLINDO VICTOR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89:.T8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071" table:style-name="ce2">
            <text:p>51071</text:p>
          </table:table-cell>
          <table:table-cell office:value-type="string" table:style-name="ce9">
            <text:p>ARTHUR BRAGA DE SOUZ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1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90:.T9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2211" table:style-name="ce2">
            <text:p>42211</text:p>
          </table:table-cell>
          <table:table-cell office:value-type="string" table:style-name="ce9">
            <text:p>ARTHUR CESAR BRUNO DA SILVA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5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91:.T9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7111" table:style-name="ce2">
            <text:p>47111</text:p>
          </table:table-cell>
          <table:table-cell office:value-type="string" table:style-name="ce9">
            <text:p>ARTHUR CEZAR PINHEIRO LEITE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92:.T9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63" table:style-name="ce2">
            <text:p>5863</text:p>
          </table:table-cell>
          <table:table-cell office:value-type="string" table:style-name="ce9">
            <text:p>ARYANE DA SILVA PAZ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12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93:.T9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67" table:style-name="ce2">
            <text:p>5967</text:p>
          </table:table-cell>
          <table:table-cell office:value-type="string" table:style-name="ce9">
            <text:p>ARYANE MAIA DOMINGOS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8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94:.T9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8331" table:style-name="ce2">
            <text:p>38331</text:p>
          </table:table-cell>
          <table:table-cell office:value-type="string" table:style-name="ce9">
            <text:p>ASSIS RODRIGUES DA SILV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95:.T9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751" table:style-name="ce2">
            <text:p>55751</text:p>
          </table:table-cell>
          <table:table-cell office:value-type="string" table:style-name="ce9">
            <text:p>AUDENYR AROSTILDE BELMINO</text:p>
          </table:table-cell>
          <table:table-cell office:value-type="string" table:style-name="ce9">
            <text:p>CHEFE DE DEPARTAMENTO</text:p>
          </table:table-cell>
          <table:table-cell office:value-type="string" table:style-name="ce9">
            <text:p>DIFIN DEPARTAMENTO DE CONTROLE E CUST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96:.T9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961" table:style-name="ce2">
            <text:p>55961</text:p>
          </table:table-cell>
          <table:table-cell office:value-type="string" table:style-name="ce9">
            <text:p>AURE RIBEIRO NETO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PROMOTORIA DE JUSTICA CUMULATIVA DE MANOEL URBANO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040.44" table:style-name="ce6">
            <text:p>3040,44</text:p>
          </table:table-cell>
          <table:table-cell table:number-columns-repeated="8" table:style-name="ce6"/>
          <table:table-cell office:value-type="float" office:value="4813.55" table:formula="of:=SUM([.B97:.T97])" table:style-name="ce10">
            <text:p><text:s/>4.813,55<text:s/></text:p>
          </table:table-cell>
          <table:table-cell table:number-columns-repeated="16363"/>
        </table:table-row>
        <table:table-row table:style-name="ro5">
          <table:table-cell office:value-type="float" office:value="5052" table:style-name="ce2">
            <text:p>5052</text:p>
          </table:table-cell>
          <table:table-cell office:value-type="string" table:style-name="ce9">
            <text:p>AURELIO SOUZA DA SILVA JUNIOR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3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98:.T9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4011" table:style-name="ce2">
            <text:p>54011</text:p>
          </table:table-cell>
          <table:table-cell office:value-type="string" table:style-name="ce9">
            <text:p>AURIMAR MELO DA TRINDADE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UNIDADE ADM DE PLACIDO DE CASTR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99:.T9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9082" table:style-name="ce2">
            <text:p>39082</text:p>
          </table:table-cell>
          <table:table-cell office:value-type="string" table:style-name="ce9">
            <text:p>BARTIRA RAIMUNDA COSTA FERNANDE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00:.T10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881" table:style-name="ce2">
            <text:p>43881</text:p>
          </table:table-cell>
          <table:table-cell office:value-type="string" table:style-name="ce9">
            <text:p>BERNARDO FITERMAN ALBAN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DE JUSTICA CIVEL DE BRASILEIA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101:.T101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56331" table:style-name="ce2">
            <text:p>56331</text:p>
          </table:table-cell>
          <table:table-cell office:value-type="string" table:style-name="ce9">
            <text:p>BIANCA BERNARDES DE MORAES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UNIDADE ADMINISTRATIVA DE ACRELANDIA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040.44" table:style-name="ce6">
            <text:p>3040,44</text:p>
          </table:table-cell>
          <table:table-cell table:number-columns-repeated="8" table:style-name="ce6"/>
          <table:table-cell office:value-type="float" office:value="4813.55" table:formula="of:=SUM([.B102:.T102])" table:style-name="ce10">
            <text:p><text:s/>4.813,55<text:s/></text:p>
          </table:table-cell>
          <table:table-cell table:number-columns-repeated="16363"/>
        </table:table-row>
        <table:table-row table:style-name="ro5">
          <table:table-cell office:value-type="float" office:value="51651" table:style-name="ce2">
            <text:p>51651</text:p>
          </table:table-cell>
          <table:table-cell office:value-type="string" table:style-name="ce9">
            <text:p>BLANCA NUNES FARHAT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03:.T10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4991" table:style-name="ce2">
            <text:p>54991</text:p>
          </table:table-cell>
          <table:table-cell office:value-type="string" table:style-name="ce9">
            <text:p>BRENDA DE SOUZA ARAUJO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CAOP DE DEF DO MEIO AMBIENT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04:.T10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401" table:style-name="ce2">
            <text:p>51401</text:p>
          </table:table-cell>
          <table:table-cell office:value-type="string" table:style-name="ce9">
            <text:p>BRENO COSTA CAMPELO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05:.T10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771" table:style-name="ce2">
            <text:p>50771</text:p>
          </table:table-cell>
          <table:table-cell office:value-type="string" table:style-name="ce9">
            <text:p>BRUNA BORGES COSTA E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 PROMOTORIA ESP DE DEF DO CONSUMIDOR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06:.T10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4892" table:style-name="ce2">
            <text:p>44892</text:p>
          </table:table-cell>
          <table:table-cell office:value-type="string" table:style-name="ce9">
            <text:p>BRUNA DE ABREU ARMANI CARDOSO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1 PROMOTORIA ESP DE DEF DO CONSUMIDOR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07:.T10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082" table:style-name="ce2">
            <text:p>51082</text:p>
          </table:table-cell>
          <table:table-cell office:value-type="string" table:style-name="ce9">
            <text:p>BRUNA OLIVEIRA DA SILV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ERA NUCLEO APOIO E ATEND PSICOSSO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08:.T10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842" table:style-name="ce2">
            <text:p>51842</text:p>
          </table:table-cell>
          <table:table-cell office:value-type="string" table:style-name="ce9">
            <text:p>BRUNA PAULA ARAUJO DE SOUZ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09:.T10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85" table:style-name="ce2">
            <text:p>5085</text:p>
          </table:table-cell>
          <table:table-cell office:value-type="string" table:style-name="ce9">
            <text:p>BRUNNA CRISTINA BARBOSA CHAAR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10:.T11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5851" table:style-name="ce2">
            <text:p>45851</text:p>
          </table:table-cell>
          <table:table-cell office:value-type="string" table:style-name="ce9">
            <text:p>BRUNNA DE MENDONCA CUNH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11:.T11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88" table:style-name="ce2">
            <text:p>5788</text:p>
          </table:table-cell>
          <table:table-cell office:value-type="string" table:style-name="ce9">
            <text:p>BRUNO DA SILVA NOGUEIRA</text:p>
          </table:table-cell>
          <table:table-cell office:value-type="string" table:style-name="ce9">
            <text:p>CHEFE DE COORDENADORIA</text:p>
          </table:table-cell>
          <table:table-cell office:value-type="string" table:style-name="ce9">
            <text:p>COORDENADORIA DE RECURS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12:.T11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2043" table:style-name="ce2">
            <text:p>42043</text:p>
          </table:table-cell>
          <table:table-cell office:value-type="string" table:style-name="ce9">
            <text:p>BRUNO ROBERTO CAVALCANTE VAZ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PROMOTORIA DE JUSTICA CUMULATIVA DE PORTO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13:.T11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44" table:style-name="ce2">
            <text:p>5944</text:p>
          </table:table-cell>
          <table:table-cell office:value-type="string" table:style-name="ce9">
            <text:p>CAIO BRUNO DE SOUSA BARROS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RIMINAL DE BRASILE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14:.T11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891" table:style-name="ce2">
            <text:p>49891</text:p>
          </table:table-cell>
          <table:table-cell office:value-type="string" table:style-name="ce9">
            <text:p>CAMILA GOMES PIRE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15:.T11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1651" table:style-name="ce2">
            <text:p>41651</text:p>
          </table:table-cell>
          <table:table-cell office:value-type="string" table:style-name="ce9">
            <text:p>CAMILA MATTOS DE PINH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4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16:.T11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911" table:style-name="ce2">
            <text:p>55911</text:p>
          </table:table-cell>
          <table:table-cell office:value-type="string" table:style-name="ce9">
            <text:p>CARLA SINARA DE OLIVEIRA SANTAN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17:.T11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4761" table:style-name="ce2">
            <text:p>54761</text:p>
          </table:table-cell>
          <table:table-cell office:value-type="string" table:style-name="ce9">
            <text:p>CARLOS AUGUSTO DA COSTA PESCADOR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OTORIA CRIMINAL DE CRUZEIRO DO SUL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office:value-type="float" office:value="1920.27" table:style-name="ce6">
            <text:p>1920,27</text:p>
          </table:table-cell>
          <table:table-cell table:number-columns-repeated="7" table:style-name="ce6"/>
          <table:table-cell office:value-type="float" office:value="7062.2899999999991" table:formula="of:=SUM([.B118:.T118])" table:style-name="ce10">
            <text:p><text:s/>7.062,29<text:s/></text:p>
          </table:table-cell>
          <table:table-cell table:number-columns-repeated="16363"/>
        </table:table-row>
        <table:table-row table:style-name="ro5">
          <table:table-cell office:value-type="float" office:value="5815" table:style-name="ce2">
            <text:p>5815</text:p>
          </table:table-cell>
          <table:table-cell office:value-type="string" table:style-name="ce9">
            <text:p>CARLOS AUGUSTO DE ARAUJO JUNIOR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19:.T11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1201" table:style-name="ce2">
            <text:p>11201</text:p>
          </table:table-cell>
          <table:table-cell office:value-type="string" table:style-name="ce9">
            <text:p>CARLOS ROBERTO DA SILVA MAI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3 PROCURAD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546.22" table:style-name="ce6">
            <text:p>3546,22</text:p>
          </table:table-cell>
          <table:table-cell table:number-columns-repeated="8" table:style-name="ce6"/>
          <table:table-cell office:value-type="float" office:value="5319.33" table:formula="of:=SUM([.B120:.T120])" table:style-name="ce10">
            <text:p><text:s/>5.319,33<text:s/></text:p>
          </table:table-cell>
          <table:table-cell table:number-columns-repeated="16363"/>
        </table:table-row>
        <table:table-row table:style-name="ro5">
          <table:table-cell office:value-type="float" office:value="51101" table:style-name="ce2">
            <text:p>51101</text:p>
          </table:table-cell>
          <table:table-cell office:value-type="string" table:style-name="ce9">
            <text:p>CAROLINA FERR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1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21:.T12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593" table:style-name="ce2">
            <text:p>51593</text:p>
          </table:table-cell>
          <table:table-cell office:value-type="string" table:style-name="ce9">
            <text:p>CAROLINNE BEIRUTH VIAN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UMULATIVA DE BUJARI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22:.T12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831" table:style-name="ce2">
            <text:p>1831</text:p>
          </table:table-cell>
          <table:table-cell office:value-type="string" table:style-name="ce9">
            <text:p>CASSIA MARIA PEREIRA DE SOUZ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6" table:style-name="ce6"/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200" table:formula="of:=SUM([.B123:.T123])" table:style-name="ce10">
            <text:p><text:s/>200,00<text:s/></text:p>
          </table:table-cell>
          <table:table-cell table:number-columns-repeated="16363"/>
        </table:table-row>
        <table:table-row table:style-name="ro5">
          <table:table-cell office:value-type="float" office:value="57621" table:style-name="ce2">
            <text:p>57621</text:p>
          </table:table-cell>
          <table:table-cell office:value-type="string" table:style-name="ce9">
            <text:p>CASSIA ORLANDA DE SOUZA DIAS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9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24:.T12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7571" table:style-name="ce2">
            <text:p>47571</text:p>
          </table:table-cell>
          <table:table-cell office:value-type="string" table:style-name="ce9">
            <text:p>CATHERINE LAMAR DE AZEVED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25:.T12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2741" table:style-name="ce2">
            <text:p>52741</text:p>
          </table:table-cell>
          <table:table-cell office:value-type="string" table:style-name="ce9">
            <text:p>CATIANA PEREIRA MARCAL DE CARVALH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26:.T12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4081" table:style-name="ce2">
            <text:p>44081</text:p>
          </table:table-cell>
          <table:table-cell office:value-type="string" table:style-name="ce9">
            <text:p>CELINA MARIA NASCIMENTO ARARIPE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4" table:style-name="ce6"/>
          <table:table-cell office:value-type="float" office:value="10000" table:style-name="ce6">
            <text:p>10000</text:p>
          </table:table-cell>
          <table:table-cell table:style-name="ce6"/>
          <table:table-cell office:value-type="float" office:value="10000" table:formula="of:=SUM([.B127:.T127])" table:style-name="ce10">
            <text:p><text:s/>10.000,00<text:s/></text:p>
          </table:table-cell>
          <table:table-cell table:number-columns-repeated="16363"/>
        </table:table-row>
        <table:table-row table:style-name="ro5">
          <table:table-cell office:value-type="float" office:value="6981" table:style-name="ce2">
            <text:p>6981</text:p>
          </table:table-cell>
          <table:table-cell office:value-type="string" table:style-name="ce9">
            <text:p>CELSO JERONIMO DE SOUZ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CORREGEDORIA GERAL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546.22" table:style-name="ce6">
            <text:p>3546,22</text:p>
          </table:table-cell>
          <table:table-cell table:number-columns-repeated="8" table:style-name="ce6"/>
          <table:table-cell office:value-type="float" office:value="5319.33" table:formula="of:=SUM([.B128:.T128])" table:style-name="ce10">
            <text:p><text:s/>5.319,33<text:s/></text:p>
          </table:table-cell>
          <table:table-cell table:number-columns-repeated="16363"/>
        </table:table-row>
        <table:table-row table:style-name="ro5">
          <table:table-cell office:value-type="float" office:value="45572" table:style-name="ce2">
            <text:p>45572</text:p>
          </table:table-cell>
          <table:table-cell office:value-type="string" table:style-name="ce9">
            <text:p>CICERO PEREIRA BENICIO JUNIOR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AOP DE DEFESA DA SAUDE E PESSOA IDOS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29:.T12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32" table:style-name="ce2">
            <text:p>5832</text:p>
          </table:table-cell>
          <table:table-cell office:value-type="string" table:style-name="ce9">
            <text:p>CILEUDO JOSE FERREIRA CHAVE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30:.T13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90" table:style-name="ce2">
            <text:p>5790</text:p>
          </table:table-cell>
          <table:table-cell office:value-type="string" table:style-name="ce9">
            <text:p>CLARA MENDES GOME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IVEL DE SENA MADUREIR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31:.T13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401" table:style-name="ce2">
            <text:p>5401</text:p>
          </table:table-cell>
          <table:table-cell office:value-type="string" table:style-name="ce9">
            <text:p>CLAUDIA MARIA DE PADUA SILV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32:.T13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9611" table:style-name="ce2">
            <text:p>19611</text:p>
          </table:table-cell>
          <table:table-cell office:value-type="string" table:style-name="ce9">
            <text:p>CLAUDIO ROBERTO RIBEIRO DE LIM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GESTAO COM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33:.T13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981" table:style-name="ce2">
            <text:p>56981</text:p>
          </table:table-cell>
          <table:table-cell office:value-type="string" table:style-name="ce9">
            <text:p>CLEONILSON FREITAS DO VALE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34:.T13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261" table:style-name="ce2">
            <text:p>49261</text:p>
          </table:table-cell>
          <table:table-cell office:value-type="string" table:style-name="ce9">
            <text:p>CLEYCIANE SILVA FERREIRA</text:p>
          </table:table-cell>
          <table:table-cell office:value-type="string" table:style-name="ce9">
            <text:p>ASSESSOR ESPECIAL</text:p>
          </table:table-cell>
          <table:table-cell office:value-type="string" table:style-name="ce9">
            <text:p>SECRETA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35:.T13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2771" table:style-name="ce2">
            <text:p>52771</text:p>
          </table:table-cell>
          <table:table-cell office:value-type="string" table:style-name="ce9">
            <text:p>CLEYSON RICCELY AMORIM DE CASTRO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36:.T13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761" table:style-name="ce2">
            <text:p>51761</text:p>
          </table:table-cell>
          <table:table-cell office:value-type="string" table:style-name="ce9">
            <text:p>COSME ALVES SERR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37:.T13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1121" table:style-name="ce2">
            <text:p>11121</text:p>
          </table:table-cell>
          <table:table-cell office:value-type="string" table:style-name="ce9">
            <text:p>COSMO LIMA DE SOUZ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2 PROCURAD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546.22" table:style-name="ce6">
            <text:p>3546,22</text:p>
          </table:table-cell>
          <table:table-cell table:number-columns-repeated="8" table:style-name="ce6"/>
          <table:table-cell office:value-type="float" office:value="5319.33" table:formula="of:=SUM([.B138:.T138])" table:style-name="ce10">
            <text:p><text:s/>5.319,33<text:s/></text:p>
          </table:table-cell>
          <table:table-cell table:number-columns-repeated="16363"/>
        </table:table-row>
        <table:table-row table:style-name="ro5">
          <table:table-cell office:value-type="float" office:value="46292" table:style-name="ce2">
            <text:p>46292</text:p>
          </table:table-cell>
          <table:table-cell office:value-type="string" table:style-name="ce9">
            <text:p>CRISTIANE DO NASCIMENTO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ESP DO CONTROLE EXTERN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39:.T13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8751" table:style-name="ce2">
            <text:p>38751</text:p>
          </table:table-cell>
          <table:table-cell office:value-type="string" table:style-name="ce9">
            <text:p>CRISTIANE GOMES VIEIRA</text:p>
          </table:table-cell>
          <table:table-cell office:value-type="string" table:style-name="ce9">
            <text:p>GESTOR ADMINISTRATIVO</text:p>
          </table:table-cell>
          <table:table-cell office:value-type="string" table:style-name="ce9">
            <text:p>PGJ SECRETARIA DOS ORGAOS COLEGI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40:.T14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501" table:style-name="ce2">
            <text:p>55501</text:p>
          </table:table-cell>
          <table:table-cell office:value-type="string" table:style-name="ce9">
            <text:p>CRISTINA CARDOSO VILAUBA NOLET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41:.T14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82" table:style-name="ce2">
            <text:p>5982</text:p>
          </table:table-cell>
          <table:table-cell office:value-type="string" table:style-name="ce9">
            <text:p>DAIANA DE ARAUJO PERE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RIMINAL DE TARAUA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42:.T14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30" table:style-name="ce2">
            <text:p>5930</text:p>
          </table:table-cell>
          <table:table-cell office:value-type="string" table:style-name="ce9">
            <text:p>DAIANA MEDINA ASSAD AIRES FERNANDES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43:.T14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84" table:style-name="ce2">
            <text:p>5784</text:p>
          </table:table-cell>
          <table:table-cell office:value-type="string" table:style-name="ce9">
            <text:p>DAISSON GOMES TELES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UNIDADE ADMINISTRATIVA SENADOR GUIOMARD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040.44" table:style-name="ce6">
            <text:p>3040,44</text:p>
          </table:table-cell>
          <table:table-cell table:number-columns-repeated="8" table:style-name="ce6"/>
          <table:table-cell office:value-type="float" office:value="4813.55" table:formula="of:=SUM([.B144:.T144])" table:style-name="ce10">
            <text:p><text:s/>4.813,55<text:s/></text:p>
          </table:table-cell>
          <table:table-cell table:number-columns-repeated="16363"/>
        </table:table-row>
        <table:table-row table:style-name="ro5">
          <table:table-cell office:value-type="float" office:value="20381" table:style-name="ce2">
            <text:p>20381</text:p>
          </table:table-cell>
          <table:table-cell office:value-type="string" table:style-name="ce9">
            <text:p>DANIEL ALVES LOPES PESSO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11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45:.T14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391" table:style-name="ce2">
            <text:p>57391</text:p>
          </table:table-cell>
          <table:table-cell office:value-type="string" table:style-name="ce9">
            <text:p>DANIELA MARIA BARROS COST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8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46:.T14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6801" table:style-name="ce2">
            <text:p>46801</text:p>
          </table:table-cell>
          <table:table-cell office:value-type="string" table:style-name="ce9">
            <text:p>DANIELA SINHAZIQUE ARAUJO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11" table:style-name="ce6"/>
          <table:table-cell office:value-type="float" office:value="200" table:formula="of:=SUM([.B147:.T147])" table:style-name="ce10">
            <text:p><text:s/>200,00<text:s/></text:p>
          </table:table-cell>
          <table:table-cell table:number-columns-repeated="16363"/>
        </table:table-row>
        <table:table-row table:style-name="ro5">
          <table:table-cell office:value-type="float" office:value="57221" table:style-name="ce2">
            <text:p>57221</text:p>
          </table:table-cell>
          <table:table-cell office:value-type="string" table:style-name="ce9">
            <text:p>DANIELE HEIDERICH SANTIAG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 ESP DE DEFESA DA PESSOA IDOS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48:.T14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3501" table:style-name="ce2">
            <text:p>13501</text:p>
          </table:table-cell>
          <table:table-cell office:value-type="string" table:style-name="ce9">
            <text:p>DANILO LOVISARO DO NASCIMENTO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4 PROCURADORIA DE JUSTICA ESPECIALIZADA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14800" table:style-name="ce6">
            <text:p>14800</text:p>
          </table:table-cell>
          <table:table-cell table:style-name="ce6"/>
          <table:table-cell office:value-type="float" office:value="20119.330000000002" table:formula="of:=SUM([.B149:.T149])" table:style-name="ce10">
            <text:p><text:s/>20.119,33<text:s/></text:p>
          </table:table-cell>
          <table:table-cell table:number-columns-repeated="16363"/>
        </table:table-row>
        <table:table-row table:style-name="ro5">
          <table:table-cell office:value-type="float" office:value="5065" table:style-name="ce2">
            <text:p>5065</text:p>
          </table:table-cell>
          <table:table-cell office:value-type="string" table:style-name="ce9">
            <text:p>DANILO SCRAMIN ALVE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CEAF CENTRO DE EST APERF FUN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50:.T15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661" table:style-name="ce2">
            <text:p>49661</text:p>
          </table:table-cell>
          <table:table-cell office:value-type="string" table:style-name="ce9">
            <text:p>DANNA SOUSA DE FRANC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2 PROM ESP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51:.T15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4561" table:style-name="ce2">
            <text:p>54561</text:p>
          </table:table-cell>
          <table:table-cell office:value-type="string" table:style-name="ce9">
            <text:p>DARLING LOPES VASQUE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 ESP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52:.T15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2221" table:style-name="ce2">
            <text:p>52221</text:p>
          </table:table-cell>
          <table:table-cell office:value-type="string" table:style-name="ce9">
            <text:p>DAVID GOMES FARI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53:.T15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7271" table:style-name="ce2">
            <text:p>37271</text:p>
          </table:table-cell>
          <table:table-cell office:value-type="string" table:style-name="ce9">
            <text:p>DAYAN MOREIRA ALBUQUERQUE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3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154:.T154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49781" table:style-name="ce2">
            <text:p>49781</text:p>
          </table:table-cell>
          <table:table-cell office:value-type="string" table:style-name="ce9">
            <text:p>DEBORA BIASOLI MARQUE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55:.T15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871" table:style-name="ce2">
            <text:p>56871</text:p>
          </table:table-cell>
          <table:table-cell office:value-type="string" table:style-name="ce9">
            <text:p>DEBORA MARIA LOPES DA SILVA OLIVEIR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56:.T15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6301" table:style-name="ce2">
            <text:p>46301</text:p>
          </table:table-cell>
          <table:table-cell office:value-type="string" table:style-name="ce9">
            <text:p>DEISE NINA DUTRA DA SILV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ROM ESP DE EXEC MEDIDAS SOCIOEDUCATIV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57:.T15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89" table:style-name="ce2">
            <text:p>5789</text:p>
          </table:table-cell>
          <table:table-cell office:value-type="string" table:style-name="ce9">
            <text:p>DENER AUGUSTO BARBOSA DOS SANTO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UMULATIVA DE ACRELAND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58:.T15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561" table:style-name="ce2">
            <text:p>56561</text:p>
          </table:table-cell>
          <table:table-cell office:value-type="string" table:style-name="ce9">
            <text:p>DENISE ANDRADE DE LIM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7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59:.T15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221" table:style-name="ce2">
            <text:p>56221</text:p>
          </table:table-cell>
          <table:table-cell office:value-type="string" table:style-name="ce9">
            <text:p>DEYVISSON GOMES BATIST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ROC GERAL ADJ PARA ASSUNTOS ADMINISTRATIV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60:.T16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831" table:style-name="ce2">
            <text:p>43831</text:p>
          </table:table-cell>
          <table:table-cell office:value-type="string" table:style-name="ce9">
            <text:p>DIANA SORAIA TABALIPA PIMENTEL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3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161:.T161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5049" table:style-name="ce2">
            <text:p>5049</text:p>
          </table:table-cell>
          <table:table-cell office:value-type="string" table:style-name="ce9">
            <text:p>DIANGLEI MACIEL CAVALCANTE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4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62:.T16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051" table:style-name="ce2">
            <text:p>55051</text:p>
          </table:table-cell>
          <table:table-cell office:value-type="string" table:style-name="ce9">
            <text:p>DIEGO COSTA DE OLIVEIR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ERA NUCLEO APOIO E ATEND PSICOSSO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63:.T16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932" table:style-name="ce2">
            <text:p>51932</text:p>
          </table:table-cell>
          <table:table-cell office:value-type="string" table:style-name="ce9">
            <text:p>DIEGO NEGREIROS OLIVEIR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GJ DEPARTAMENTO DE CERIMON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64:.T16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4601" table:style-name="ce2">
            <text:p>54601</text:p>
          </table:table-cell>
          <table:table-cell office:value-type="string" table:style-name="ce9">
            <text:p>DILCILENE SALES UCHOA DA CONCEICA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DIRETORIA DE PLANEJAMENTO E GESTAO ESTRATEG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65:.T16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2801" table:style-name="ce2">
            <text:p>32801</text:p>
          </table:table-cell>
          <table:table-cell office:value-type="string" table:style-name="ce9">
            <text:p>DIMES AFONSO DIAS PER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TI COORD DE SISTEMAS DE BANCO DE D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66:.T16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17" table:style-name="ce2">
            <text:p>5917</text:p>
          </table:table-cell>
          <table:table-cell office:value-type="string" table:style-name="ce9">
            <text:p>DIMITRIA MESQUITA SOARES PINTO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OORDENADORIA DE RECURS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67:.T16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57" table:style-name="ce2">
            <text:p>5957</text:p>
          </table:table-cell>
          <table:table-cell office:value-type="string" table:style-name="ce9">
            <text:p>DJALMA FIRMIANO DA SILV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68:.T16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53" table:style-name="ce2">
            <text:p>5853</text:p>
          </table:table-cell>
          <table:table-cell office:value-type="string" table:style-name="ce9">
            <text:p>DORIAN MONTEIRO BRAGA DE CARVALH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69:.T16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811" table:style-name="ce2">
            <text:p>51811</text:p>
          </table:table-cell>
          <table:table-cell office:value-type="string" table:style-name="ce9">
            <text:p>DOUGLAS DA SILVA SANTOS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70:.T17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722" table:style-name="ce2">
            <text:p>43722</text:p>
          </table:table-cell>
          <table:table-cell office:value-type="string" table:style-name="ce9">
            <text:p>DULCE HELENA DE FREITAS FRANC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3 PROMOTORIA DE JUST CRIMINAL <text:s/>VIOL DOM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171:.T171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8091" table:style-name="ce2">
            <text:p>8091</text:p>
          </table:table-cell>
          <table:table-cell office:value-type="string" table:style-name="ce9">
            <text:p>DURVAL VIEIRA MAI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7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10000" table:style-name="ce6">
            <text:p>10000</text:p>
          </table:table-cell>
          <table:table-cell table:style-name="ce6"/>
          <table:table-cell office:value-type="float" office:value="13546.22" table:formula="of:=SUM([.B172:.T172])" table:style-name="ce10">
            <text:p><text:s/>13.546,22<text:s/></text:p>
          </table:table-cell>
          <table:table-cell table:number-columns-repeated="16363"/>
        </table:table-row>
        <table:table-row table:style-name="ro5">
          <table:table-cell office:value-type="float" office:value="42521" table:style-name="ce2">
            <text:p>42521</text:p>
          </table:table-cell>
          <table:table-cell office:value-type="string" table:style-name="ce9">
            <text:p>DYEGO FRANCISCO ALBUQUERQUE CAMPOS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RTI COORDENACAO DE SUP AO PROC ELETRONIC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73:.T17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5471" table:style-name="ce2">
            <text:p>45471</text:p>
          </table:table-cell>
          <table:table-cell office:value-type="string" table:style-name="ce9">
            <text:p>EDELMAR FERREIRA DA SILVA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NAT COORD DE TEC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74:.T17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86" table:style-name="ce2">
            <text:p>5986</text:p>
          </table:table-cell>
          <table:table-cell office:value-type="string" table:style-name="ce9">
            <text:p>EDGAR LIMA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75:.T17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881" table:style-name="ce2">
            <text:p>49881</text:p>
          </table:table-cell>
          <table:table-cell office:value-type="string" table:style-name="ce9">
            <text:p>EDGARD DE OLIVEIRA NET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76:.T17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0311" table:style-name="ce2">
            <text:p>10311</text:p>
          </table:table-cell>
          <table:table-cell office:value-type="string" table:style-name="ce9">
            <text:p>EDILINA LIMA ARARIPE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11" table:style-name="ce6"/>
          <table:table-cell office:value-type="float" office:value="200" table:formula="of:=SUM([.B177:.T177])" table:style-name="ce10">
            <text:p><text:s/>200,00<text:s/></text:p>
          </table:table-cell>
          <table:table-cell table:number-columns-repeated="16363"/>
        </table:table-row>
        <table:table-row table:style-name="ro5">
          <table:table-cell office:value-type="float" office:value="5859" table:style-name="ce2">
            <text:p>5859</text:p>
          </table:table-cell>
          <table:table-cell office:value-type="string" table:style-name="ce9">
            <text:p>EDIMAR MOURA DA COST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78:.T17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8871" table:style-name="ce2">
            <text:p>28871</text:p>
          </table:table-cell>
          <table:table-cell office:value-type="string" table:style-name="ce9">
            <text:p>EDIVALDO TAVARES BARBOS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MOTORIA DE JUSTICA CUMULATIVA DE FEIJ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79:.T17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901" table:style-name="ce2">
            <text:p>56901</text:p>
          </table:table-cell>
          <table:table-cell office:value-type="string" table:style-name="ce9">
            <text:p>EDIVANDRO CARMO DO NASCIMENTO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80:.T18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0581" table:style-name="ce2">
            <text:p>10581</text:p>
          </table:table-cell>
          <table:table-cell office:value-type="string" table:style-name="ce9">
            <text:p>EDMAR AZEVEDO MONTEIRO FILHO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7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14800" table:style-name="ce6">
            <text:p>14800</text:p>
          </table:table-cell>
          <table:table-cell table:style-name="ce6"/>
          <table:table-cell office:value-type="float" office:value="18346.22" table:formula="of:=SUM([.B181:.T181])" table:style-name="ce10">
            <text:p><text:s/>18.346,22<text:s/></text:p>
          </table:table-cell>
          <table:table-cell table:number-columns-repeated="16363"/>
        </table:table-row>
        <table:table-row table:style-name="ro5">
          <table:table-cell office:value-type="float" office:value="5860" table:style-name="ce2">
            <text:p>5860</text:p>
          </table:table-cell>
          <table:table-cell office:value-type="string" table:style-name="ce9">
            <text:p>EDMUNDO DE ARAUJO AGUIAR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82:.T18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3361" table:style-name="ce2">
            <text:p>53361</text:p>
          </table:table-cell>
          <table:table-cell office:value-type="string" table:style-name="ce9">
            <text:p>EDSON ARAUJO DE OLIVEIR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83:.T18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0971" table:style-name="ce2">
            <text:p>20971</text:p>
          </table:table-cell>
          <table:table-cell office:value-type="string" table:style-name="ce9">
            <text:p>EDUARDO CUNHA DUARTE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84:.T18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3841" table:style-name="ce2">
            <text:p>13841</text:p>
          </table:table-cell>
          <table:table-cell office:value-type="string" table:style-name="ce9">
            <text:p>EFRAIN ENRIQUE MENDOZA MENDIVIL FI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6 PROM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14800" table:style-name="ce6">
            <text:p>14800</text:p>
          </table:table-cell>
          <table:table-cell table:style-name="ce6"/>
          <table:table-cell office:value-type="float" office:value="19942.02" table:formula="of:=SUM([.B185:.T185])" table:style-name="ce10">
            <text:p><text:s/>19.942,02<text:s/></text:p>
          </table:table-cell>
          <table:table-cell table:number-columns-repeated="16363"/>
        </table:table-row>
        <table:table-row table:style-name="ro5">
          <table:table-cell office:value-type="float" office:value="44493" table:style-name="ce2">
            <text:p>44493</text:p>
          </table:table-cell>
          <table:table-cell office:value-type="string" table:style-name="ce9">
            <text:p>EKYLANE RESENDE MOREIRA FILGUEIR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UNIDADE ADMINISTRATIVA DE BRASILE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86:.T18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3651" table:style-name="ce2">
            <text:p>53651</text:p>
          </table:table-cell>
          <table:table-cell office:value-type="string" table:style-name="ce9">
            <text:p>ELAINE LIMA FERREIR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8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87:.T18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0461" table:style-name="ce2">
            <text:p>20461</text:p>
          </table:table-cell>
          <table:table-cell office:value-type="string" table:style-name="ce9">
            <text:p>ELIANA MENDONCA DA SILVA ARAUJ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FIN DEPARTAMENTO ORCAMENTAR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88:.T18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742" table:style-name="ce2">
            <text:p>43742</text:p>
          </table:table-cell>
          <table:table-cell office:value-type="string" table:style-name="ce9">
            <text:p>ELIANE MISAE KINOSHIT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DE JUSTICA CIVEL DE SENADOR GUIOMARD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189:.T189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51602" table:style-name="ce2">
            <text:p>51602</text:p>
          </table:table-cell>
          <table:table-cell office:value-type="string" table:style-name="ce9">
            <text:p>ELIAS ANDRADE DE FREITA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RIMINAL DE SENADOR GUIOMARD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90:.T19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0691" table:style-name="ce2">
            <text:p>30691</text:p>
          </table:table-cell>
          <table:table-cell office:value-type="string" table:style-name="ce9">
            <text:p>ELIAS DE LIMA CARNEIR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91:.T19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78" table:style-name="ce2">
            <text:p>5078</text:p>
          </table:table-cell>
          <table:table-cell office:value-type="string" table:style-name="ce9">
            <text:p>ELIAS FRANCISCO DOS SANTOS JUNIOR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OTORIA ESP DO CONTROLE EXTERN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92:.T19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231" table:style-name="ce2">
            <text:p>43231</text:p>
          </table:table-cell>
          <table:table-cell office:value-type="string" table:style-name="ce9">
            <text:p>ELIDA VIEIRA DE FREITAS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1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93:.T19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2181" table:style-name="ce2">
            <text:p>52181</text:p>
          </table:table-cell>
          <table:table-cell office:value-type="string" table:style-name="ce9">
            <text:p>ELILDO SAMPAIO DE ALBUQUERQUE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94:.T19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0741" table:style-name="ce2">
            <text:p>10741</text:p>
          </table:table-cell>
          <table:table-cell office:value-type="string" table:style-name="ce9">
            <text:p>ELISEU BUCHMEIER DE OLIVEIR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7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10000" table:style-name="ce6">
            <text:p>10000</text:p>
          </table:table-cell>
          <table:table-cell table:style-name="ce6"/>
          <table:table-cell office:value-type="float" office:value="13546.22" table:formula="of:=SUM([.B195:.T195])" table:style-name="ce10">
            <text:p><text:s/>13.546,22<text:s/></text:p>
          </table:table-cell>
          <table:table-cell table:number-columns-repeated="16363"/>
        </table:table-row>
        <table:table-row table:style-name="ro5">
          <table:table-cell office:value-type="float" office:value="47552" table:style-name="ce2">
            <text:p>47552</text:p>
          </table:table-cell>
          <table:table-cell office:value-type="string" table:style-name="ce9">
            <text:p>ELISSANDRA NASCIMENTO DA SILV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2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96:.T19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5151" table:style-name="ce2">
            <text:p>45151</text:p>
          </table:table-cell>
          <table:table-cell office:value-type="string" table:style-name="ce9">
            <text:p>ELIZETE DA SILVA CAMPOS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FIN DEPARTAMENTO ORCAMENTAR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97:.T19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5691" table:style-name="ce2">
            <text:p>45691</text:p>
          </table:table-cell>
          <table:table-cell office:value-type="string" table:style-name="ce9">
            <text:p>ENAYLE ALVES FAINO PATRICIO DOS REIS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DIRTI COORDENACAO DE SUP AO PROC ELETRONIC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98:.T19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741" table:style-name="ce2">
            <text:p>51741</text:p>
          </table:table-cell>
          <table:table-cell office:value-type="string" table:style-name="ce9">
            <text:p>ENISSON ALMEIDA QUEIROZ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199:.T19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421" table:style-name="ce2">
            <text:p>49421</text:p>
          </table:table-cell>
          <table:table-cell office:value-type="string" table:style-name="ce9">
            <text:p>ERICK CAVALCANTI LINHARES LIM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PROCURADORIA GERAL DE JUSTICA</text:p>
          </table:table-cell>
          <table:table-cell table:number-columns-repeated="14" table:style-name="ce6"/>
          <table:table-cell office:value-type="float" office:value="5000" table:style-name="ce6">
            <text:p>5000</text:p>
          </table:table-cell>
          <table:table-cell table:style-name="ce6"/>
          <table:table-cell office:value-type="float" office:value="5000" table:formula="of:=SUM([.B200:.T200])" table:style-name="ce10">
            <text:p><text:s/>5.000,00<text:s/></text:p>
          </table:table-cell>
          <table:table-cell table:number-columns-repeated="16363"/>
        </table:table-row>
        <table:table-row table:style-name="ro5">
          <table:table-cell office:value-type="float" office:value="54131" table:style-name="ce2">
            <text:p>54131</text:p>
          </table:table-cell>
          <table:table-cell office:value-type="string" table:style-name="ce9">
            <text:p>ERLESSON RODRIGUES DA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01:.T20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2981" table:style-name="ce2">
            <text:p>52981</text:p>
          </table:table-cell>
          <table:table-cell office:value-type="string" table:style-name="ce9">
            <text:p>ERNANDES MARTINS DE MATO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02:.T20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641" table:style-name="ce2">
            <text:p>51641</text:p>
          </table:table-cell>
          <table:table-cell office:value-type="string" table:style-name="ce9">
            <text:p>ESTEFANIA DE SOUZA BRANDAO MEL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ADM DEPARTAMENTO DE LICITACOE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03:.T20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011" table:style-name="ce2">
            <text:p>50011</text:p>
          </table:table-cell>
          <table:table-cell office:value-type="string" table:style-name="ce9">
            <text:p>ETHIENE CRISTIANA DUARTE AGUIAR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04:.T20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541" table:style-name="ce2">
            <text:p>50541</text:p>
          </table:table-cell>
          <table:table-cell office:value-type="string" table:style-name="ce9">
            <text:p>EUGENIO MOURA DA COST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 ESP DEF DO MEIO AMBIENTE DO JURU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05:.T20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6371" table:style-name="ce2">
            <text:p>46371</text:p>
          </table:table-cell>
          <table:table-cell office:value-type="string" table:style-name="ce9">
            <text:p>EVELYN YASMIN SOUZA LOBO DA CUNH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06:.T20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2491" table:style-name="ce2">
            <text:p>42491</text:p>
          </table:table-cell>
          <table:table-cell office:value-type="string" table:style-name="ce9">
            <text:p>EVERTON BRITO ALBUQUERQUE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3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07:.T20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242" table:style-name="ce2">
            <text:p>49242</text:p>
          </table:table-cell>
          <table:table-cell office:value-type="string" table:style-name="ce9">
            <text:p>FABIANNY DIANY DE ARAUJO NASCIMENTO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CAOP DAS PROC E PROM CRIMINAI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08:.T20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8111" table:style-name="ce2">
            <text:p>48111</text:p>
          </table:table-cell>
          <table:table-cell office:value-type="string" table:style-name="ce9">
            <text:p>FABIO ARAUJO DA COST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4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09:.T20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731" table:style-name="ce2">
            <text:p>55731</text:p>
          </table:table-cell>
          <table:table-cell office:value-type="string" table:style-name="ce9">
            <text:p>FABIO FABRICIO PEREIRA DA SILVA</text:p>
          </table:table-cell>
          <table:table-cell office:value-type="string" table:style-name="ce9">
            <text:p>ASSESSOR DE GESTAO</text:p>
          </table:table-cell>
          <table:table-cell office:value-type="string" table:style-name="ce9">
            <text:p>DIRETORIA DE PLANEJAMENTO E GESTAO ESTRATEG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10:.T21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2661" table:style-name="ce2">
            <text:p>52661</text:p>
          </table:table-cell>
          <table:table-cell office:value-type="string" table:style-name="ce9">
            <text:p>FABRICIA MIRZAELLEN DA SILVA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11:.T21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6991" table:style-name="ce2">
            <text:p>46991</text:p>
          </table:table-cell>
          <table:table-cell office:value-type="string" table:style-name="ce9">
            <text:p>FABRICIO RODRIGUES FERREIRA DE PAUL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SECRETA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12:.T21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7081" table:style-name="ce2">
            <text:p>47081</text:p>
          </table:table-cell>
          <table:table-cell office:value-type="string" table:style-name="ce9">
            <text:p>FARLEY SILVA FONSEC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IVEL DE SENADOR GUIOMARD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13:.T21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031" table:style-name="ce2">
            <text:p>57031</text:p>
          </table:table-cell>
          <table:table-cell office:value-type="string" table:style-name="ce9">
            <text:p>FATIMA PEREIRA BATIST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14:.T21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98" table:style-name="ce2">
            <text:p>5798</text:p>
          </table:table-cell>
          <table:table-cell office:value-type="string" table:style-name="ce9">
            <text:p>FELIPE DA SILVA ALMEID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15:.T21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6711" table:style-name="ce2">
            <text:p>6711</text:p>
          </table:table-cell>
          <table:table-cell office:value-type="string" table:style-name="ce9">
            <text:p>FELISBERTO FERNANDES DA SILVA FI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INATIVOS MPAC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4966.18" table:style-name="ce6">
            <text:p>4966,18</text:p>
          </table:table-cell>
          <table:table-cell table:style-name="ce6"/>
          <table:table-cell office:value-type="float" office:value="8335.09" table:formula="of:=SUM([.B216:.T216])" table:style-name="ce10">
            <text:p><text:s/>8.335,09<text:s/></text:p>
          </table:table-cell>
          <table:table-cell table:number-columns-repeated="16363"/>
        </table:table-row>
        <table:table-row table:style-name="ro5">
          <table:table-cell office:value-type="float" office:value="56431" table:style-name="ce2">
            <text:p>56431</text:p>
          </table:table-cell>
          <table:table-cell office:value-type="string" table:style-name="ce9">
            <text:p>FERNANDA CABRAL LIM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17:.T21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8921" table:style-name="ce2">
            <text:p>48921</text:p>
          </table:table-cell>
          <table:table-cell office:value-type="string" table:style-name="ce9">
            <text:p>FERNANDA KARLA MAIA DOS SANTOS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3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18:.T21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321" table:style-name="ce2">
            <text:p>56321</text:p>
          </table:table-cell>
          <table:table-cell office:value-type="string" table:style-name="ce9">
            <text:p>FERNANDA LIMA BARROS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 ESP DE EXEC MEDIDAS SOCIOEDUCATIV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19:.T21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611" table:style-name="ce2">
            <text:p>50611</text:p>
          </table:table-cell>
          <table:table-cell office:value-type="string" table:style-name="ce9">
            <text:p>FERNANDA PEDROZO LOPES PINT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SECRETA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20:.T22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43" table:style-name="ce2">
            <text:p>5843</text:p>
          </table:table-cell>
          <table:table-cell office:value-type="string" table:style-name="ce9">
            <text:p>FERNANDA SOUZA DA ROCH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CAV CENTRO DE ATENDIMENTO A VITIMA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21:.T22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3241" table:style-name="ce2">
            <text:p>53241</text:p>
          </table:table-cell>
          <table:table-cell office:value-type="string" table:style-name="ce9">
            <text:p>FERNANDO AMIM DE MOUR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22:.T22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6023" table:style-name="ce2">
            <text:p>46023</text:p>
          </table:table-cell>
          <table:table-cell office:value-type="string" table:style-name="ce9">
            <text:p>FERNANDO HENRIQUE SANTOS TERR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2 PROMOTORIA CRIMINAL DE CRUZEIRO DO SUL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office:value-type="float" office:value="4211.1400000000003" table:style-name="ce6">
            <text:p>4211,14</text:p>
          </table:table-cell>
          <table:table-cell table:number-columns-repeated="7" table:style-name="ce6"/>
          <table:table-cell office:value-type="float" office:value="9353.16" table:formula="of:=SUM([.B223:.T223])" table:style-name="ce10">
            <text:p><text:s/>9.353,16<text:s/></text:p>
          </table:table-cell>
          <table:table-cell table:number-columns-repeated="16363"/>
        </table:table-row>
        <table:table-row table:style-name="ro5">
          <table:table-cell office:value-type="float" office:value="44341" table:style-name="ce2">
            <text:p>44341</text:p>
          </table:table-cell>
          <table:table-cell office:value-type="string" table:style-name="ce9">
            <text:p>FERNANDO REGIS CEMBRANEL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DE JUSTICA CRIMINAL DE BRASILEIA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224:.T224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5951" table:style-name="ce2">
            <text:p>5951</text:p>
          </table:table-cell>
          <table:table-cell office:value-type="string" table:style-name="ce9">
            <text:p>FLADSON PEREIRA PAIXA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UNIDADE ADMINISTRATIVA DE PORTO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25:.T22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0821" table:style-name="ce2">
            <text:p>10821</text:p>
          </table:table-cell>
          <table:table-cell office:value-type="string" table:style-name="ce9">
            <text:p>FLAVIO AUGUSTO SIQUEIRA DE OLIVEIR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5 PROCURAD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546.22" table:style-name="ce6">
            <text:p>3546,22</text:p>
          </table:table-cell>
          <table:table-cell table:number-columns-repeated="8" table:style-name="ce6"/>
          <table:table-cell office:value-type="float" office:value="5319.33" table:formula="of:=SUM([.B226:.T226])" table:style-name="ce10">
            <text:p><text:s/>5.319,33<text:s/></text:p>
          </table:table-cell>
          <table:table-cell table:number-columns-repeated="16363"/>
        </table:table-row>
        <table:table-row table:style-name="ro5">
          <table:table-cell office:value-type="float" office:value="43752" table:style-name="ce2">
            <text:p>43752</text:p>
          </table:table-cell>
          <table:table-cell office:value-type="string" table:style-name="ce9">
            <text:p>FLAVIO BUSSAB DELLA LIBERA</text:p>
          </table:table-cell>
          <table:table-cell office:value-type="string" table:style-name="ce9">
            <text:p>PROMOTOR DE JUSTICA DE ENTRANCIA INICIAL</text:p>
          </table:table-cell>
          <table:table-cell office:value-type="string" table:style-name="ce9">
            <text:p>PROMOTORIA DE JUSTICA CUMULATIVA DE PORTO ACRE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200.47" table:style-name="ce6">
            <text:p>3200,47</text:p>
          </table:table-cell>
          <table:table-cell office:value-type="float" office:value="505.34" table:style-name="ce6">
            <text:p>505,34</text:p>
          </table:table-cell>
          <table:table-cell table:number-columns-repeated="7" table:style-name="ce6"/>
          <table:table-cell office:value-type="float" office:value="5478.92" table:formula="of:=SUM([.B227:.T227])" table:style-name="ce10">
            <text:p><text:s/>5.478,92<text:s/></text:p>
          </table:table-cell>
          <table:table-cell table:number-columns-repeated="16363"/>
        </table:table-row>
        <table:table-row table:style-name="ro5">
          <table:table-cell office:value-type="float" office:value="55761" table:style-name="ce2">
            <text:p>55761</text:p>
          </table:table-cell>
          <table:table-cell office:value-type="string" table:style-name="ce9">
            <text:p>FRANC NATRA FERREIRA BEZERRA VIEIR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ADM DEPARTAMENTO DE LICITACOE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28:.T22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9021" table:style-name="ce2">
            <text:p>19021</text:p>
          </table:table-cell>
          <table:table-cell office:value-type="string" table:style-name="ce9">
            <text:p>FRANCEILDO MACIEL AVELINO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PROCURADORIA GERAL ADJ ASS JURID DISTRIBUI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29:.T22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821" table:style-name="ce2">
            <text:p>55821</text:p>
          </table:table-cell>
          <table:table-cell office:value-type="string" table:style-name="ce9">
            <text:p>FRANCIANE GOMES MACHAD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CUMULATIVA DE ACRELAND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30:.T23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81" table:style-name="ce2">
            <text:p>5581</text:p>
          </table:table-cell>
          <table:table-cell office:value-type="string" table:style-name="ce9">
            <text:p>FRANCISCA ALVES DE MOU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GABINETE DR ALVARO LUIZ DE A PEREIR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31:.T23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411" table:style-name="ce2">
            <text:p>57411</text:p>
          </table:table-cell>
          <table:table-cell office:value-type="string" table:style-name="ce9">
            <text:p>FRANCISCO CAETANO DA COST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32:.T23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271" table:style-name="ce2">
            <text:p>57271</text:p>
          </table:table-cell>
          <table:table-cell office:value-type="string" table:style-name="ce9">
            <text:p>FRANCISCO DE ASSIS VIANA NET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33:.T23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291" table:style-name="ce2">
            <text:p>56291</text:p>
          </table:table-cell>
          <table:table-cell office:value-type="string" table:style-name="ce9">
            <text:p>FRANCISCO DIMAS DE DEU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34:.T23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2922" table:style-name="ce2">
            <text:p>52922</text:p>
          </table:table-cell>
          <table:table-cell office:value-type="string" table:style-name="ce9">
            <text:p>FRANCISCO ELIAS BENEDIT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35:.T23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92" table:style-name="ce2">
            <text:p>5792</text:p>
          </table:table-cell>
          <table:table-cell office:value-type="string" table:style-name="ce9">
            <text:p>FRANCISCO FACANHA DA COST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36:.T23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461" table:style-name="ce2">
            <text:p>55461</text:p>
          </table:table-cell>
          <table:table-cell office:value-type="string" table:style-name="ce9">
            <text:p>FRANCISCO FERNANDES DE ASSUNCA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37:.T23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2441" table:style-name="ce2">
            <text:p>52441</text:p>
          </table:table-cell>
          <table:table-cell office:value-type="string" table:style-name="ce9">
            <text:p>FRANCISCO GOMES DE OLIVEIR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38:.T23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3761" table:style-name="ce2">
            <text:p>13761</text:p>
          </table:table-cell>
          <table:table-cell office:value-type="string" table:style-name="ce9">
            <text:p>FRANCISCO JOSE MAIA GUEDE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3 PROM ESP DE DEF CRIANCA E ADOLESCENTE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office:value-type="float" office:value="5053.37" table:style-name="ce6">
            <text:p>5053,37</text:p>
          </table:table-cell>
          <table:table-cell table:number-columns-repeated="3" table:style-name="ce6"/>
          <table:table-cell office:value-type="float" office:value="3200.47" table:style-name="ce6">
            <text:p>3200,47</text:p>
          </table:table-cell>
          <table:table-cell table:style-name="ce6"/>
          <table:table-cell office:value-type="float" office:value="14800" table:style-name="ce6">
            <text:p>14800</text:p>
          </table:table-cell>
          <table:table-cell table:style-name="ce6"/>
          <table:table-cell office:value-type="float" office:value="28195.86" table:formula="of:=SUM([.B239:.T239])" table:style-name="ce10">
            <text:p><text:s/>28.195,86<text:s/></text:p>
          </table:table-cell>
          <table:table-cell table:number-columns-repeated="16363"/>
        </table:table-row>
        <table:table-row table:style-name="ro5">
          <table:table-cell office:value-type="float" office:value="36891" table:style-name="ce2">
            <text:p>36891</text:p>
          </table:table-cell>
          <table:table-cell office:value-type="string" table:style-name="ce9">
            <text:p>FRANCISCO JOSE NUNES CAVALCANTE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1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240:.T240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52991" table:style-name="ce2">
            <text:p>52991</text:p>
          </table:table-cell>
          <table:table-cell office:value-type="string" table:style-name="ce9">
            <text:p>FRANCISCO LIMA DA CRUZ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41:.T24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051" table:style-name="ce2">
            <text:p>2051</text:p>
          </table:table-cell>
          <table:table-cell office:value-type="string" table:style-name="ce9">
            <text:p>FRANCISCO LIMA RODRIGU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7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2539.39" table:style-name="ce6">
            <text:p>2539,39</text:p>
          </table:table-cell>
          <table:table-cell table:number-columns-repeated="2" table:style-name="ce6"/>
          <table:table-cell office:value-type="float" office:value="3339.39" table:formula="of:=SUM([.B242:.T242])" table:style-name="ce10">
            <text:p><text:s/>3.339,39<text:s/></text:p>
          </table:table-cell>
          <table:table-cell table:number-columns-repeated="16363"/>
        </table:table-row>
        <table:table-row table:style-name="ro5">
          <table:table-cell office:value-type="float" office:value="3101" table:style-name="ce2">
            <text:p>3101</text:p>
          </table:table-cell>
          <table:table-cell office:value-type="string" table:style-name="ce9">
            <text:p>FRANCISCO MACHADO LIMA E SILV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SEMA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43:.T24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1" table:style-name="ce2">
            <text:p>511</text:p>
          </table:table-cell>
          <table:table-cell office:value-type="string" table:style-name="ce9">
            <text:p>FRANCISCO MATIAS DE SOUZ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7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10000" table:style-name="ce6">
            <text:p>10000</text:p>
          </table:table-cell>
          <table:table-cell table:style-name="ce6"/>
          <table:table-cell office:value-type="float" office:value="13546.22" table:formula="of:=SUM([.B244:.T244])" table:style-name="ce10">
            <text:p><text:s/>13.546,22<text:s/></text:p>
          </table:table-cell>
          <table:table-cell table:number-columns-repeated="16363"/>
        </table:table-row>
        <table:table-row table:style-name="ro5">
          <table:table-cell office:value-type="float" office:value="56161" table:style-name="ce2">
            <text:p>56161</text:p>
          </table:table-cell>
          <table:table-cell office:value-type="string" table:style-name="ce9">
            <text:p>FRANCISCO ORLEIR SANTIAGO DE HOLAND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45:.T24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2711" table:style-name="ce2">
            <text:p>52711</text:p>
          </table:table-cell>
          <table:table-cell office:value-type="string" table:style-name="ce9">
            <text:p>FRANCISCO PEREIRA GOMES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DGP DEPARTAMENTO DE ADM DE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46:.T24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10" table:style-name="ce2">
            <text:p>5810</text:p>
          </table:table-cell>
          <table:table-cell office:value-type="string" table:style-name="ce9">
            <text:p>FRANCISCO PESSOA DE BRITO JUNIOR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47:.T24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3281" table:style-name="ce2">
            <text:p>33281</text:p>
          </table:table-cell>
          <table:table-cell office:value-type="string" table:style-name="ce9">
            <text:p>FRANCISCO REIS MAI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48:.T24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191" table:style-name="ce2">
            <text:p>55191</text:p>
          </table:table-cell>
          <table:table-cell office:value-type="string" table:style-name="ce9">
            <text:p>FRANCISCO RIBEIRO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49:.T24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2162" table:style-name="ce2">
            <text:p>52162</text:p>
          </table:table-cell>
          <table:table-cell office:value-type="string" table:style-name="ce9">
            <text:p>FRANCISCO RODRIGUES DE LIM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50:.T25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2831" table:style-name="ce2">
            <text:p>52831</text:p>
          </table:table-cell>
          <table:table-cell office:value-type="string" table:style-name="ce9">
            <text:p>FRANCISCO SILVA PEDROS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51:.T25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6781" table:style-name="ce2">
            <text:p>46781</text:p>
          </table:table-cell>
          <table:table-cell office:value-type="string" table:style-name="ce9">
            <text:p>FRANCISCO SILVIO DOS SANTOS BRASIL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4" table:style-name="ce6"/>
          <table:table-cell office:value-type="float" office:value="2500" table:style-name="ce6">
            <text:p>2500</text:p>
          </table:table-cell>
          <table:table-cell table:style-name="ce6"/>
          <table:table-cell office:value-type="float" office:value="2500" table:formula="of:=SUM([.B252:.T252])" table:style-name="ce10">
            <text:p><text:s/>2.500,00<text:s/></text:p>
          </table:table-cell>
          <table:table-cell table:number-columns-repeated="16363"/>
        </table:table-row>
        <table:table-row table:style-name="ro5">
          <table:table-cell office:value-type="float" office:value="46401" table:style-name="ce2">
            <text:p>46401</text:p>
          </table:table-cell>
          <table:table-cell office:value-type="string" table:style-name="ce9">
            <text:p>FREDSON BARROS DOS SANTOS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13 PROMOTORIA DE JUST CRIMINAL <text:s/>VIOL DOM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53:.T25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94" table:style-name="ce2">
            <text:p>5794</text:p>
          </table:table-cell>
          <table:table-cell office:value-type="string" table:style-name="ce9">
            <text:p>GABRIEL MEIRELES DE SOUS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54:.T25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981" table:style-name="ce2">
            <text:p>49981</text:p>
          </table:table-cell>
          <table:table-cell office:value-type="string" table:style-name="ce9">
            <text:p>GABRIEL PACHECO DE OLIVEIR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5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55:.T25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95" table:style-name="ce2">
            <text:p>5795</text:p>
          </table:table-cell>
          <table:table-cell office:value-type="string" table:style-name="ce9">
            <text:p>GABRIELA DOS SANTOS LOPES E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IVEL DE SENA MADUREIR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56:.T25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6471" table:style-name="ce2">
            <text:p>46471</text:p>
          </table:table-cell>
          <table:table-cell office:value-type="string" table:style-name="ce9">
            <text:p>GABRIELA GONCALVES DE SOUZA BRIGIDO</text:p>
          </table:table-cell>
          <table:table-cell office:value-type="string" table:style-name="ce9">
            <text:p>CHEFE DE DEPARTAMENTO</text:p>
          </table:table-cell>
          <table:table-cell office:value-type="string" table:style-name="ce9">
            <text:p>DIFIN DEPARTAMENTO ORCAMENTAR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57:.T25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681" table:style-name="ce2">
            <text:p>51681</text:p>
          </table:table-cell>
          <table:table-cell office:value-type="string" table:style-name="ce9">
            <text:p>GAINETE LIMA SAADE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58:.T25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841" table:style-name="ce2">
            <text:p>56841</text:p>
          </table:table-cell>
          <table:table-cell office:value-type="string" table:style-name="ce9">
            <text:p>GENESIO ALVES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59:.T25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41" table:style-name="ce2">
            <text:p>5941</text:p>
          </table:table-cell>
          <table:table-cell office:value-type="string" table:style-name="ce9">
            <text:p>GENESIS DE FARIA MENDONC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60:.T26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041" table:style-name="ce2">
            <text:p>51041</text:p>
          </table:table-cell>
          <table:table-cell office:value-type="string" table:style-name="ce9">
            <text:p>GERMANO PIMENTEL FARIAS</text:p>
          </table:table-cell>
          <table:table-cell office:value-type="string" table:style-name="ce9">
            <text:p>ASSESSOR TECNICO</text:p>
          </table:table-cell>
          <table:table-cell office:value-type="string" table:style-name="ce9">
            <text:p>DIADM DEPTO DE ARQUITETURA E ENGENHAR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61:.T26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5991" table:style-name="ce2">
            <text:p>45991</text:p>
          </table:table-cell>
          <table:table-cell office:value-type="string" table:style-name="ce9">
            <text:p>GERSON DE FREITAS JORDA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62:.T26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041" table:style-name="ce2">
            <text:p>49041</text:p>
          </table:table-cell>
          <table:table-cell office:value-type="string" table:style-name="ce9">
            <text:p>GERSON DE OLIVEIRA MAI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1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63:.T26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151" table:style-name="ce2">
            <text:p>57151</text:p>
          </table:table-cell>
          <table:table-cell office:value-type="string" table:style-name="ce9">
            <text:p>GERUZA BEZERRA DA CUNH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64:.T26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6631" table:style-name="ce2">
            <text:p>6631</text:p>
          </table:table-cell>
          <table:table-cell office:value-type="string" table:style-name="ce9">
            <text:p>GETULIO BARBOSA DE ANDRADE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7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office:value-type="float" office:value="1684.46" table:style-name="ce6">
            <text:p>1684,46</text:p>
          </table:table-cell>
          <table:table-cell table:number-columns-repeated="7" table:style-name="ce6"/>
          <table:table-cell office:value-type="float" office:value="6826.48" table:formula="of:=SUM([.B265:.T265])" table:style-name="ce10">
            <text:p><text:s/>6.826,48<text:s/></text:p>
          </table:table-cell>
          <table:table-cell table:number-columns-repeated="16363"/>
        </table:table-row>
        <table:table-row table:style-name="ro5">
          <table:table-cell office:value-type="float" office:value="7361" table:style-name="ce2">
            <text:p>7361</text:p>
          </table:table-cell>
          <table:table-cell office:value-type="string" table:style-name="ce9">
            <text:p>GILCELY EVANGELISTA DE ARAUJO SOUZ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9 PROCURAD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546.22" table:style-name="ce6">
            <text:p>3546,22</text:p>
          </table:table-cell>
          <table:table-cell table:number-columns-repeated="8" table:style-name="ce6"/>
          <table:table-cell office:value-type="float" office:value="5319.33" table:formula="of:=SUM([.B266:.T266])" table:style-name="ce10">
            <text:p><text:s/>5.319,33<text:s/></text:p>
          </table:table-cell>
          <table:table-cell table:number-columns-repeated="16363"/>
        </table:table-row>
        <table:table-row table:style-name="ro5">
          <table:table-cell office:value-type="float" office:value="5826" table:style-name="ce2">
            <text:p>5826</text:p>
          </table:table-cell>
          <table:table-cell office:value-type="string" table:style-name="ce9">
            <text:p>GILMARA ALMEIDA PINT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CAOP DO CONTROLE EXTERNO ATIV POLI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67:.T26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4781" table:style-name="ce2">
            <text:p>44781</text:p>
          </table:table-cell>
          <table:table-cell office:value-type="string" table:style-name="ce9">
            <text:p>GISELE COSTA JABRA</text:p>
          </table:table-cell>
          <table:table-cell office:value-type="string" table:style-name="ce9">
            <text:p>CHEFE DE CENTRO DE APOIO OPERACIONAL</text:p>
          </table:table-cell>
          <table:table-cell office:value-type="string" table:style-name="ce9">
            <text:p>CAOP DE DEFESA DA SAUDE E PESSOA IDOS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68:.T26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781" table:style-name="ce2">
            <text:p>781</text:p>
          </table:table-cell>
          <table:table-cell office:value-type="string" table:style-name="ce9">
            <text:p>GISELLE MUBARAC DETONI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1 PROCURAD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546.22" table:style-name="ce6">
            <text:p>3546,22</text:p>
          </table:table-cell>
          <table:table-cell table:number-columns-repeated="5" table:style-name="ce6"/>
          <table:table-cell office:value-type="float" office:value="1500" table:style-name="ce6">
            <text:p>1500</text:p>
          </table:table-cell>
          <table:table-cell office:value-type="float" office:value="14800" table:style-name="ce6">
            <text:p>14800</text:p>
          </table:table-cell>
          <table:table-cell table:style-name="ce6"/>
          <table:table-cell office:value-type="float" office:value="21619.33" table:formula="of:=SUM([.B269:.T269])" table:style-name="ce10">
            <text:p><text:s/>21.619,33<text:s/></text:p>
          </table:table-cell>
          <table:table-cell table:number-columns-repeated="16363"/>
        </table:table-row>
        <table:table-row table:style-name="ro5">
          <table:table-cell office:value-type="float" office:value="42321" table:style-name="ce2">
            <text:p>42321</text:p>
          </table:table-cell>
          <table:table-cell office:value-type="string" table:style-name="ce9">
            <text:p>GISLENE ALVES SABOIA DOS SANTO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ESPEC DE DEFESA DA SAUD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70:.T27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13" table:style-name="ce2">
            <text:p>5813</text:p>
          </table:table-cell>
          <table:table-cell office:value-type="string" table:style-name="ce9">
            <text:p>GLAUCIA ARIANE PARENTE DA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IVEL DE PLACIDO DE CASTR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71:.T27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4051" table:style-name="ce2">
            <text:p>44051</text:p>
          </table:table-cell>
          <table:table-cell office:value-type="string" table:style-name="ce9">
            <text:p>GLAUCIA DA SILVA ARAUJ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OUVIDO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72:.T27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1061" table:style-name="ce2">
            <text:p>41061</text:p>
          </table:table-cell>
          <table:table-cell office:value-type="string" table:style-name="ce9">
            <text:p>GLAUCIO NEY SHIROMA OSHIR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ESPEC DE DEFESA DA SAUDE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273:.T273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46181" table:style-name="ce2">
            <text:p>46181</text:p>
          </table:table-cell>
          <table:table-cell office:value-type="string" table:style-name="ce9">
            <text:p>GLEICE KELLE SOUZA DE ALMEIDA</text:p>
          </table:table-cell>
          <table:table-cell office:value-type="string" table:style-name="ce9">
            <text:p>DIRETOR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74:.T27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2571" table:style-name="ce2">
            <text:p>42571</text:p>
          </table:table-cell>
          <table:table-cell office:value-type="string" table:style-name="ce9">
            <text:p>GLEIDSON SOUZA DE ANDRADE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75:.T27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8841" table:style-name="ce2">
            <text:p>48841</text:p>
          </table:table-cell>
          <table:table-cell office:value-type="string" table:style-name="ce9">
            <text:p>GREYCIANE SOUZA DA SILVA DOS SANTO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76:.T27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8442" table:style-name="ce2">
            <text:p>48442</text:p>
          </table:table-cell>
          <table:table-cell office:value-type="string" table:style-name="ce9">
            <text:p>HELAL FONTENELE ABDEL FATTAH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77:.T27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0542" table:style-name="ce2">
            <text:p>20542</text:p>
          </table:table-cell>
          <table:table-cell office:value-type="string" table:style-name="ce9">
            <text:p>HELDER OLIVEIRA DE CARVALH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CONTROLE INTERN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78:.T27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64" table:style-name="ce2">
            <text:p>5964</text:p>
          </table:table-cell>
          <table:table-cell office:value-type="string" table:style-name="ce9">
            <text:p>HELLEM CRISTINA BARROSO LIM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79:.T27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231" table:style-name="ce2">
            <text:p>49231</text:p>
          </table:table-cell>
          <table:table-cell office:value-type="string" table:style-name="ce9">
            <text:p>HENRIQUE DA COSTA GALLO NET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80:.T28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18" table:style-name="ce2">
            <text:p>5918</text:p>
          </table:table-cell>
          <table:table-cell office:value-type="string" table:style-name="ce9">
            <text:p>HENRIQUE RODRIGUES DE LIMA NETO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OORDENADORIA DE RECURS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81:.T28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8741" table:style-name="ce2">
            <text:p>38741</text:p>
          </table:table-cell>
          <table:table-cell office:value-type="string" table:style-name="ce9">
            <text:p>HERWAL MEDINA DE OLIV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82:.T28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65" table:style-name="ce2">
            <text:p>5965</text:p>
          </table:table-cell>
          <table:table-cell office:value-type="string" table:style-name="ce9">
            <text:p>HIAM ANTOINE FEGHALI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6 PROM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83:.T28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8411" table:style-name="ce2">
            <text:p>8411</text:p>
          </table:table-cell>
          <table:table-cell office:value-type="string" table:style-name="ce9">
            <text:p>HILDEBRANDO EVANGELISTA DE BRITO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7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10000" table:style-name="ce6">
            <text:p>10000</text:p>
          </table:table-cell>
          <table:table-cell table:style-name="ce6"/>
          <table:table-cell office:value-type="float" office:value="13546.22" table:formula="of:=SUM([.B284:.T284])" table:style-name="ce10">
            <text:p><text:s/>13.546,22<text:s/></text:p>
          </table:table-cell>
          <table:table-cell table:number-columns-repeated="16363"/>
        </table:table-row>
        <table:table-row table:style-name="ro5">
          <table:table-cell office:value-type="float" office:value="56881" table:style-name="ce2">
            <text:p>56881</text:p>
          </table:table-cell>
          <table:table-cell office:value-type="string" table:style-name="ce9">
            <text:p>HUDISLEY SILVA DE OLIVEIRA GUEDES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85:.T28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8981" table:style-name="ce2">
            <text:p>38981</text:p>
          </table:table-cell>
          <table:table-cell office:value-type="string" table:style-name="ce9">
            <text:p>HUDSON CASTELO BONFIM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86:.T28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931" table:style-name="ce2">
            <text:p>49931</text:p>
          </table:table-cell>
          <table:table-cell office:value-type="string" table:style-name="ce9">
            <text:p>HYCARO MATTOS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87:.T28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432" table:style-name="ce2">
            <text:p>51432</text:p>
          </table:table-cell>
          <table:table-cell office:value-type="string" table:style-name="ce9">
            <text:p>IAMILY CRISTIANE NASCIMENTO DE HOLAND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ADM COORD DE GESTAO DE CONTRATOS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88:.T28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971" table:style-name="ce2">
            <text:p>56971</text:p>
          </table:table-cell>
          <table:table-cell office:value-type="string" table:style-name="ce9">
            <text:p>IDA CARMEN DE LIMA ROCH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UMULATIVA DE MANCIO LIM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89:.T28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111" table:style-name="ce2">
            <text:p>57111</text:p>
          </table:table-cell>
          <table:table-cell office:value-type="string" table:style-name="ce9">
            <text:p>IGOR CASTRO MENDES LEAO</text:p>
          </table:table-cell>
          <table:table-cell office:value-type="string" table:style-name="ce9">
            <text:p>ASSISTENTE EM SAUDE</text:p>
          </table:table-cell>
          <table:table-cell office:value-type="string" table:style-name="ce9">
            <text:p>NATERA NUCLEO APOIO E ATEND PSICOSSO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90:.T29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2652" table:style-name="ce2">
            <text:p>42652</text:p>
          </table:table-cell>
          <table:table-cell office:value-type="string" table:style-name="ce9">
            <text:p>IGOR IGNACIO DIAS LINS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 COORD DO OBSERVATORIO DE ANALISE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91:.T29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521" table:style-name="ce2">
            <text:p>57521</text:p>
          </table:table-cell>
          <table:table-cell office:value-type="string" table:style-name="ce9">
            <text:p>IGOR MARCEL DE OLIVEIRA PINHEIRO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RTI COORD DE INFRAESTRUTURA E SEG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92:.T29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772" table:style-name="ce2">
            <text:p>43772</text:p>
          </table:table-cell>
          <table:table-cell office:value-type="string" table:style-name="ce9">
            <text:p>ILDON MAXIMIANO PERES NET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0 PROMOTORIA DE JUSTICA CRIMINAL<text:s/>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293:.T293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48621" table:style-name="ce2">
            <text:p>48621</text:p>
          </table:table-cell>
          <table:table-cell office:value-type="string" table:style-name="ce9">
            <text:p>INGRID ALINE MARTINS NEPOMUCEN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6 PROM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94:.T29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20" table:style-name="ce2">
            <text:p>5820</text:p>
          </table:table-cell>
          <table:table-cell office:value-type="string" table:style-name="ce9">
            <text:p>IRACEMA MORENO RODRIGUES PAULO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AOP DE DEFESA DA SAUDE E PESSOA IDOS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95:.T29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341" table:style-name="ce2">
            <text:p>56341</text:p>
          </table:table-cell>
          <table:table-cell office:value-type="string" table:style-name="ce9">
            <text:p>ISAIAS DE PAULO GONCALVES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96:.T29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1661" table:style-name="ce2">
            <text:p>31661</text:p>
          </table:table-cell>
          <table:table-cell office:value-type="string" table:style-name="ce9">
            <text:p>ITALO CAVALCANTE DE FARIAS PINT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GESTAO COM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97:.T29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131" table:style-name="ce2">
            <text:p>55131</text:p>
          </table:table-cell>
          <table:table-cell office:value-type="string" table:style-name="ce9">
            <text:p>ITALO FACUNDO ROLA DE ALMEID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298:.T29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762" table:style-name="ce2">
            <text:p>43762</text:p>
          </table:table-cell>
          <table:table-cell office:value-type="string" table:style-name="ce9">
            <text:p>IVERSON RODRIGO MONTEIRO CERQUEIRA BUEN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 ESP DEF DO MEIO AMBIENTE DO JURUA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office:value-type="float" office:value="5053.37" table:style-name="ce6">
            <text:p>5053,37</text:p>
          </table:table-cell>
          <table:table-cell table:number-columns-repeated="7" table:style-name="ce6"/>
          <table:table-cell office:value-type="float" office:value="10195.39" table:formula="of:=SUM([.B299:.T299])" table:style-name="ce10">
            <text:p><text:s/>10.195,39<text:s/></text:p>
          </table:table-cell>
          <table:table-cell table:number-columns-repeated="16363"/>
        </table:table-row>
        <table:table-row table:style-name="ro5">
          <table:table-cell office:value-type="float" office:value="45001" table:style-name="ce2">
            <text:p>45001</text:p>
          </table:table-cell>
          <table:table-cell office:value-type="string" table:style-name="ce9">
            <text:p>IZABELLY MELO DA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00:.T30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791" table:style-name="ce2">
            <text:p>51791</text:p>
          </table:table-cell>
          <table:table-cell office:value-type="string" table:style-name="ce9">
            <text:p>JACQUELINE FRANCA DE OLIVEIRA PANONT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01:.T30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4441" table:style-name="ce2">
            <text:p>54441</text:p>
          </table:table-cell>
          <table:table-cell office:value-type="string" table:style-name="ce9">
            <text:p>JACSON CAMELO UCHO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DE JUSTICA CUMULATIVA DE ASSIS BRASI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02:.T30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94" table:style-name="ce2">
            <text:p>5994</text:p>
          </table:table-cell>
          <table:table-cell office:value-type="string" table:style-name="ce9">
            <text:p>JAIDESSON OLIVEIRA PERES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327.24" table:style-name="ce6">
            <text:p>327,24</text:p>
          </table:table-cell>
          <table:table-cell office:value-type="float" office:value="200" table:style-name="ce6">
            <text:p>200</text:p>
          </table:table-cell>
          <table:table-cell table:style-name="ce6"/>
          <table:table-cell office:value-type="float" office:value="100" table:style-name="ce6">
            <text:p>100</text:p>
          </table:table-cell>
          <table:table-cell table:number-columns-repeated="10" table:style-name="ce6"/>
          <table:table-cell office:value-type="float" office:value="1227.24" table:formula="of:=SUM([.B303:.T303])" table:style-name="ce10">
            <text:p><text:s/>1.227,24<text:s/></text:p>
          </table:table-cell>
          <table:table-cell table:number-columns-repeated="16363"/>
        </table:table-row>
        <table:table-row table:style-name="ro5">
          <table:table-cell office:value-type="float" office:value="45063" table:style-name="ce2">
            <text:p>45063</text:p>
          </table:table-cell>
          <table:table-cell office:value-type="string" table:style-name="ce9">
            <text:p>JAIME JUAN PEREDO CALDERON JUNIOR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RIMINAL DE SENA MADUREIR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04:.T30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631" table:style-name="ce2">
            <text:p>49631</text:p>
          </table:table-cell>
          <table:table-cell office:value-type="string" table:style-name="ce9">
            <text:p>JAKELINE BEZERRA PINHEIR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05:.T30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981" table:style-name="ce2">
            <text:p>43981</text:p>
          </table:table-cell>
          <table:table-cell office:value-type="string" table:style-name="ce9">
            <text:p>JAKMONE PINHEIRO DE OLIVEIR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ROMOTORIA DE JUSTICA CIVEL DE PLACIDO DE CASTR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06:.T30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9681" table:style-name="ce2">
            <text:p>29681</text:p>
          </table:table-cell>
          <table:table-cell office:value-type="string" table:style-name="ce9">
            <text:p>JAMES KLELIO MUNIZ OSSAMI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COORD DE GESTAO DE CONTRATOS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07:.T30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2781" table:style-name="ce2">
            <text:p>52781</text:p>
          </table:table-cell>
          <table:table-cell office:value-type="string" table:style-name="ce9">
            <text:p>JANAINA SENA DE OLIV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UMULATIVA DE FEIJ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08:.T30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671" table:style-name="ce2">
            <text:p>51671</text:p>
          </table:table-cell>
          <table:table-cell office:value-type="string" table:style-name="ce9">
            <text:p>JANAYRA LIMA DE SOUS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09:.T30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8991" table:style-name="ce2">
            <text:p>18991</text:p>
          </table:table-cell>
          <table:table-cell office:value-type="string" table:style-name="ce9">
            <text:p>JANIO JERONIMO DA COST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10:.T31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2981" table:style-name="ce2">
            <text:p>32981</text:p>
          </table:table-cell>
          <table:table-cell office:value-type="string" table:style-name="ce9">
            <text:p>JAQUELINE SOUSA DE ARAUJ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NAT COORD DO OBSERVATORIO DE ANALISE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11:.T31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96" table:style-name="ce2">
            <text:p>5796</text:p>
          </table:table-cell>
          <table:table-cell office:value-type="string" table:style-name="ce9">
            <text:p>JEAN BARROSO DE SOUZ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UMULATIVA DE ACRELAND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12:.T31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711" table:style-name="ce2">
            <text:p>51711</text:p>
          </table:table-cell>
          <table:table-cell office:value-type="string" table:style-name="ce9">
            <text:p>JEAN LUIZ OLIVEIRA DA SILV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13:.T31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632" table:style-name="ce2">
            <text:p>43632</text:p>
          </table:table-cell>
          <table:table-cell office:value-type="string" table:style-name="ce9">
            <text:p>JEFFERSON DE ALMEID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PROM ESP DE EXEC MEDIDAS SOCIOEDUCATIV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14:.T31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3091" table:style-name="ce2">
            <text:p>53091</text:p>
          </table:table-cell>
          <table:table-cell office:value-type="string" table:style-name="ce9">
            <text:p>JERCILEA FERNANDES FERREIRA</text:p>
          </table:table-cell>
          <table:table-cell office:value-type="string" table:style-name="ce9">
            <text:p>ASSISTENTE DE GABINETE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15:.T31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3491" table:style-name="ce2">
            <text:p>53491</text:p>
          </table:table-cell>
          <table:table-cell office:value-type="string" table:style-name="ce9">
            <text:p>JESSICA ARAUJO DA SILV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16:.T31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86" table:style-name="ce2">
            <text:p>5786</text:p>
          </table:table-cell>
          <table:table-cell office:value-type="string" table:style-name="ce9">
            <text:p>JESSICA CAMPOS ALMEIDA PIRES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DIRETORIA DE CONTROLE INTERN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17:.T31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481" table:style-name="ce2">
            <text:p>50481</text:p>
          </table:table-cell>
          <table:table-cell office:value-type="string" table:style-name="ce9">
            <text:p>JESSICA FEITOSA FERREIR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2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18:.T31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5171" table:style-name="ce2">
            <text:p>45171</text:p>
          </table:table-cell>
          <table:table-cell office:value-type="string" table:style-name="ce9">
            <text:p>JHON LENNON LIMA DA SILV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19:.T31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961" table:style-name="ce2">
            <text:p>49961</text:p>
          </table:table-cell>
          <table:table-cell office:value-type="string" table:style-name="ce9">
            <text:p>JHONES SILVA DOS SANTO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20:.T32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212" table:style-name="ce2">
            <text:p>51212</text:p>
          </table:table-cell>
          <table:table-cell office:value-type="string" table:style-name="ce9">
            <text:p>JIRGLEYANE NUNES DE OLIVEIR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AOP DE DEF DO MEIO AMBIENT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21:.T32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6621" table:style-name="ce2">
            <text:p>36621</text:p>
          </table:table-cell>
          <table:table-cell office:value-type="string" table:style-name="ce9">
            <text:p>JOANA D ARC DIAS MARTIN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2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322:.T322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53901" table:style-name="ce2">
            <text:p>53901</text:p>
          </table:table-cell>
          <table:table-cell office:value-type="string" table:style-name="ce9">
            <text:p>JOANA FONSECA AGUIAR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ESPEC DE COMBATE EVASAO FISC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23:.T32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28" table:style-name="ce2">
            <text:p>5828</text:p>
          </table:table-cell>
          <table:table-cell office:value-type="string" table:style-name="ce9">
            <text:p>JOAO AUGUSTO GOMES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24:.T32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8501" table:style-name="ce2">
            <text:p>8501</text:p>
          </table:table-cell>
          <table:table-cell office:value-type="string" table:style-name="ce9">
            <text:p>JOAO BENICIO DE SOUZ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INATIVOS MPAC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10000" table:style-name="ce6">
            <text:p>10000</text:p>
          </table:table-cell>
          <table:table-cell table:style-name="ce6"/>
          <table:table-cell office:value-type="float" office:value="13368.91" table:formula="of:=SUM([.B325:.T325])" table:style-name="ce10">
            <text:p><text:s/>13.368,91<text:s/></text:p>
          </table:table-cell>
          <table:table-cell table:number-columns-repeated="16363"/>
        </table:table-row>
        <table:table-row table:style-name="ro5">
          <table:table-cell office:value-type="float" office:value="43311" table:style-name="ce2">
            <text:p>43311</text:p>
          </table:table-cell>
          <table:table-cell office:value-type="string" table:style-name="ce9">
            <text:p>JOAO CARLOS FERREIRA DA SILVA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26:.T32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2101" table:style-name="ce2">
            <text:p>12101</text:p>
          </table:table-cell>
          <table:table-cell office:value-type="string" table:style-name="ce9">
            <text:p>JOAO DA SILVA MENEZ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5" table:style-name="ce6"/>
          <table:table-cell office:value-type="float" office:value="3000" table:style-name="ce6">
            <text:p>3000</text:p>
          </table:table-cell>
          <table:table-cell table:number-columns-repeated="6" table:style-name="ce6"/>
          <table:table-cell office:value-type="float" office:value="3800" table:formula="of:=SUM([.B327:.T327])" table:style-name="ce10">
            <text:p><text:s/>3.800,00<text:s/></text:p>
          </table:table-cell>
          <table:table-cell table:number-columns-repeated="16363"/>
        </table:table-row>
        <table:table-row table:style-name="ro5">
          <table:table-cell office:value-type="float" office:value="49711" table:style-name="ce2">
            <text:p>49711</text:p>
          </table:table-cell>
          <table:table-cell office:value-type="string" table:style-name="ce9">
            <text:p>JOAO LUCAS BEZERRA DE QUEIROZ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TECNOLOGIA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28:.T32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7441" table:style-name="ce2">
            <text:p>7441</text:p>
          </table:table-cell>
          <table:table-cell office:value-type="string" table:style-name="ce9">
            <text:p>JOAO MARQUES PIRES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5 PROCURAD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546.22" table:style-name="ce6">
            <text:p>3546,22</text:p>
          </table:table-cell>
          <table:table-cell table:number-columns-repeated="8" table:style-name="ce6"/>
          <table:table-cell office:value-type="float" office:value="5319.33" table:formula="of:=SUM([.B329:.T329])" table:style-name="ce10">
            <text:p><text:s/>5.319,33<text:s/></text:p>
          </table:table-cell>
          <table:table-cell table:number-columns-repeated="16363"/>
        </table:table-row>
        <table:table-row table:style-name="ro5">
          <table:table-cell office:value-type="float" office:value="2301" table:style-name="ce2">
            <text:p>2301</text:p>
          </table:table-cell>
          <table:table-cell office:value-type="string" table:style-name="ce9">
            <text:p>JOAO NUNES RIBEIR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FIN DEPARTAMENTO CONTABIL E FINANCEIR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30:.T33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581" table:style-name="ce2">
            <text:p>55581</text:p>
          </table:table-cell>
          <table:table-cell office:value-type="string" table:style-name="ce9">
            <text:p>JOAO PEDRO MELO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31:.T33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431" table:style-name="ce2">
            <text:p>55431</text:p>
          </table:table-cell>
          <table:table-cell office:value-type="string" table:style-name="ce9">
            <text:p>JOAO PEDRO SINHAZIQUE ARAUJO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11" table:style-name="ce6"/>
          <table:table-cell office:value-type="float" office:value="200" table:formula="of:=SUM([.B332:.T332])" table:style-name="ce10">
            <text:p><text:s/>200,00<text:s/></text:p>
          </table:table-cell>
          <table:table-cell table:number-columns-repeated="16363"/>
        </table:table-row>
        <table:table-row table:style-name="ro5">
          <table:table-cell office:value-type="float" office:value="49721" table:style-name="ce2">
            <text:p>49721</text:p>
          </table:table-cell>
          <table:table-cell office:value-type="string" table:style-name="ce9">
            <text:p>JONATHAN MESSIAS E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TECNOLOGIA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33:.T33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4291" table:style-name="ce2">
            <text:p>24291</text:p>
          </table:table-cell>
          <table:table-cell office:value-type="string" table:style-name="ce9">
            <text:p>JORGE HENRIQUE COSTA DE ANDRADE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CEAF CENTRO DE EST APERF FUN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34:.T33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55" table:style-name="ce2">
            <text:p>5955</text:p>
          </table:table-cell>
          <table:table-cell office:value-type="string" table:style-name="ce9">
            <text:p>JORGENALDO BARBOSA DE SOUZ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UNIDADE ADMINISTRATIVA DE XAPURI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35:.T33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341" table:style-name="ce2">
            <text:p>57341</text:p>
          </table:table-cell>
          <table:table-cell office:value-type="string" table:style-name="ce9">
            <text:p>JOSE ALBERTO DE SOUZA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DIRTI COORD DE INFRAESTRUTURA E SEG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36:.T33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2931" table:style-name="ce2">
            <text:p>52931</text:p>
          </table:table-cell>
          <table:table-cell office:value-type="string" table:style-name="ce9">
            <text:p>JOSE ALMERON LIMA LEODEGARI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37:.T33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391" table:style-name="ce2">
            <text:p>50391</text:p>
          </table:table-cell>
          <table:table-cell office:value-type="string" table:style-name="ce9">
            <text:p>JOSE APARECIDO DE ARAUJO MAI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GP DEPARTAMENTO DE ADM DE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38:.T33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2251" table:style-name="ce2">
            <text:p>52251</text:p>
          </table:table-cell>
          <table:table-cell office:value-type="string" table:style-name="ce9">
            <text:p>JOSE CARLOS ALVES DAS CHAGA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39:.T33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93" table:style-name="ce2">
            <text:p>5993</text:p>
          </table:table-cell>
          <table:table-cell office:value-type="string" table:style-name="ce9">
            <text:p>JOSE CARLOS FERNANDES MACHAD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381.82" table:style-name="ce6">
            <text:p>381,82</text:p>
          </table:table-cell>
          <table:table-cell table:style-name="ce6"/>
          <table:table-cell office:value-type="float" office:value="126.67" table:style-name="ce6">
            <text:p>126,67</text:p>
          </table:table-cell>
          <table:table-cell table:number-columns-repeated="12" table:style-name="ce6"/>
          <table:table-cell office:value-type="float" office:value="508.49" table:formula="of:=SUM([.B340:.T340])" table:style-name="ce10">
            <text:p><text:s/>508,49<text:s/></text:p>
          </table:table-cell>
          <table:table-cell table:number-columns-repeated="16363"/>
        </table:table-row>
        <table:table-row table:style-name="ro5">
          <table:table-cell office:value-type="float" office:value="5034" table:style-name="ce2">
            <text:p>5034</text:p>
          </table:table-cell>
          <table:table-cell office:value-type="string" table:style-name="ce9">
            <text:p>JOSE CLEUDIVAN DA SILVA OLIVEIR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41:.T34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22" table:style-name="ce2">
            <text:p>5922</text:p>
          </table:table-cell>
          <table:table-cell office:value-type="string" table:style-name="ce9">
            <text:p>JOSE DO MONTE DE SOUZ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133.33000000000001" table:style-name="ce6">
            <text:p>133,33</text:p>
          </table:table-cell>
          <table:table-cell table:number-columns-repeated="12" table:style-name="ce6"/>
          <table:table-cell office:value-type="float" office:value="733.33" table:formula="of:=SUM([.B342:.T342])" table:style-name="ce10">
            <text:p><text:s/>733,33<text:s/></text:p>
          </table:table-cell>
          <table:table-cell table:number-columns-repeated="16363"/>
        </table:table-row>
        <table:table-row table:style-name="ro5">
          <table:table-cell office:value-type="float" office:value="53052" table:style-name="ce2">
            <text:p>53052</text:p>
          </table:table-cell>
          <table:table-cell office:value-type="string" table:style-name="ce9">
            <text:p>JOSE GERSON PINHEIRO DA CRUZ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43:.T34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8231" table:style-name="ce2">
            <text:p>38231</text:p>
          </table:table-cell>
          <table:table-cell office:value-type="string" table:style-name="ce9">
            <text:p>JOSE GILSON DA COSTA PINTO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NAT COORD DE OPERACOE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44:.T34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43" table:style-name="ce2">
            <text:p>5943</text:p>
          </table:table-cell>
          <table:table-cell office:value-type="string" table:style-name="ce9">
            <text:p>JOSE JERONCIO NOGUEIRA DOS SANTO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45:.T34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9501" table:style-name="ce2">
            <text:p>39501</text:p>
          </table:table-cell>
          <table:table-cell office:value-type="string" table:style-name="ce9">
            <text:p>JOSE LAZARO ALVES DE CASTR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46:.T34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80" table:style-name="ce2">
            <text:p>5880</text:p>
          </table:table-cell>
          <table:table-cell office:value-type="string" table:style-name="ce9">
            <text:p>JOSE LOPES DE ABREU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47:.T34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201" table:style-name="ce2">
            <text:p>56201</text:p>
          </table:table-cell>
          <table:table-cell office:value-type="string" table:style-name="ce9">
            <text:p>JOSE LUCIVAN NERY DE LIMA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PROMOTORIA DE JUSTICA CIVEL DE PLACIDO DE CASTRO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040.44" table:style-name="ce6">
            <text:p>3040,44</text:p>
          </table:table-cell>
          <table:table-cell table:number-columns-repeated="8" table:style-name="ce6"/>
          <table:table-cell office:value-type="float" office:value="4813.55" table:formula="of:=SUM([.B348:.T348])" table:style-name="ce10">
            <text:p><text:s/>4.813,55<text:s/></text:p>
          </table:table-cell>
          <table:table-cell table:number-columns-repeated="16363"/>
        </table:table-row>
        <table:table-row table:style-name="ro5">
          <table:table-cell office:value-type="float" office:value="45021" table:style-name="ce2">
            <text:p>45021</text:p>
          </table:table-cell>
          <table:table-cell office:value-type="string" table:style-name="ce9">
            <text:p>JOSE ROSSINEY GOMES RODRIGUES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49:.T34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6351" table:style-name="ce2">
            <text:p>16351</text:p>
          </table:table-cell>
          <table:table-cell office:value-type="string" table:style-name="ce9">
            <text:p>JOSE RUY DA SILVEIRA LINO FI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9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350:.T350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46061" table:style-name="ce2">
            <text:p>46061</text:p>
          </table:table-cell>
          <table:table-cell office:value-type="string" table:style-name="ce9">
            <text:p>JOSENIRA OLIVEIRA DA SILV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DIRETORIA DE PLANEJAMENTO E GESTAO ESTRATEG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51:.T35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4471" table:style-name="ce2">
            <text:p>54471</text:p>
          </table:table-cell>
          <table:table-cell office:value-type="string" table:style-name="ce9">
            <text:p>JOSIANE SOUZA DA SILVA BAND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52:.T35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982" table:style-name="ce2">
            <text:p>51982</text:p>
          </table:table-cell>
          <table:table-cell office:value-type="string" table:style-name="ce9">
            <text:p>JOSUE HAMILTON RODRIGUES DE SOUZA JUNIOR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53:.T35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511" table:style-name="ce2">
            <text:p>55511</text:p>
          </table:table-cell>
          <table:table-cell office:value-type="string" table:style-name="ce9">
            <text:p>JOVANA LEITE DE OLIV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54:.T35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3641" table:style-name="ce2">
            <text:p>23641</text:p>
          </table:table-cell>
          <table:table-cell office:value-type="string" table:style-name="ce9">
            <text:p>JUBERLANO DO NASCIMENTO MADEIR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NAT DILIGENC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55:.T35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83" table:style-name="ce2">
            <text:p>5783</text:p>
          </table:table-cell>
          <table:table-cell office:value-type="string" table:style-name="ce9">
            <text:p>JULEANDRO MARTINS DE OLIVEIRA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UNIDADE ADMINISTRATIVA DE XAPURI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040.44" table:style-name="ce6">
            <text:p>3040,44</text:p>
          </table:table-cell>
          <table:table-cell table:number-columns-repeated="8" table:style-name="ce6"/>
          <table:table-cell office:value-type="float" office:value="4813.55" table:formula="of:=SUM([.B356:.T356])" table:style-name="ce10">
            <text:p><text:s/>4.813,55<text:s/></text:p>
          </table:table-cell>
          <table:table-cell table:number-columns-repeated="16363"/>
        </table:table-row>
        <table:table-row table:style-name="ro5">
          <table:table-cell office:value-type="float" office:value="45231" table:style-name="ce2">
            <text:p>45231</text:p>
          </table:table-cell>
          <table:table-cell office:value-type="string" table:style-name="ce9">
            <text:p>JULIA DA SILVA RODRIGUES LEAL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57:.T35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4741" table:style-name="ce2">
            <text:p>54741</text:p>
          </table:table-cell>
          <table:table-cell office:value-type="string" table:style-name="ce9">
            <text:p>JULIANA BARBOSA HOFF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3 PROMOTORIA CRIMINAL DE CRUZEIRO DO SUL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office:value-type="float" office:value="5053.37" table:style-name="ce6">
            <text:p>5053,37</text:p>
          </table:table-cell>
          <table:table-cell table:number-columns-repeated="7" table:style-name="ce6"/>
          <table:table-cell office:value-type="float" office:value="10195.39" table:formula="of:=SUM([.B358:.T358])" table:style-name="ce10">
            <text:p><text:s/>10.195,39<text:s/></text:p>
          </table:table-cell>
          <table:table-cell table:number-columns-repeated="16363"/>
        </table:table-row>
        <table:table-row table:style-name="ro5">
          <table:table-cell office:value-type="float" office:value="52671" table:style-name="ce2">
            <text:p>52671</text:p>
          </table:table-cell>
          <table:table-cell office:value-type="string" table:style-name="ce9">
            <text:p>JULIANA BATALHA SALES MEL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 GERAL ADJ PARA ASSUNTOS ADMINISTRATIV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59:.T35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0661" table:style-name="ce2">
            <text:p>40661</text:p>
          </table:table-cell>
          <table:table-cell office:value-type="string" table:style-name="ce9">
            <text:p>JULIANA DANTAS LINS DA SILV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60:.T36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3892" table:style-name="ce2">
            <text:p>53892</text:p>
          </table:table-cell>
          <table:table-cell office:value-type="string" table:style-name="ce9">
            <text:p>JULIANA DO VALE SOUZ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3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61:.T36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9971" table:style-name="ce2">
            <text:p>39971</text:p>
          </table:table-cell>
          <table:table-cell office:value-type="string" table:style-name="ce9">
            <text:p>JULIENE FERREIRA SILV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GJ DEPARTAMENTO DE CERIMON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62:.T36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211" table:style-name="ce2">
            <text:p>56211</text:p>
          </table:table-cell>
          <table:table-cell office:value-type="string" table:style-name="ce9">
            <text:p>JULIO CESAR DE MEDEIROS SILVA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1 PROM ESPEC DE DEF CRIANCA E ADOLESCENTE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040.44" table:style-name="ce6">
            <text:p>3040,44</text:p>
          </table:table-cell>
          <table:table-cell table:number-columns-repeated="8" table:style-name="ce6"/>
          <table:table-cell office:value-type="float" office:value="4813.55" table:formula="of:=SUM([.B363:.T363])" table:style-name="ce10">
            <text:p><text:s/>4.813,55<text:s/></text:p>
          </table:table-cell>
          <table:table-cell table:number-columns-repeated="16363"/>
        </table:table-row>
        <table:table-row table:style-name="ro5">
          <table:table-cell office:value-type="float" office:value="5935" table:style-name="ce2">
            <text:p>5935</text:p>
          </table:table-cell>
          <table:table-cell office:value-type="string" table:style-name="ce9">
            <text:p>JULIO CESAR DOS SANTOS SAMPAI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64:.T36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6771" table:style-name="ce2">
            <text:p>46771</text:p>
          </table:table-cell>
          <table:table-cell office:value-type="string" table:style-name="ce9">
            <text:p>JULIO MANOEL DOS SANTOS BRASIL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4" table:style-name="ce6"/>
          <table:table-cell office:value-type="float" office:value="2500" table:style-name="ce6">
            <text:p>2500</text:p>
          </table:table-cell>
          <table:table-cell table:style-name="ce6"/>
          <table:table-cell office:value-type="float" office:value="2500" table:formula="of:=SUM([.B365:.T365])" table:style-name="ce10">
            <text:p><text:s/>2.500,00<text:s/></text:p>
          </table:table-cell>
          <table:table-cell table:number-columns-repeated="16363"/>
        </table:table-row>
        <table:table-row table:style-name="ro5">
          <table:table-cell office:value-type="float" office:value="46972" table:style-name="ce2">
            <text:p>46972</text:p>
          </table:table-cell>
          <table:table-cell office:value-type="string" table:style-name="ce9">
            <text:p>JURGLEICE BEZERRA LAUREANO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66:.T36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891" table:style-name="ce2">
            <text:p>56891</text:p>
          </table:table-cell>
          <table:table-cell office:value-type="string" table:style-name="ce9">
            <text:p>KALIL CASTRO SAAB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67:.T36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821" table:style-name="ce2">
            <text:p>50821</text:p>
          </table:table-cell>
          <table:table-cell office:value-type="string" table:style-name="ce9">
            <text:p>KAREN CRISTINA DE OLIVEIR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68:.T36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9961" table:style-name="ce2">
            <text:p>19961</text:p>
          </table:table-cell>
          <table:table-cell office:value-type="string" table:style-name="ce9">
            <text:p>KAREN MONTEIRO DE OLIVEIR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DIADM DEPARTAMENTO DE LICITACOE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69:.T36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151" table:style-name="ce2">
            <text:p>50151</text:p>
          </table:table-cell>
          <table:table-cell office:value-type="string" table:style-name="ce9">
            <text:p>KARINE FRANTIESCA DA SILVA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NUCLEO PERM DE INCENTIVO A AUTOCOMPOSICAO NAPA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70:.T37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211" table:style-name="ce2">
            <text:p>58211</text:p>
          </table:table-cell>
          <table:table-cell office:value-type="string" table:style-name="ce9">
            <text:p>KARYNNE DE CASTRO ROCH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71:.T37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7521" table:style-name="ce2">
            <text:p>7521</text:p>
          </table:table-cell>
          <table:table-cell office:value-type="string" table:style-name="ce9">
            <text:p>KATIA REJANE DE ARAUJO RODRIGUES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PROCURADORIA GERAL DE JUSTICA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546.22" table:style-name="ce6">
            <text:p>3546,22</text:p>
          </table:table-cell>
          <table:table-cell table:number-columns-repeated="8" table:style-name="ce6"/>
          <table:table-cell office:value-type="float" office:value="5319.33" table:formula="of:=SUM([.B372:.T372])" table:style-name="ce10">
            <text:p><text:s/>5.319,33<text:s/></text:p>
          </table:table-cell>
          <table:table-cell table:number-columns-repeated="16363"/>
        </table:table-row>
        <table:table-row table:style-name="ro5">
          <table:table-cell office:value-type="float" office:value="57791" table:style-name="ce2">
            <text:p>57791</text:p>
          </table:table-cell>
          <table:table-cell office:value-type="string" table:style-name="ce9">
            <text:p>KEILIANE DE OLIVEIRA PEREIRA</text:p>
          </table:table-cell>
          <table:table-cell office:value-type="string" table:style-name="ce9">
            <text:p>CHEFE DE DEPARTAMENTO</text:p>
          </table:table-cell>
          <table:table-cell office:value-type="string" table:style-name="ce9">
            <text:p>DIADM DEPTO DE APOIO OPERA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73:.T37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651" table:style-name="ce2">
            <text:p>57651</text:p>
          </table:table-cell>
          <table:table-cell office:value-type="string" table:style-name="ce9">
            <text:p>KELEN CRISTINA LIMA DE ANDRADE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9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74:.T37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14" table:style-name="ce2">
            <text:p>5814</text:p>
          </table:table-cell>
          <table:table-cell office:value-type="string" table:style-name="ce9">
            <text:p>KEMMIL DE MELO COELH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9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75:.T37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851" table:style-name="ce2">
            <text:p>56851</text:p>
          </table:table-cell>
          <table:table-cell office:value-type="string" table:style-name="ce9">
            <text:p>KENEDY MIRANDA FERNANDES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76:.T37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6121" table:style-name="ce2">
            <text:p>6121</text:p>
          </table:table-cell>
          <table:table-cell office:value-type="string" table:style-name="ce9">
            <text:p>KIMBERLY ANNE SPRINGER SUZUKI BRAN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3 PROM ESP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77:.T37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95" table:style-name="ce2">
            <text:p>5995</text:p>
          </table:table-cell>
          <table:table-cell office:value-type="string" table:style-name="ce9">
            <text:p>KLEISON JACHSON DA SILVA FROT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354.55" table:style-name="ce6">
            <text:p>354,55</text:p>
          </table:table-cell>
          <table:table-cell table:style-name="ce6"/>
          <table:table-cell office:value-type="float" office:value="120" table:style-name="ce6">
            <text:p>120</text:p>
          </table:table-cell>
          <table:table-cell table:number-columns-repeated="12" table:style-name="ce6"/>
          <table:table-cell office:value-type="float" office:value="474.55" table:formula="of:=SUM([.B378:.T378])" table:style-name="ce10">
            <text:p><text:s/>474,55<text:s/></text:p>
          </table:table-cell>
          <table:table-cell table:number-columns-repeated="16363"/>
        </table:table-row>
        <table:table-row table:style-name="ro5">
          <table:table-cell office:value-type="float" office:value="32391" table:style-name="ce2">
            <text:p>32391</text:p>
          </table:table-cell>
          <table:table-cell office:value-type="string" table:style-name="ce9">
            <text:p>LANA KELLE ARAUJO DO NASCIMENT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CONTROLE INTERN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79:.T37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1831" table:style-name="ce2">
            <text:p>41831</text:p>
          </table:table-cell>
          <table:table-cell office:value-type="string" table:style-name="ce9">
            <text:p>LARA DE OLIVEIRA MARQUE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5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80:.T38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432" table:style-name="ce2">
            <text:p>43432</text:p>
          </table:table-cell>
          <table:table-cell office:value-type="string" table:style-name="ce9">
            <text:p>LARISSA CRISTINA ARAUJO DE ALMEID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81:.T38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0601" table:style-name="ce2">
            <text:p>40601</text:p>
          </table:table-cell>
          <table:table-cell office:value-type="string" table:style-name="ce9">
            <text:p>LARISSA CRISTINA PEREIRA DE FREITA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 ESP MEIO AMBIENTE BAIXO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82:.T38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31" table:style-name="ce2">
            <text:p>5831</text:p>
          </table:table-cell>
          <table:table-cell office:value-type="string" table:style-name="ce9">
            <text:p>LARISSA RAWANNA DA SILVA ABREU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 ESP DE DEFESA DA PESSOA IDOS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83:.T38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7942" table:style-name="ce2">
            <text:p>47942</text:p>
          </table:table-cell>
          <table:table-cell office:value-type="string" table:style-name="ce9">
            <text:p>LARISSA RIBEIRO BEZERR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84:.T38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851" table:style-name="ce2">
            <text:p>49851</text:p>
          </table:table-cell>
          <table:table-cell office:value-type="string" table:style-name="ce9">
            <text:p>LARISSA VIRGINIA CAVALCANTI ORANTE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85:.T38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463" table:style-name="ce2">
            <text:p>43463</text:p>
          </table:table-cell>
          <table:table-cell office:value-type="string" table:style-name="ce9">
            <text:p>LAURA CAROLINA MOUTA ROCHA CEZAROTTO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6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86:.T38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702" table:style-name="ce2">
            <text:p>43702</text:p>
          </table:table-cell>
          <table:table-cell office:value-type="string" table:style-name="ce9">
            <text:p>LAURA CRISTINA DE ALMEIDA MIRAND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2 PROM JUST ESP DE DEFESA DO PATRIM PUBLICO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387:.T387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57771" table:style-name="ce2">
            <text:p>57771</text:p>
          </table:table-cell>
          <table:table-cell office:value-type="string" table:style-name="ce9">
            <text:p>LAURA DENISE JUCA RAMOS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88:.T38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9451" table:style-name="ce2">
            <text:p>19451</text:p>
          </table:table-cell>
          <table:table-cell office:value-type="string" table:style-name="ce9">
            <text:p>LAURA SIMONE NASCIMENTO RODRIGU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SECRETA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89:.T38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7001" table:style-name="ce2">
            <text:p>37001</text:p>
          </table:table-cell>
          <table:table-cell office:value-type="string" table:style-name="ce9">
            <text:p>LEANDRO PORTELA STEFFEN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 ESP DIREITOS HUMANOS E CIDADANIA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390:.T390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49671" table:style-name="ce2">
            <text:p>49671</text:p>
          </table:table-cell>
          <table:table-cell office:value-type="string" table:style-name="ce9">
            <text:p>LENIRA PONTES CUNH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 ESP DE EXEC MEDIDAS SOCIOEDUCATIV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91:.T39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811" table:style-name="ce2">
            <text:p>43811</text:p>
          </table:table-cell>
          <table:table-cell office:value-type="string" table:style-name="ce9">
            <text:p>LEONARDO HONORATO SANTO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 ESP DEF DA CRIANCA E ADOLESCENTE CRZ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392:.T392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5008" table:style-name="ce2">
            <text:p>5008</text:p>
          </table:table-cell>
          <table:table-cell office:value-type="string" table:style-name="ce9">
            <text:p>LEONARDO MELO CATUND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9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93:.T39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2041" table:style-name="ce2">
            <text:p>52041</text:p>
          </table:table-cell>
          <table:table-cell office:value-type="string" table:style-name="ce9">
            <text:p>LEONICE FERNANDES DE LIM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94:.T39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092" table:style-name="ce2">
            <text:p>49092</text:p>
          </table:table-cell>
          <table:table-cell office:value-type="string" table:style-name="ce9">
            <text:p>LIDIANA LAMPIER PESSIGATI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95:.T39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59" table:style-name="ce2">
            <text:p>5959</text:p>
          </table:table-cell>
          <table:table-cell office:value-type="string" table:style-name="ce9">
            <text:p>LIGIA KEETLY SILVA ALEXANDRINO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96:.T39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7041" table:style-name="ce2">
            <text:p>47041</text:p>
          </table:table-cell>
          <table:table-cell office:value-type="string" table:style-name="ce9">
            <text:p>LILIAN ALVES FIRMINO DA SILVA RIBEIR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1 PROMOTORIA ESP DE DEF DO CONSUMIDOR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97:.T39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512" table:style-name="ce2">
            <text:p>49512</text:p>
          </table:table-cell>
          <table:table-cell office:value-type="string" table:style-name="ce9">
            <text:p>LILIAN BRITO ALBUQUERQUE RIBEIR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C GERAL ADJ PARA ASSUNTOS ADMINISTRATIV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398:.T39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9301" table:style-name="ce2">
            <text:p>9301</text:p>
          </table:table-cell>
          <table:table-cell office:value-type="string" table:style-name="ce9">
            <text:p>LINA MARIA DAS GRACAS BRASIL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4" table:style-name="ce6"/>
          <table:table-cell office:value-type="float" office:value="2500" table:style-name="ce6">
            <text:p>2500</text:p>
          </table:table-cell>
          <table:table-cell table:style-name="ce6"/>
          <table:table-cell office:value-type="float" office:value="2500" table:formula="of:=SUM([.B399:.T399])" table:style-name="ce10">
            <text:p><text:s/>2.500,00<text:s/></text:p>
          </table:table-cell>
          <table:table-cell table:number-columns-repeated="16363"/>
        </table:table-row>
        <table:table-row table:style-name="ro5">
          <table:table-cell office:value-type="float" office:value="55851" table:style-name="ce2">
            <text:p>55851</text:p>
          </table:table-cell>
          <table:table-cell office:value-type="string" table:style-name="ce9">
            <text:p>LIVIA MARIA FIRMINO LEITE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4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00:.T40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4442" table:style-name="ce2">
            <text:p>44442</text:p>
          </table:table-cell>
          <table:table-cell office:value-type="string" table:style-name="ce9">
            <text:p>LUANA CUNHA MATSU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01:.T40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8972" table:style-name="ce2">
            <text:p>38972</text:p>
          </table:table-cell>
          <table:table-cell office:value-type="string" table:style-name="ce9">
            <text:p>LUANA DA COSTA PRADO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02:.T40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181" table:style-name="ce2">
            <text:p>56181</text:p>
          </table:table-cell>
          <table:table-cell office:value-type="string" table:style-name="ce9">
            <text:p>LUANA DINIZ LIRIO MACIEL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DE JUSTICA CRIMINAL DE TARAUACA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403:.T403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5969" table:style-name="ce2">
            <text:p>5969</text:p>
          </table:table-cell>
          <table:table-cell office:value-type="string" table:style-name="ce9">
            <text:p>LUANA MELO DE ARAUJO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AOP DO CONTROLE EXTERNO ATIV POLI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04:.T40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181" table:style-name="ce2">
            <text:p>55181</text:p>
          </table:table-cell>
          <table:table-cell office:value-type="string" table:style-name="ce9">
            <text:p>LUARA BEZERRA DA ROCH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DIADM COORD DE GESTAO DE CONTRATOS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05:.T40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731" table:style-name="ce2">
            <text:p>51731</text:p>
          </table:table-cell>
          <table:table-cell office:value-type="string" table:style-name="ce9">
            <text:p>LUCAS ANDRADE DA SILV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RTI COORD DE INFRAESTRUTURA E SEG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06:.T40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85" table:style-name="ce2">
            <text:p>5985</text:p>
          </table:table-cell>
          <table:table-cell office:value-type="string" table:style-name="ce9">
            <text:p>LUCAS CARVALHO S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ESP DE DEFESA DO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07:.T40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091" table:style-name="ce2">
            <text:p>57091</text:p>
          </table:table-cell>
          <table:table-cell office:value-type="string" table:style-name="ce9">
            <text:p>LUCAS OLIVEIRA BOUCHABKI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08:.T40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4043" table:style-name="ce2">
            <text:p>54043</text:p>
          </table:table-cell>
          <table:table-cell office:value-type="string" table:style-name="ce9">
            <text:p>LUCAS PINHEIRO CAMIL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UMULATIVA DE ASSIS BRASI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09:.T40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4921" table:style-name="ce2">
            <text:p>54921</text:p>
          </table:table-cell>
          <table:table-cell office:value-type="string" table:style-name="ce9">
            <text:p>LUCELIA ALVES MARQUES QUINTEL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AV CENTRO DE ATENDIMENTO A VITIMA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10:.T41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7782" table:style-name="ce2">
            <text:p>47782</text:p>
          </table:table-cell>
          <table:table-cell office:value-type="string" table:style-name="ce9">
            <text:p>LUCIANA DE CARVALHO ROCH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CAV CENTRO DE ATENDIMENTO A VITIMA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11:.T41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641" table:style-name="ce2">
            <text:p>49641</text:p>
          </table:table-cell>
          <table:table-cell office:value-type="string" table:style-name="ce9">
            <text:p>LUCIANA MONTEIRO QUEIROZ DA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12:.T41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5121" table:style-name="ce2">
            <text:p>45121</text:p>
          </table:table-cell>
          <table:table-cell office:value-type="string" table:style-name="ce9">
            <text:p>LUCIANA VIRGINIA M NEPOMUCENO QUINTEL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AOP DE DEF DO MEIO AMBIENT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13:.T41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141" table:style-name="ce2">
            <text:p>43141</text:p>
          </table:table-cell>
          <table:table-cell office:value-type="string" table:style-name="ce9">
            <text:p>LUCIANO AUGUSTO MAIA SALLES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4" table:style-name="ce6"/>
          <table:table-cell office:value-type="float" office:value="10000" table:style-name="ce6">
            <text:p>10000</text:p>
          </table:table-cell>
          <table:table-cell table:style-name="ce6"/>
          <table:table-cell office:value-type="float" office:value="10000" table:formula="of:=SUM([.B414:.T414])" table:style-name="ce10">
            <text:p><text:s/>10.000,00<text:s/></text:p>
          </table:table-cell>
          <table:table-cell table:number-columns-repeated="16363"/>
        </table:table-row>
        <table:table-row table:style-name="ro5">
          <table:table-cell office:value-type="float" office:value="49491" table:style-name="ce2">
            <text:p>49491</text:p>
          </table:table-cell>
          <table:table-cell office:value-type="string" table:style-name="ce9">
            <text:p>LUCIANO FREIRE DE CARVALHO MALAQUIAS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2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15:.T41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4181" table:style-name="ce2">
            <text:p>44181</text:p>
          </table:table-cell>
          <table:table-cell office:value-type="string" table:style-name="ce9">
            <text:p>LUCINETE TEIXEIRA BARBOS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16:.T41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7001" table:style-name="ce2">
            <text:p>47001</text:p>
          </table:table-cell>
          <table:table-cell office:value-type="string" table:style-name="ce9">
            <text:p>LUIS HENRIQUE CORREA ROLIM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CIVEL DE SENA MADUREIRA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417:.T417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54861" table:style-name="ce2">
            <text:p>54861</text:p>
          </table:table-cell>
          <table:table-cell office:value-type="string" table:style-name="ce9">
            <text:p>LUIZ CARLOS NUNE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18:.T41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2012" table:style-name="ce2">
            <text:p>12012</text:p>
          </table:table-cell>
          <table:table-cell office:value-type="string" table:style-name="ce9">
            <text:p>LUIZ CARLOS SIMAO PAIV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6" table:style-name="ce6"/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200" table:formula="of:=SUM([.B419:.T419])" table:style-name="ce10">
            <text:p><text:s/>200,00<text:s/></text:p>
          </table:table-cell>
          <table:table-cell table:number-columns-repeated="16363"/>
        </table:table-row>
        <table:table-row table:style-name="ro5">
          <table:table-cell office:value-type="float" office:value="43532" table:style-name="ce2">
            <text:p>43532</text:p>
          </table:table-cell>
          <table:table-cell office:value-type="string" table:style-name="ce9">
            <text:p>LUIZ FERNANDO COSTA MACIEL FILH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20:.T42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191" table:style-name="ce2">
            <text:p>57191</text:p>
          </table:table-cell>
          <table:table-cell office:value-type="string" table:style-name="ce9">
            <text:p>LUIZ GONZAGA DOS SANTOS FILHO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21:.T42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621" table:style-name="ce2">
            <text:p>56621</text:p>
          </table:table-cell>
          <table:table-cell office:value-type="string" table:style-name="ce9">
            <text:p>LUIZ HENRIQUE CARVALHO AFONS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CUMULATIVA DE MANCIO LIM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22:.T42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131" table:style-name="ce2">
            <text:p>51131</text:p>
          </table:table-cell>
          <table:table-cell office:value-type="string" table:style-name="ce9">
            <text:p>LUIZ RENATO BEZERRA FRANCISCO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5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23:.T42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871" table:style-name="ce2">
            <text:p>49871</text:p>
          </table:table-cell>
          <table:table-cell office:value-type="string" table:style-name="ce9">
            <text:p>LUZIANE DE SOUZA SANTO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 JUST ESP DE DEF DA EDU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24:.T42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501" table:style-name="ce2">
            <text:p>4501</text:p>
          </table:table-cell>
          <table:table-cell office:value-type="string" table:style-name="ce9">
            <text:p>MADALENA GONCALVES PEREIR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INATIVOS MPAC</text:p>
          </table:table-cell>
          <table:table-cell table:number-columns-repeated="6" table:style-name="ce6"/>
          <table:table-cell office:value-type="float" office:value="200" table:style-name="ce6">
            <text:p>200</text:p>
          </table:table-cell>
          <table:table-cell table:number-columns-repeated="3" table:style-name="ce6"/>
          <table:table-cell office:value-type="float" office:value="1146.56" table:style-name="ce6">
            <text:p>1146,56</text:p>
          </table:table-cell>
          <table:table-cell table:number-columns-repeated="5" table:style-name="ce6"/>
          <table:table-cell office:value-type="float" office:value="1346.56" table:formula="of:=SUM([.B425:.T425])" table:style-name="ce10">
            <text:p><text:s/>1.346,56<text:s/></text:p>
          </table:table-cell>
          <table:table-cell table:number-columns-repeated="16363"/>
        </table:table-row>
        <table:table-row table:style-name="ro5">
          <table:table-cell office:value-type="float" office:value="55451" table:style-name="ce2">
            <text:p>55451</text:p>
          </table:table-cell>
          <table:table-cell office:value-type="string" table:style-name="ce9">
            <text:p>MANOEL DA SILVA DOS SANTO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26:.T42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301" table:style-name="ce2">
            <text:p>56301</text:p>
          </table:table-cell>
          <table:table-cell office:value-type="string" table:style-name="ce9">
            <text:p>MANOEL FRANCISCO ALVES DA COST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27:.T42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3421" table:style-name="ce2">
            <text:p>53421</text:p>
          </table:table-cell>
          <table:table-cell office:value-type="string" table:style-name="ce9">
            <text:p>MANOEL NASCIMENTO CABRAL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28:.T42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931" table:style-name="ce2">
            <text:p>55931</text:p>
          </table:table-cell>
          <table:table-cell office:value-type="string" table:style-name="ce9">
            <text:p>MANUELA CANUTO DE SANTANA FARHAT</text:p>
          </table:table-cell>
          <table:table-cell office:value-type="string" table:style-name="ce9">
            <text:p>PROMOTOR DE JUSTICA DE ENTRANCIA INICIAL</text:p>
          </table:table-cell>
          <table:table-cell office:value-type="string" table:style-name="ce9">
            <text:p>PROMOTORIA DE JUSTICA CUMULATIVA DE MANOEL URBANO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200.47" table:style-name="ce6">
            <text:p>3200,47</text:p>
          </table:table-cell>
          <table:table-cell table:number-columns-repeated="8" table:style-name="ce6"/>
          <table:table-cell office:value-type="float" office:value="4973.58" table:formula="of:=SUM([.B429:.T429])" table:style-name="ce10">
            <text:p><text:s/>4.973,58<text:s/></text:p>
          </table:table-cell>
          <table:table-cell table:number-columns-repeated="16363"/>
        </table:table-row>
        <table:table-row table:style-name="ro5">
          <table:table-cell office:value-type="float" office:value="2561" table:style-name="ce2">
            <text:p>2561</text:p>
          </table:table-cell>
          <table:table-cell office:value-type="string" table:style-name="ce9">
            <text:p>MARA CELIA RAMOS DE MACED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CAOP DE DEFESA DO CONSUMIDOR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30:.T43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842" table:style-name="ce2">
            <text:p>50842</text:p>
          </table:table-cell>
          <table:table-cell office:value-type="string" table:style-name="ce9">
            <text:p>MARCEL PORTELA DA COSTA LIM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31:.T43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5762" table:style-name="ce2">
            <text:p>45762</text:p>
          </table:table-cell>
          <table:table-cell office:value-type="string" table:style-name="ce9">
            <text:p>MARCELA BRAGA DE SOUZA BRILHANTE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9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32:.T43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682" table:style-name="ce2">
            <text:p>43682</text:p>
          </table:table-cell>
          <table:table-cell office:value-type="string" table:style-name="ce9">
            <text:p>MARCELA CRISTINA OZORI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5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433:.T433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52081" table:style-name="ce2">
            <text:p>52081</text:p>
          </table:table-cell>
          <table:table-cell office:value-type="string" table:style-name="ce9">
            <text:p>MARCELA DA SILVA CARVALHO SANTAN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EAF CENTRO DE EST APERF FUN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34:.T43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5211" table:style-name="ce2">
            <text:p>45211</text:p>
          </table:table-cell>
          <table:table-cell office:value-type="string" table:style-name="ce9">
            <text:p>MARCELLO VICTOR LIMA DE ARAUJO E ARAUJ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1 PROMOTORIA ESP DE DEFESA DO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35:.T43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5251" table:style-name="ce2">
            <text:p>45251</text:p>
          </table:table-cell>
          <table:table-cell office:value-type="string" table:style-name="ce9">
            <text:p>MARCELO DE FREITAS PINTO</text:p>
          </table:table-cell>
          <table:table-cell office:value-type="string" table:style-name="ce9">
            <text:p>CHEFE DE DEPARTAMENTO</text:p>
          </table:table-cell>
          <table:table-cell office:value-type="string" table:style-name="ce9">
            <text:p>DGP DEPARTAMENTO DE GESTAO DE PAGAMENT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36:.T43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0143" table:style-name="ce2">
            <text:p>40143</text:p>
          </table:table-cell>
          <table:table-cell office:value-type="string" table:style-name="ce9">
            <text:p>MARCELO DE SOUZA GOMES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37:.T43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411" table:style-name="ce2">
            <text:p>50411</text:p>
          </table:table-cell>
          <table:table-cell office:value-type="string" table:style-name="ce9">
            <text:p>MARCELO FERREIRA DE FREITA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CAOP DE DEF DO MEIO AMBIENT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38:.T43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2971" table:style-name="ce2">
            <text:p>42971</text:p>
          </table:table-cell>
          <table:table-cell office:value-type="string" table:style-name="ce9">
            <text:p>MARCIA BARROZO DE ALMEIDA LIM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 GERAL ADJ PARA ASSUNTOS ADMINISTRATIV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39:.T43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7792" table:style-name="ce2">
            <text:p>37792</text:p>
          </table:table-cell>
          <table:table-cell office:value-type="string" table:style-name="ce9">
            <text:p>MARCIA CRISTHINY COSTA BARBOSA</text:p>
          </table:table-cell>
          <table:table-cell office:value-type="string" table:style-name="ce9">
            <text:p>CHEFE DE GABINETE</text:p>
          </table:table-cell>
          <table:table-cell office:value-type="string" table:style-name="ce9">
            <text:p>PGJ GABINE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40:.T44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9091" table:style-name="ce2">
            <text:p>29091</text:p>
          </table:table-cell>
          <table:table-cell office:value-type="string" table:style-name="ce9">
            <text:p>MARCIA CRISTINA DE OLIVEIRA MEIRELES MI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UNIDADE ADMINISTRATIVA DE BRASILE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41:.T44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9501" table:style-name="ce2">
            <text:p>29501</text:p>
          </table:table-cell>
          <table:table-cell office:value-type="string" table:style-name="ce9">
            <text:p>MARCIA DA SILVA BARRO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GP DEPARTAMENTO DE ADM DE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42:.T44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831" table:style-name="ce2">
            <text:p>50831</text:p>
          </table:table-cell>
          <table:table-cell office:value-type="string" table:style-name="ce9">
            <text:p>MARCIA MACIEL DA COSTA MEDEIRO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43:.T44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311" table:style-name="ce2">
            <text:p>5311</text:p>
          </table:table-cell>
          <table:table-cell office:value-type="string" table:style-name="ce9">
            <text:p>MARCILENE SALOMAO CARVALHO DE FREITA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6" table:style-name="ce6"/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200" table:formula="of:=SUM([.B444:.T444])" table:style-name="ce10">
            <text:p><text:s/>200,00<text:s/></text:p>
          </table:table-cell>
          <table:table-cell table:number-columns-repeated="16363"/>
        </table:table-row>
        <table:table-row table:style-name="ro5">
          <table:table-cell office:value-type="float" office:value="30261" table:style-name="ce2">
            <text:p>30261</text:p>
          </table:table-cell>
          <table:table-cell office:value-type="string" table:style-name="ce9">
            <text:p>MARCIO ROBERTO RIBEIRO DE LIM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45:.T44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0921" table:style-name="ce2">
            <text:p>40921</text:p>
          </table:table-cell>
          <table:table-cell office:value-type="string" table:style-name="ce9">
            <text:p>MARCO AURELIO RIBEIR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8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446:.T446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41081" table:style-name="ce2">
            <text:p>41081</text:p>
          </table:table-cell>
          <table:table-cell office:value-type="string" table:style-name="ce9">
            <text:p>MARCOS ANTONIO GALIN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3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447:.T447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56481" table:style-name="ce2">
            <text:p>56481</text:p>
          </table:table-cell>
          <table:table-cell office:value-type="string" table:style-name="ce9">
            <text:p>MARCOS CLEYDER JANSEN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 COORD DO OBSERVATORIO DE ANALISE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48:.T44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92" table:style-name="ce2">
            <text:p>5992</text:p>
          </table:table-cell>
          <table:table-cell office:value-type="string" table:style-name="ce9">
            <text:p>MARCOS DOS SANTOS MENDONC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436.36" table:style-name="ce6">
            <text:p>436,36</text:p>
          </table:table-cell>
          <table:table-cell table:style-name="ce6"/>
          <table:table-cell office:value-type="float" office:value="153.33000000000001" table:style-name="ce6">
            <text:p>153,33</text:p>
          </table:table-cell>
          <table:table-cell table:number-columns-repeated="12" table:style-name="ce6"/>
          <table:table-cell office:value-type="float" office:value="589.69000000000005" table:formula="of:=SUM([.B449:.T449])" table:style-name="ce10">
            <text:p><text:s/>589,69<text:s/></text:p>
          </table:table-cell>
          <table:table-cell table:number-columns-repeated="16363"/>
        </table:table-row>
        <table:table-row table:style-name="ro5">
          <table:table-cell office:value-type="float" office:value="49223" table:style-name="ce2">
            <text:p>49223</text:p>
          </table:table-cell>
          <table:table-cell office:value-type="string" table:style-name="ce9">
            <text:p>MARCOS FERNANDES LACERD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C GERAL ADJ PARA ASSUNTOS ADMINISTRATIV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50:.T45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56" table:style-name="ce2">
            <text:p>5956</text:p>
          </table:table-cell>
          <table:table-cell office:value-type="string" table:style-name="ce9">
            <text:p>MARCOS GUITIERRE GUIMARAES BARROSO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51:.T45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2322" table:style-name="ce2">
            <text:p>52322</text:p>
          </table:table-cell>
          <table:table-cell office:value-type="string" table:style-name="ce9">
            <text:p>MARCOS VINICIUS DE LIMA COST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52:.T45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141" table:style-name="ce2">
            <text:p>55141</text:p>
          </table:table-cell>
          <table:table-cell office:value-type="string" table:style-name="ce9">
            <text:p>MARCUS AURELIUS HAKOZAKI DE ARAUJ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53:.T45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111" table:style-name="ce2">
            <text:p>55111</text:p>
          </table:table-cell>
          <table:table-cell office:value-type="string" table:style-name="ce9">
            <text:p>MARCUS VINICIUS BRANDAO BRANA MUNIZ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54:.T45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67" table:style-name="ce2">
            <text:p>5867</text:p>
          </table:table-cell>
          <table:table-cell office:value-type="string" table:style-name="ce9">
            <text:p>MARIA ANTONIA BRITO OLIVEIR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PROM ESP DEF DA CRIANCA E ADOLESCENTE CR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55:.T45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6471" table:style-name="ce2">
            <text:p>6471</text:p>
          </table:table-cell>
          <table:table-cell office:value-type="string" table:style-name="ce9">
            <text:p>MARIA AUGUSTA FIGUEIREDO MUBARAC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INATIVOS MPAC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10000" table:style-name="ce6">
            <text:p>10000</text:p>
          </table:table-cell>
          <table:table-cell table:style-name="ce6"/>
          <table:table-cell office:value-type="float" office:value="13368.91" table:formula="of:=SUM([.B456:.T456])" table:style-name="ce10">
            <text:p><text:s/>13.368,91<text:s/></text:p>
          </table:table-cell>
          <table:table-cell table:number-columns-repeated="16363"/>
        </table:table-row>
        <table:table-row table:style-name="ro5">
          <table:table-cell office:value-type="float" office:value="22591" table:style-name="ce2">
            <text:p>22591</text:p>
          </table:table-cell>
          <table:table-cell office:value-type="string" table:style-name="ce9">
            <text:p>MARIA AUGUSTA SARAH LIN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3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57:.T45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1781" table:style-name="ce2">
            <text:p>21781</text:p>
          </table:table-cell>
          <table:table-cell office:value-type="string" table:style-name="ce9">
            <text:p>MARIA CELENICE GOMES DE OLIV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GJ SECRETARIA DOS ORGAOS COLEGI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58:.T45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0661" table:style-name="ce2">
            <text:p>10661</text:p>
          </table:table-cell>
          <table:table-cell office:value-type="string" table:style-name="ce9">
            <text:p>MARIA DA GLORIA GALVAO NOBRE DANTA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INATIVOS MPAC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10000" table:style-name="ce6">
            <text:p>10000</text:p>
          </table:table-cell>
          <table:table-cell table:style-name="ce6"/>
          <table:table-cell office:value-type="float" office:value="13368.91" table:formula="of:=SUM([.B459:.T459])" table:style-name="ce10">
            <text:p><text:s/>13.368,91<text:s/></text:p>
          </table:table-cell>
          <table:table-cell table:number-columns-repeated="16363"/>
        </table:table-row>
        <table:table-row table:style-name="ro5">
          <table:table-cell office:value-type="float" office:value="3371" table:style-name="ce2">
            <text:p>3371</text:p>
          </table:table-cell>
          <table:table-cell office:value-type="string" table:style-name="ce9">
            <text:p>MARIA DA GLORIA LEAL COST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INATIVOS MPAC</text:p>
          </table:table-cell>
          <table:table-cell table:number-columns-repeated="6" table:style-name="ce6"/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200" table:formula="of:=SUM([.B460:.T460])" table:style-name="ce10">
            <text:p><text:s/>200,00<text:s/></text:p>
          </table:table-cell>
          <table:table-cell table:number-columns-repeated="16363"/>
        </table:table-row>
        <table:table-row table:style-name="ro5">
          <table:table-cell office:value-type="float" office:value="47481" table:style-name="ce2">
            <text:p>47481</text:p>
          </table:table-cell>
          <table:table-cell office:value-type="string" table:style-name="ce9">
            <text:p>MARIA DARCILENE GOMES DO VALE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3 PROMOTORIA DE JUST CRIMINAL <text:s/>VIOL DOM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61:.T46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771" table:style-name="ce2">
            <text:p>4771</text:p>
          </table:table-cell>
          <table:table-cell office:value-type="string" table:style-name="ce9">
            <text:p>MARIA DAS GRACAS MELO CORCINI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6" table:style-name="ce6"/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200" table:formula="of:=SUM([.B462:.T462])" table:style-name="ce10">
            <text:p><text:s/>200,00<text:s/></text:p>
          </table:table-cell>
          <table:table-cell table:number-columns-repeated="16363"/>
        </table:table-row>
        <table:table-row table:style-name="ro5">
          <table:table-cell office:value-type="float" office:value="56991" table:style-name="ce2">
            <text:p>56991</text:p>
          </table:table-cell>
          <table:table-cell office:value-type="string" table:style-name="ce9">
            <text:p>MARIA DE JESUS FERNANDES P DOMINGOS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4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63:.T46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9522" table:style-name="ce2">
            <text:p>39522</text:p>
          </table:table-cell>
          <table:table-cell office:value-type="string" table:style-name="ce9">
            <text:p>MARIA DE NAZARE GADELHA FERREIRA FERNAN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64:.T46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911" table:style-name="ce2">
            <text:p>1911</text:p>
          </table:table-cell>
          <table:table-cell office:value-type="string" table:style-name="ce9">
            <text:p>MARIA DO PERPETUO SOCORRO D FERR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3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65:.T46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72" table:style-name="ce2">
            <text:p>5072</text:p>
          </table:table-cell>
          <table:table-cell office:value-type="string" table:style-name="ce9">
            <text:p>MARIA DO SOCORRO VIEIRA L DE QUEIROZ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1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66:.T46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282" table:style-name="ce2">
            <text:p>43282</text:p>
          </table:table-cell>
          <table:table-cell office:value-type="string" table:style-name="ce9">
            <text:p>MARIA DULCE LEIA MACEDO DE PAUL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ADM COORD DE GESTAO DE CONTRATOS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67:.T46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841" table:style-name="ce2">
            <text:p>43841</text:p>
          </table:table-cell>
          <table:table-cell office:value-type="string" table:style-name="ce9">
            <text:p>MARIA FATIMA RIBEIRO TEIXEIR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ESP DO CONTROLE EXTERNO<text:s/>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468:.T468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46521" table:style-name="ce2">
            <text:p>46521</text:p>
          </table:table-cell>
          <table:table-cell office:value-type="string" table:style-name="ce9">
            <text:p>MARIA FERREIRA VIEIR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CURADORIA GERAL ADJ ASS JURID DISTRIBUI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69:.T46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751" table:style-name="ce2">
            <text:p>1751</text:p>
          </table:table-cell>
          <table:table-cell office:value-type="string" table:style-name="ce9">
            <text:p>MARIA HELENA PEDROZA DE CARVALH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70:.T47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301" table:style-name="ce2">
            <text:p>51301</text:p>
          </table:table-cell>
          <table:table-cell office:value-type="string" table:style-name="ce9">
            <text:p>MARIA HELINETINA OLIVEIRA DO NASCIMENT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71:.T47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741" table:style-name="ce2">
            <text:p>57741</text:p>
          </table:table-cell>
          <table:table-cell office:value-type="string" table:style-name="ce9">
            <text:p>MARIA ISABEL VIDAL DE CASTRO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72:.T47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6791" table:style-name="ce2">
            <text:p>46791</text:p>
          </table:table-cell>
          <table:table-cell office:value-type="string" table:style-name="ce9">
            <text:p>MARIA JOSE CARVALHO DE PAULA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4" table:style-name="ce6"/>
          <table:table-cell office:value-type="float" office:value="10000" table:style-name="ce6">
            <text:p>10000</text:p>
          </table:table-cell>
          <table:table-cell table:style-name="ce6"/>
          <table:table-cell office:value-type="float" office:value="10000" table:formula="of:=SUM([.B473:.T473])" table:style-name="ce10">
            <text:p><text:s/>10.000,00<text:s/></text:p>
          </table:table-cell>
          <table:table-cell table:number-columns-repeated="16363"/>
        </table:table-row>
        <table:table-row table:style-name="ro5">
          <table:table-cell office:value-type="float" office:value="6201" table:style-name="ce2">
            <text:p>6201</text:p>
          </table:table-cell>
          <table:table-cell office:value-type="string" table:style-name="ce9">
            <text:p>MARIA JOSE CORREIA LIM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INATIVOS MPAC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20000" table:style-name="ce6">
            <text:p>20000</text:p>
          </table:table-cell>
          <table:table-cell table:style-name="ce6"/>
          <table:table-cell office:value-type="float" office:value="23368.91" table:formula="of:=SUM([.B474:.T474])" table:style-name="ce10">
            <text:p><text:s/>23.368,91<text:s/></text:p>
          </table:table-cell>
          <table:table-cell table:number-columns-repeated="16363"/>
        </table:table-row>
        <table:table-row table:style-name="ro5">
          <table:table-cell office:value-type="float" office:value="4851" table:style-name="ce2">
            <text:p>4851</text:p>
          </table:table-cell>
          <table:table-cell office:value-type="string" table:style-name="ce9">
            <text:p>MARIA JOSE FERNANDES DE OLIV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6" table:style-name="ce6"/>
          <table:table-cell office:value-type="float" office:value="200" table:style-name="ce6">
            <text:p>200</text:p>
          </table:table-cell>
          <table:table-cell table:number-columns-repeated="2" table:style-name="ce6"/>
          <table:table-cell office:value-type="float" office:value="3000" table:style-name="ce6">
            <text:p>3000</text:p>
          </table:table-cell>
          <table:table-cell table:number-columns-repeated="6" table:style-name="ce6"/>
          <table:table-cell office:value-type="float" office:value="3200" table:formula="of:=SUM([.B475:.T475])" table:style-name="ce10">
            <text:p><text:s/>3.200,00<text:s/></text:p>
          </table:table-cell>
          <table:table-cell table:number-columns-repeated="16363"/>
        </table:table-row>
        <table:table-row table:style-name="ro5">
          <table:table-cell office:value-type="float" office:value="47793" table:style-name="ce2">
            <text:p>47793</text:p>
          </table:table-cell>
          <table:table-cell office:value-type="string" table:style-name="ce9">
            <text:p>MARIA MADALENA BARBOSA CAVALCANTE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ESP DO CONTROLE EXTERN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76:.T47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451" table:style-name="ce2">
            <text:p>3451</text:p>
          </table:table-cell>
          <table:table-cell office:value-type="string" table:style-name="ce9">
            <text:p>MARIA MADALENA COELHO DE ARAUJO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INATIVOS MPAC</text:p>
          </table:table-cell>
          <table:table-cell table:number-columns-repeated="6" table:style-name="ce6"/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200" table:formula="of:=SUM([.B477:.T477])" table:style-name="ce10">
            <text:p><text:s/>200,00<text:s/></text:p>
          </table:table-cell>
          <table:table-cell table:number-columns-repeated="16363"/>
        </table:table-row>
        <table:table-row table:style-name="ro5">
          <table:table-cell office:value-type="float" office:value="5821" table:style-name="ce2">
            <text:p>5821</text:p>
          </table:table-cell>
          <table:table-cell office:value-type="string" table:style-name="ce9">
            <text:p>MARIA MARQUIZETE FERNANDES ALV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6" table:style-name="ce6"/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200" table:formula="of:=SUM([.B478:.T478])" table:style-name="ce10">
            <text:p><text:s/>200,00<text:s/></text:p>
          </table:table-cell>
          <table:table-cell table:number-columns-repeated="16363"/>
        </table:table-row>
        <table:table-row table:style-name="ro5">
          <table:table-cell office:value-type="float" office:value="51561" table:style-name="ce2">
            <text:p>51561</text:p>
          </table:table-cell>
          <table:table-cell office:value-type="string" table:style-name="ce9">
            <text:p>MARIA MIRIAM GOMES DE MORAES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11" table:style-name="ce6"/>
          <table:table-cell office:value-type="float" office:value="200" table:formula="of:=SUM([.B479:.T479])" table:style-name="ce10">
            <text:p><text:s/>200,00<text:s/></text:p>
          </table:table-cell>
          <table:table-cell table:number-columns-repeated="16363"/>
        </table:table-row>
        <table:table-row table:style-name="ro5">
          <table:table-cell office:value-type="float" office:value="9061" table:style-name="ce2">
            <text:p>9061</text:p>
          </table:table-cell>
          <table:table-cell office:value-type="string" table:style-name="ce9">
            <text:p>MARIA ZENEIDE LOPES DA SILV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MOTORIA CRIMINAL DE SENA MADUREIR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80:.T48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361" table:style-name="ce2">
            <text:p>56361</text:p>
          </table:table-cell>
          <table:table-cell office:value-type="string" table:style-name="ce9">
            <text:p>MARIAN BRILHANTE MACEDO VIANA AIACHE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AV CENTRO DE ATENDIMENTO A VITIMA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81:.T48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6971" table:style-name="ce2">
            <text:p>36971</text:p>
          </table:table-cell>
          <table:table-cell office:value-type="string" table:style-name="ce9">
            <text:p>MARIANO JEORGE DE SOUSA MEL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482:.T482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6391" table:style-name="ce2">
            <text:p>6391</text:p>
          </table:table-cell>
          <table:table-cell office:value-type="string" table:style-name="ce9">
            <text:p>MARILDES DO COUTO PINHO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7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10000" table:style-name="ce6">
            <text:p>10000</text:p>
          </table:table-cell>
          <table:table-cell table:style-name="ce6"/>
          <table:table-cell office:value-type="float" office:value="13546.22" table:formula="of:=SUM([.B483:.T483])" table:style-name="ce10">
            <text:p><text:s/>13.546,22<text:s/></text:p>
          </table:table-cell>
          <table:table-cell table:number-columns-repeated="16363"/>
        </table:table-row>
        <table:table-row table:style-name="ro5">
          <table:table-cell office:value-type="float" office:value="5920" table:style-name="ce2">
            <text:p>5920</text:p>
          </table:table-cell>
          <table:table-cell office:value-type="string" table:style-name="ce9">
            <text:p>MARINA ARAUJO DE CARVALH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1 PROMOTORIA DE JUSTICA CIVE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84:.T48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7411" table:style-name="ce2">
            <text:p>47411</text:p>
          </table:table-cell>
          <table:table-cell office:value-type="string" table:style-name="ce9">
            <text:p>MARINA DA CUNHA FERREIRA MOREIR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85:.T48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741" table:style-name="ce2">
            <text:p>50741</text:p>
          </table:table-cell>
          <table:table-cell office:value-type="string" table:style-name="ce9">
            <text:p>MARINA DE MELO ARRUD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86:.T48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2471" table:style-name="ce2">
            <text:p>32471</text:p>
          </table:table-cell>
          <table:table-cell office:value-type="string" table:style-name="ce9">
            <text:p>MARINHO DA COSTA GALLO JUNIOR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87:.T48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7121" table:style-name="ce2">
            <text:p>27121</text:p>
          </table:table-cell>
          <table:table-cell office:value-type="string" table:style-name="ce9">
            <text:p>MARIO JORGE NUNES DE LIM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CURADORIA GERAL ADJ ASS JURID DISTRIBUI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88:.T48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1631" table:style-name="ce2">
            <text:p>11631</text:p>
          </table:table-cell>
          <table:table-cell office:value-type="string" table:style-name="ce9">
            <text:p>MARISETE DE CASSIA LIGEIRO MORA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MAC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89:.T48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4481" table:style-name="ce2">
            <text:p>44481</text:p>
          </table:table-cell>
          <table:table-cell office:value-type="string" table:style-name="ce9">
            <text:p>MARLENE DE SOUZA MONTE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2 PROM ESP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90:.T49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68" table:style-name="ce2">
            <text:p>5968</text:p>
          </table:table-cell>
          <table:table-cell office:value-type="string" table:style-name="ce9">
            <text:p>MARLIZAN DA COSTA MENDONC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91:.T49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1352" table:style-name="ce2">
            <text:p>41352</text:p>
          </table:table-cell>
          <table:table-cell office:value-type="string" table:style-name="ce9">
            <text:p>MAUREA AUGUSTA SILVA DO NASCIMENT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ADM DEPTO DE APOIO OPERA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92:.T49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8772" table:style-name="ce2">
            <text:p>38772</text:p>
          </table:table-cell>
          <table:table-cell office:value-type="string" table:style-name="ce9">
            <text:p>MAURO DI LISSANDRO CARDOSO MODEST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 PROM ESPEC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93:.T49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822" table:style-name="ce2">
            <text:p>51822</text:p>
          </table:table-cell>
          <table:table-cell office:value-type="string" table:style-name="ce9">
            <text:p>MAURO SILVIO MOURA DE OLIVEIR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4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94:.T49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23" table:style-name="ce2">
            <text:p>5923</text:p>
          </table:table-cell>
          <table:table-cell office:value-type="string" table:style-name="ce9">
            <text:p>MAYARA BARBOSA BRASIL DA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 ESP DEF DO MEIO AMBIENTE DO JURU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95:.T49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811" table:style-name="ce2">
            <text:p>50811</text:p>
          </table:table-cell>
          <table:table-cell office:value-type="string" table:style-name="ce9">
            <text:p>MAYARA MAGALHAE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2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96:.T49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6102" table:style-name="ce2">
            <text:p>46102</text:p>
          </table:table-cell>
          <table:table-cell office:value-type="string" table:style-name="ce9">
            <text:p>MAYARA MUNIZ DA COST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 ESP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97:.T49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091" table:style-name="ce2">
            <text:p>56091</text:p>
          </table:table-cell>
          <table:table-cell office:value-type="string" table:style-name="ce9">
            <text:p>MAYKO ANDERSON DA SILVA LIM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2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98:.T49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371" table:style-name="ce2">
            <text:p>43371</text:p>
          </table:table-cell>
          <table:table-cell office:value-type="string" table:style-name="ce9">
            <text:p>MAYRA ANNE MORAES PEREIRA BARBOSA LEITE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8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499:.T49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561" table:style-name="ce2">
            <text:p>50561</text:p>
          </table:table-cell>
          <table:table-cell office:value-type="string" table:style-name="ce9">
            <text:p>MAYRA DE SOUZA GALDIN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5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00:.T50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3681" table:style-name="ce2">
            <text:p>13681</text:p>
          </table:table-cell>
          <table:table-cell office:value-type="string" table:style-name="ce9">
            <text:p>MERI CRISTINA AMARAL GONCALVE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 ESP MEIO AMBIENTE BAIXO ACRE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14800" table:style-name="ce6">
            <text:p>14800</text:p>
          </table:table-cell>
          <table:table-cell table:style-name="ce6"/>
          <table:table-cell office:value-type="float" office:value="19942.02" table:formula="of:=SUM([.B501:.T501])" table:style-name="ce10">
            <text:p><text:s/>19.942,02<text:s/></text:p>
          </table:table-cell>
          <table:table-cell table:number-columns-repeated="16363"/>
        </table:table-row>
        <table:table-row table:style-name="ro5">
          <table:table-cell office:value-type="float" office:value="5983" table:style-name="ce2">
            <text:p>5983</text:p>
          </table:table-cell>
          <table:table-cell office:value-type="string" table:style-name="ce9">
            <text:p>MILENA DE OLIVEIRA SILV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NUCLEO PERM DE INCENTIVO A AUTOCOMPOSICAO NAPA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02:.T50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73" table:style-name="ce2">
            <text:p>5973</text:p>
          </table:table-cell>
          <table:table-cell office:value-type="string" table:style-name="ce9">
            <text:p>MILENA MEDEIROS PALMEIRA RAFAEL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UMULATIVA DE MANOEL URBAN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03:.T50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2161" table:style-name="ce2">
            <text:p>22161</text:p>
          </table:table-cell>
          <table:table-cell office:value-type="string" table:style-name="ce9">
            <text:p>MIQUEIAS IBERNON DA SILVA BRAG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04:.T50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3851" table:style-name="ce2">
            <text:p>53851</text:p>
          </table:table-cell>
          <table:table-cell office:value-type="string" table:style-name="ce9">
            <text:p>MIRLA ROSE DA COSTA MESQUIT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GP DEPARTAMENTO DE ADM DE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05:.T50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211" table:style-name="ce2">
            <text:p>2211</text:p>
          </table:table-cell>
          <table:table-cell office:value-type="string" table:style-name="ce9">
            <text:p>MIRTES DA SILVA DE OLIV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06:.T50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031" table:style-name="ce2">
            <text:p>55031</text:p>
          </table:table-cell>
          <table:table-cell office:value-type="string" table:style-name="ce9">
            <text:p>MISAEL DE LIMA ARAUJ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07:.T50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731" table:style-name="ce2">
            <text:p>57731</text:p>
          </table:table-cell>
          <table:table-cell office:value-type="string" table:style-name="ce9">
            <text:p>MISCHELY DA SILVA GOMES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NUCLEO PERM DE INCENTIVO A AUTOCOMPOSICAO NAPA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08:.T50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291" table:style-name="ce2">
            <text:p>55291</text:p>
          </table:table-cell>
          <table:table-cell office:value-type="string" table:style-name="ce9">
            <text:p>MOACIR CUNHA DOS SANTOS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09:.T50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6401" table:style-name="ce2">
            <text:p>26401</text:p>
          </table:table-cell>
          <table:table-cell office:value-type="string" table:style-name="ce9">
            <text:p>MOISES FERREIRA ALENCASTRO E SOUZ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10:.T51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16" table:style-name="ce2">
            <text:p>5816</text:p>
          </table:table-cell>
          <table:table-cell office:value-type="string" table:style-name="ce9">
            <text:p>MONIQUE PEREIRA VOLFF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IVEL DE PLACIDO DE CASTR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11:.T51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2311" table:style-name="ce2">
            <text:p>42311</text:p>
          </table:table-cell>
          <table:table-cell office:value-type="string" table:style-name="ce9">
            <text:p>MYRLA CRISTINA MAIA ARANHA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3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12:.T51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6781" table:style-name="ce2">
            <text:p>16781</text:p>
          </table:table-cell>
          <table:table-cell office:value-type="string" table:style-name="ce9">
            <text:p>MYRNA TEIXEIRA MENDOZ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OTORIA ESP DE DEFESA DO PATRIMONIO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5" table:style-name="ce6"/>
          <table:table-cell office:value-type="float" office:value="1500" table:style-name="ce6">
            <text:p>1500</text:p>
          </table:table-cell>
          <table:table-cell table:number-columns-repeated="2" table:style-name="ce6"/>
          <table:table-cell office:value-type="float" office:value="6642.0199999999995" table:formula="of:=SUM([.B513:.T513])" table:style-name="ce10">
            <text:p><text:s/>6.642,02<text:s/></text:p>
          </table:table-cell>
          <table:table-cell table:number-columns-repeated="16363"/>
        </table:table-row>
        <table:table-row table:style-name="ro5">
          <table:table-cell office:value-type="float" office:value="1321" table:style-name="ce2">
            <text:p>1321</text:p>
          </table:table-cell>
          <table:table-cell office:value-type="string" table:style-name="ce9">
            <text:p>NADJA MARIA DA SILVA COST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6" table:style-name="ce6"/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200" table:formula="of:=SUM([.B514:.T514])" table:style-name="ce10">
            <text:p><text:s/>200,00<text:s/></text:p>
          </table:table-cell>
          <table:table-cell table:number-columns-repeated="16363"/>
        </table:table-row>
        <table:table-row table:style-name="ro5">
          <table:table-cell office:value-type="float" office:value="49332" table:style-name="ce2">
            <text:p>49332</text:p>
          </table:table-cell>
          <table:table-cell office:value-type="string" table:style-name="ce9">
            <text:p>NANSE WILLY LIMA DA SILVA FRANC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8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15:.T51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141" table:style-name="ce2">
            <text:p>50141</text:p>
          </table:table-cell>
          <table:table-cell office:value-type="string" table:style-name="ce9">
            <text:p>NATALIA DANIELLE DE SOUZ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OUVIDO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16:.T51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831" table:style-name="ce2">
            <text:p>55831</text:p>
          </table:table-cell>
          <table:table-cell office:value-type="string" table:style-name="ce9">
            <text:p>NATALIA MAECAWA TOMI OSHIR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17:.T51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611" table:style-name="ce2">
            <text:p>51611</text:p>
          </table:table-cell>
          <table:table-cell office:value-type="string" table:style-name="ce9">
            <text:p>NATALIENE CARNEIRO DE SOUZA GOMES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18:.T51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681" table:style-name="ce2">
            <text:p>49681</text:p>
          </table:table-cell>
          <table:table-cell office:value-type="string" table:style-name="ce9">
            <text:p>NATASHA DA CUNHA RAMO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TECNOLOGIA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19:.T51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941" table:style-name="ce2">
            <text:p>49941</text:p>
          </table:table-cell>
          <table:table-cell office:value-type="string" table:style-name="ce9">
            <text:p>NATHALIA ANDRADE DA SILVA LIM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20:.T52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38" table:style-name="ce2">
            <text:p>5938</text:p>
          </table:table-cell>
          <table:table-cell office:value-type="string" table:style-name="ce9">
            <text:p>NAYARA SOARES LIMA VIAN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IVEL DE TARAUA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21:.T52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42" table:style-name="ce2">
            <text:p>5942</text:p>
          </table:table-cell>
          <table:table-cell office:value-type="string" table:style-name="ce9">
            <text:p>NEIVA ARAUJO LUSTOS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22:.T52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1511" table:style-name="ce2">
            <text:p>21511</text:p>
          </table:table-cell>
          <table:table-cell office:value-type="string" table:style-name="ce9">
            <text:p>NELIO ARAUJO DA SILV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DIRTI COORDENACAO DE SUP AO PROC ELETRONIC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23:.T52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8761" table:style-name="ce2">
            <text:p>38761</text:p>
          </table:table-cell>
          <table:table-cell office:value-type="string" table:style-name="ce9">
            <text:p>NELMA ARAUJO MELO DE SIQUEIR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524:.T524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55071" table:style-name="ce2">
            <text:p>55071</text:p>
          </table:table-cell>
          <table:table-cell office:value-type="string" table:style-name="ce9">
            <text:p>NEUTON LAMEGO MOREIRA JUNIOR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25:.T52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2612" table:style-name="ce2">
            <text:p>42612</text:p>
          </table:table-cell>
          <table:table-cell office:value-type="string" table:style-name="ce9">
            <text:p>NICOLLE DAMASCENO CRAVEIR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26:.T52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2261" table:style-name="ce2">
            <text:p>42261</text:p>
          </table:table-cell>
          <table:table-cell office:value-type="string" table:style-name="ce9">
            <text:p>NILCIANE DE SENA ARAUJ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27:.T52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601" table:style-name="ce2">
            <text:p>601</text:p>
          </table:table-cell>
          <table:table-cell office:value-type="string" table:style-name="ce9">
            <text:p>NILO FIGUEIREDO MAI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7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10000" table:style-name="ce6">
            <text:p>10000</text:p>
          </table:table-cell>
          <table:table-cell table:style-name="ce6"/>
          <table:table-cell office:value-type="float" office:value="13546.22" table:formula="of:=SUM([.B528:.T528])" table:style-name="ce10">
            <text:p><text:s/>13.546,22<text:s/></text:p>
          </table:table-cell>
          <table:table-cell table:number-columns-repeated="16363"/>
        </table:table-row>
        <table:table-row table:style-name="ro5">
          <table:table-cell office:value-type="float" office:value="21191" table:style-name="ce2">
            <text:p>21191</text:p>
          </table:table-cell>
          <table:table-cell office:value-type="string" table:style-name="ce9">
            <text:p>NILZA DE MATOS ISAIAS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DGP DEPARTAMENTO DE ADM DE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29:.T52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1431" table:style-name="ce2">
            <text:p>21431</text:p>
          </table:table-cell>
          <table:table-cell office:value-type="string" table:style-name="ce9">
            <text:p>OCICLEI DE LIMA MAMEDE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NAT COORD DE OPERACOE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7" table:style-name="ce6"/>
          <table:table-cell office:value-type="float" office:value="1970.01" table:style-name="ce6">
            <text:p>1970,01</text:p>
          </table:table-cell>
          <table:table-cell table:number-columns-repeated="4" table:style-name="ce6"/>
          <table:table-cell office:value-type="float" office:value="2770.01" table:formula="of:=SUM([.B530:.T530])" table:style-name="ce10">
            <text:p><text:s/>2.770,01<text:s/></text:p>
          </table:table-cell>
          <table:table-cell table:number-columns-repeated="16363"/>
        </table:table-row>
        <table:table-row table:style-name="ro5">
          <table:table-cell office:value-type="float" office:value="54731" table:style-name="ce2">
            <text:p>54731</text:p>
          </table:table-cell>
          <table:table-cell office:value-type="string" table:style-name="ce9">
            <text:p>OCIMAR DA SILVA SALES JUNIOR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OTORIA DE JUSTICA CIVEL DE CRUZEIRO DO SUL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office:value-type="float" office:value="2526.6799999999998" table:style-name="ce6">
            <text:p>2526,68</text:p>
          </table:table-cell>
          <table:table-cell table:number-columns-repeated="7" table:style-name="ce6"/>
          <table:table-cell office:value-type="float" office:value="7668.6999999999989" table:formula="of:=SUM([.B531:.T531])" table:style-name="ce10">
            <text:p><text:s/>7.668,70<text:s/></text:p>
          </table:table-cell>
          <table:table-cell table:number-columns-repeated="16363"/>
        </table:table-row>
        <table:table-row table:style-name="ro5">
          <table:table-cell office:value-type="float" office:value="52201" table:style-name="ce2">
            <text:p>52201</text:p>
          </table:table-cell>
          <table:table-cell office:value-type="string" table:style-name="ce9">
            <text:p>OLAVO LOPES DE ABREU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32:.T53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93" table:style-name="ce2">
            <text:p>5793</text:p>
          </table:table-cell>
          <table:table-cell office:value-type="string" table:style-name="ce9">
            <text:p>ORLANDO ROCHA DA CONCEICA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33:.T53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4891" table:style-name="ce2">
            <text:p>54891</text:p>
          </table:table-cell>
          <table:table-cell office:value-type="string" table:style-name="ce9">
            <text:p>ORLANDO RODRIGUES BATIST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34:.T53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1151" table:style-name="ce2">
            <text:p>31151</text:p>
          </table:table-cell>
          <table:table-cell office:value-type="string" table:style-name="ce9">
            <text:p>OROZINO VILAS BOAS BENEVID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FIN DEPARTAMENTO CONTABIL E FINANCEIR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35:.T53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3301" table:style-name="ce2">
            <text:p>23301</text:p>
          </table:table-cell>
          <table:table-cell office:value-type="string" table:style-name="ce9">
            <text:p>OSMILDE SOUZA DE OLIV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NAT COORD DE OPERACOE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36:.T53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1041" table:style-name="ce2">
            <text:p>11041</text:p>
          </table:table-cell>
          <table:table-cell office:value-type="string" table:style-name="ce9">
            <text:p>OSWALDO D ALBUQUERQUE LIMA NETO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4 PROCURAD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546.22" table:style-name="ce6">
            <text:p>3546,22</text:p>
          </table:table-cell>
          <table:table-cell table:number-columns-repeated="8" table:style-name="ce6"/>
          <table:table-cell office:value-type="float" office:value="5319.33" table:formula="of:=SUM([.B537:.T537])" table:style-name="ce10">
            <text:p><text:s/>5.319,33<text:s/></text:p>
          </table:table-cell>
          <table:table-cell table:number-columns-repeated="16363"/>
        </table:table-row>
        <table:table-row table:style-name="ro5">
          <table:table-cell office:value-type="float" office:value="47992" table:style-name="ce2">
            <text:p>47992</text:p>
          </table:table-cell>
          <table:table-cell office:value-type="string" table:style-name="ce9">
            <text:p>OTILIA MARINHO DE AMORIM NETA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CAV CENTRO DE ATENDIMENTO A VITIMA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38:.T53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4142" table:style-name="ce2">
            <text:p>44142</text:p>
          </table:table-cell>
          <table:table-cell office:value-type="string" table:style-name="ce9">
            <text:p>PATRICIA ALVAREZ DE LIM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 ESP DIREITOS HUMANOS E CIDADAN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39:.T53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671" table:style-name="ce2">
            <text:p>50671</text:p>
          </table:table-cell>
          <table:table-cell office:value-type="string" table:style-name="ce9">
            <text:p>PATRICIA DA SILVA ANDRADE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CEAF CENTRO DE EST APERF FUN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40:.T54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601" table:style-name="ce2">
            <text:p>56601</text:p>
          </table:table-cell>
          <table:table-cell office:value-type="string" table:style-name="ce9">
            <text:p>PATRICIA DA SILVA DAS NEVES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ATERA NUCLEO APOIO E ATEND PSICOSSO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41:.T54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6551" table:style-name="ce2">
            <text:p>6551</text:p>
          </table:table-cell>
          <table:table-cell office:value-type="string" table:style-name="ce9">
            <text:p>PATRICIA DE AMORIM REGO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3 PROCURAD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546.22" table:style-name="ce6">
            <text:p>3546,22</text:p>
          </table:table-cell>
          <table:table-cell table:number-columns-repeated="8" table:style-name="ce6"/>
          <table:table-cell office:value-type="float" office:value="5319.33" table:formula="of:=SUM([.B542:.T542])" table:style-name="ce10">
            <text:p><text:s/>5.319,33<text:s/></text:p>
          </table:table-cell>
          <table:table-cell table:number-columns-repeated="16363"/>
        </table:table-row>
        <table:table-row table:style-name="ro5">
          <table:table-cell office:value-type="float" office:value="46332" table:style-name="ce2">
            <text:p>46332</text:p>
          </table:table-cell>
          <table:table-cell office:value-type="string" table:style-name="ce9">
            <text:p>PATRICIA DE SOUZA CASTEL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 ESP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43:.T54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851" table:style-name="ce2">
            <text:p>43851</text:p>
          </table:table-cell>
          <table:table-cell office:value-type="string" table:style-name="ce9">
            <text:p>PATRICIA PAULA DOS SANTO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2 PROM JUST ESP DE DEFESA DO PATRIM PUBLICO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544:.T544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5924" table:style-name="ce2">
            <text:p>5924</text:p>
          </table:table-cell>
          <table:table-cell office:value-type="string" table:style-name="ce9">
            <text:p>PATRICIA SALES MOURA SILV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PROC GERAL ADJ PARA ASSUNTOS ADMINISTRATIV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45:.T54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9531" table:style-name="ce2">
            <text:p>19531</text:p>
          </table:table-cell>
          <table:table-cell office:value-type="string" table:style-name="ce9">
            <text:p>PATRICK DE FREITAS ALV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TI DEPTO DE INOVACAO TECNOLOG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46:.T54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811" table:style-name="ce2">
            <text:p>57811</text:p>
          </table:table-cell>
          <table:table-cell office:value-type="string" table:style-name="ce9">
            <text:p>PAULIANE MEZABARBA SANCHES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UNIDADE ADMINISTRATIVA DE MANUEL URBANO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040.44" table:style-name="ce6">
            <text:p>3040,44</text:p>
          </table:table-cell>
          <table:table-cell table:number-columns-repeated="8" table:style-name="ce6"/>
          <table:table-cell office:value-type="float" office:value="4813.55" table:formula="of:=SUM([.B547:.T547])" table:style-name="ce10">
            <text:p><text:s/>4.813,55<text:s/></text:p>
          </table:table-cell>
          <table:table-cell table:number-columns-repeated="16363"/>
        </table:table-row>
        <table:table-row table:style-name="ro5">
          <table:table-cell office:value-type="float" office:value="29921" table:style-name="ce2">
            <text:p>29921</text:p>
          </table:table-cell>
          <table:table-cell office:value-type="string" table:style-name="ce9">
            <text:p>PAULO CESAR DE ABREU MEL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1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48:.T54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911" table:style-name="ce2">
            <text:p>49911</text:p>
          </table:table-cell>
          <table:table-cell office:value-type="string" table:style-name="ce9">
            <text:p>PAULO HENRIQUE DA SILVA SOUZ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 PROM ESP MEIO AMBIENTE BAIXO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49:.T54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8301" table:style-name="ce2">
            <text:p>18301</text:p>
          </table:table-cell>
          <table:table-cell office:value-type="string" table:style-name="ce9">
            <text:p>PAULO LOBO DOS SANTO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SECRETARIA DE ESTADO DE FAZEN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50:.T55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431" table:style-name="ce2">
            <text:p>50431</text:p>
          </table:table-cell>
          <table:table-cell office:value-type="string" table:style-name="ce9">
            <text:p>PAULO ROBERTO MONCKS GARCI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51:.T55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9331" table:style-name="ce2">
            <text:p>29331</text:p>
          </table:table-cell>
          <table:table-cell office:value-type="string" table:style-name="ce9">
            <text:p>PAULO ROBERTO SIMAO BARBOS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PLANEJAMENTO E GESTAO ESTRATEG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52:.T55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3432" table:style-name="ce2">
            <text:p>53432</text:p>
          </table:table-cell>
          <table:table-cell office:value-type="string" table:style-name="ce9">
            <text:p>PEDRO NERY DO NASCIMENT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53:.T55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9881" table:style-name="ce2">
            <text:p>19881</text:p>
          </table:table-cell>
          <table:table-cell office:value-type="string" table:style-name="ce9">
            <text:p>PEGGY CLEMENTE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TRIBUNAL REGIONAL ELEITORAL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54:.T55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2751" table:style-name="ce2">
            <text:p>22751</text:p>
          </table:table-cell>
          <table:table-cell office:value-type="string" table:style-name="ce9">
            <text:p>PLINIO FABRICIO RIBEIRO DA ROCH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CONTROLE INTERN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55:.T55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15" table:style-name="ce2">
            <text:p>5915</text:p>
          </table:table-cell>
          <table:table-cell office:value-type="string" table:style-name="ce9">
            <text:p>POLIANA DE REZENDE SILV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DE XAPURI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56:.T55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54" table:style-name="ce2">
            <text:p>5954</text:p>
          </table:table-cell>
          <table:table-cell office:value-type="string" table:style-name="ce9">
            <text:p>POLLYANA DE MELO MACIEL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57:.T55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4941" table:style-name="ce2">
            <text:p>44941</text:p>
          </table:table-cell>
          <table:table-cell office:value-type="string" table:style-name="ce9">
            <text:p>PRISCILA MESQUITA DE CASTRO BEZERR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2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58:.T55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4341" table:style-name="ce2">
            <text:p>54341</text:p>
          </table:table-cell>
          <table:table-cell office:value-type="string" table:style-name="ce9">
            <text:p>RACHEL PESSOA CARDOSO MAI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59:.T55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63" table:style-name="ce2">
            <text:p>5963</text:p>
          </table:table-cell>
          <table:table-cell office:value-type="string" table:style-name="ce9">
            <text:p>RAFAEL CHALUB BANDEIRA BEZERR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60:.T56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112" table:style-name="ce2">
            <text:p>49112</text:p>
          </table:table-cell>
          <table:table-cell office:value-type="string" table:style-name="ce9">
            <text:p>RAFAEL DANTAS PADRA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UMULATIVA DE BUJARI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61:.T56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07" table:style-name="ce2">
            <text:p>5807</text:p>
          </table:table-cell>
          <table:table-cell office:value-type="string" table:style-name="ce9">
            <text:p>RAFAEL HERMIZIO DE SOUZA REG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8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62:.T56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762" table:style-name="ce2">
            <text:p>49762</text:p>
          </table:table-cell>
          <table:table-cell office:value-type="string" table:style-name="ce9">
            <text:p>RAFAEL MACIEL DA SILV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DE JUSTICA CUMULATIVA DE FEIJO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563:.T563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5809" table:style-name="ce2">
            <text:p>5809</text:p>
          </table:table-cell>
          <table:table-cell office:value-type="string" table:style-name="ce9">
            <text:p>RAFAEL SILVA VALE</text:p>
          </table:table-cell>
          <table:table-cell office:value-type="string" table:style-name="ce9">
            <text:p>CHEFE DE CENTRO DE APOIO OPERACIONAL</text:p>
          </table:table-cell>
          <table:table-cell office:value-type="string" table:style-name="ce9">
            <text:p>CAOP DE COMB ORGANIZACOES CRIMINOSAS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1" table:style-name="ce6"/>
          <table:table-cell office:value-type="float" office:value="1915.65" table:style-name="ce6">
            <text:p>1915,65</text:p>
          </table:table-cell>
          <table:table-cell office:value-type="float" office:value="2715.65" table:formula="of:=SUM([.B564:.T564])" table:style-name="ce10">
            <text:p><text:s/>2.715,65<text:s/></text:p>
          </table:table-cell>
          <table:table-cell table:number-columns-repeated="16363"/>
        </table:table-row>
        <table:table-row table:style-name="ro5">
          <table:table-cell office:value-type="float" office:value="5804" table:style-name="ce2">
            <text:p>5804</text:p>
          </table:table-cell>
          <table:table-cell office:value-type="string" table:style-name="ce9">
            <text:p>RAFAELA MACIEL FERREIRA MEDICI AGUIAR</text:p>
          </table:table-cell>
          <table:table-cell office:value-type="string" table:style-name="ce9">
            <text:p>CHEFE DE CENTRO DE APOIO OPERACIONAL</text:p>
          </table:table-cell>
          <table:table-cell office:value-type="string" table:style-name="ce9">
            <text:p>CAOP DAS PROC E PROM CRIMINAI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65:.T56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541" table:style-name="ce2">
            <text:p>57541</text:p>
          </table:table-cell>
          <table:table-cell office:value-type="string" table:style-name="ce9">
            <text:p>RAFAELE JUSTINO DE MOU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0 PROMOTORIA DE JUSTICA CRIMINAL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66:.T56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001" table:style-name="ce2">
            <text:p>57001</text:p>
          </table:table-cell>
          <table:table-cell office:value-type="string" table:style-name="ce9">
            <text:p>RAFAIELLY DE SOUZA FELISBERTO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PROC GERAL ADJ PARA ASSUNTOS ADMINISTRATIV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67:.T56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2892" table:style-name="ce2">
            <text:p>42892</text:p>
          </table:table-cell>
          <table:table-cell office:value-type="string" table:style-name="ce9">
            <text:p>RAIMUNDO DOS SANTOS DA SILV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AT DILIGENC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68:.T56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551" table:style-name="ce2">
            <text:p>51551</text:p>
          </table:table-cell>
          <table:table-cell office:value-type="string" table:style-name="ce9">
            <text:p>RAIMUNDO MENDES DA SILV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69:.T56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8251" table:style-name="ce2">
            <text:p>8251</text:p>
          </table:table-cell>
          <table:table-cell office:value-type="string" table:style-name="ce9">
            <text:p>RAIMUNDO NASCIMENTO DE CARVALHO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7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10000" table:style-name="ce6">
            <text:p>10000</text:p>
          </table:table-cell>
          <table:table-cell table:style-name="ce6"/>
          <table:table-cell office:value-type="float" office:value="13546.22" table:formula="of:=SUM([.B570:.T570])" table:style-name="ce10">
            <text:p><text:s/>13.546,22<text:s/></text:p>
          </table:table-cell>
          <table:table-cell table:number-columns-repeated="16363"/>
        </table:table-row>
        <table:table-row table:style-name="ro5">
          <table:table-cell office:value-type="float" office:value="5971" table:style-name="ce2">
            <text:p>5971</text:p>
          </table:table-cell>
          <table:table-cell office:value-type="string" table:style-name="ce9">
            <text:p>RAIMUNDO NONATO BARBOS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71:.T57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3081" table:style-name="ce2">
            <text:p>53081</text:p>
          </table:table-cell>
          <table:table-cell office:value-type="string" table:style-name="ce9">
            <text:p>RAIMUNDO NONATO SILVA DE SOUZ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72:.T57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691" table:style-name="ce2">
            <text:p>4691</text:p>
          </table:table-cell>
          <table:table-cell office:value-type="string" table:style-name="ce9">
            <text:p>RAIMUNDO PAULO ELIAS DA ROCH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NAT COORD DE OPERACOE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5" table:style-name="ce6"/>
          <table:table-cell office:value-type="float" office:value="3000" table:style-name="ce6">
            <text:p>3000</text:p>
          </table:table-cell>
          <table:table-cell table:number-columns-repeated="6" table:style-name="ce6"/>
          <table:table-cell office:value-type="float" office:value="3800" table:formula="of:=SUM([.B573:.T573])" table:style-name="ce10">
            <text:p><text:s/>3.800,00<text:s/></text:p>
          </table:table-cell>
          <table:table-cell table:number-columns-repeated="16363"/>
        </table:table-row>
        <table:table-row table:style-name="ro5">
          <table:table-cell office:value-type="float" office:value="30001" table:style-name="ce2">
            <text:p>30001</text:p>
          </table:table-cell>
          <table:table-cell office:value-type="string" table:style-name="ce9">
            <text:p>RAISSA MAIA ARANH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74:.T57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791" table:style-name="ce2">
            <text:p>50791</text:p>
          </table:table-cell>
          <table:table-cell office:value-type="string" table:style-name="ce9">
            <text:p>RAQUEL ADRIANNE REZENDE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 JUST ESP DE DEF DA EDU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75:.T57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4161" table:style-name="ce2">
            <text:p>54161</text:p>
          </table:table-cell>
          <table:table-cell office:value-type="string" table:style-name="ce9">
            <text:p>RAQUEL HANAN DE ALBUQUERQUE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UMULATIVA DE FEIJ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76:.T57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57" table:style-name="ce2">
            <text:p>5857</text:p>
          </table:table-cell>
          <table:table-cell office:value-type="string" table:style-name="ce9">
            <text:p>RAUL LUIZ DE SOUZA LUZ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77:.T57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6601" table:style-name="ce2">
            <text:p>46601</text:p>
          </table:table-cell>
          <table:table-cell office:value-type="string" table:style-name="ce9">
            <text:p>RAYANE ARAUJO DE MACED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78:.T57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25" table:style-name="ce2">
            <text:p>5925</text:p>
          </table:table-cell>
          <table:table-cell office:value-type="string" table:style-name="ce9">
            <text:p>REGINALDO DANTAS CAMPINA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79:.T57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5692" table:style-name="ce2">
            <text:p>25692</text:p>
          </table:table-cell>
          <table:table-cell office:value-type="string" table:style-name="ce9">
            <text:p>REGINALDO LUIS PEREIRA PRATES</text:p>
          </table:table-cell>
          <table:table-cell office:value-type="string" table:style-name="ce9">
            <text:p>DIRETOR</text:p>
          </table:table-cell>
          <table:table-cell office:value-type="string" table:style-name="ce9">
            <text:p>DIRETORIA DE FINANC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80:.T58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8931" table:style-name="ce2">
            <text:p>48931</text:p>
          </table:table-cell>
          <table:table-cell office:value-type="string" table:style-name="ce9">
            <text:p>REJANE MARIA ALEXANDRE LUCEN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NATERA NUCLEO APOIO E ATEND PSICOSSO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81:.T58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66" table:style-name="ce2">
            <text:p>5966</text:p>
          </table:table-cell>
          <table:table-cell office:value-type="string" table:style-name="ce9">
            <text:p>RENATO RESENDE DE TOLED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3 PROMOTORIA DE JUST CRIMINAL <text:s/>VIOL DOM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82:.T58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401" table:style-name="ce2">
            <text:p>1401</text:p>
          </table:table-cell>
          <table:table-cell office:value-type="string" table:style-name="ce9">
            <text:p>RIBAMAR DE JESUS NUNES GOM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MOTORIA DE JUSTICA CIVEL DE XAPURI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83:.T58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3921" table:style-name="ce2">
            <text:p>13921</text:p>
          </table:table-cell>
          <table:table-cell office:value-type="string" table:style-name="ce9">
            <text:p>RICARDO COELHO DE CARVA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 JUST ESP DE DEF DA EDUCACAO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14800" table:style-name="ce6">
            <text:p>14800</text:p>
          </table:table-cell>
          <table:table-cell table:style-name="ce6"/>
          <table:table-cell office:value-type="float" office:value="19942.02" table:formula="of:=SUM([.B584:.T584])" table:style-name="ce10">
            <text:p><text:s/>19.942,02<text:s/></text:p>
          </table:table-cell>
          <table:table-cell table:number-columns-repeated="16363"/>
        </table:table-row>
        <table:table-row table:style-name="ro5">
          <table:table-cell office:value-type="float" office:value="48122" table:style-name="ce2">
            <text:p>48122</text:p>
          </table:table-cell>
          <table:table-cell office:value-type="string" table:style-name="ce9">
            <text:p>RICARDO EMERSON JARDIM RODRIGUES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1 PROM ESP DE HABITACAO E URBANISM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85:.T58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131" table:style-name="ce2">
            <text:p>2131</text:p>
          </table:table-cell>
          <table:table-cell office:value-type="string" table:style-name="ce9">
            <text:p>RISOLEIDE MARTINS DE OLIV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PLANEJAMENTO E GESTAO ESTRATEG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86:.T58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5932" table:style-name="ce2">
            <text:p>45932</text:p>
          </table:table-cell>
          <table:table-cell office:value-type="string" table:style-name="ce9">
            <text:p>RITA DE CASSIA LOUREIRO C FERNANDE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87:.T58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7601" table:style-name="ce2">
            <text:p>7601</text:p>
          </table:table-cell>
          <table:table-cell office:value-type="string" table:style-name="ce9">
            <text:p>RITA DE CASSIA NOGUEIRA LIM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2 PROCURADORIA DE JUSTICA ESPECIALIZADA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546.22" table:style-name="ce6">
            <text:p>3546,22</text:p>
          </table:table-cell>
          <table:table-cell table:number-columns-repeated="5" table:style-name="ce6"/>
          <table:table-cell office:value-type="float" office:value="1500" table:style-name="ce6">
            <text:p>1500</text:p>
          </table:table-cell>
          <table:table-cell table:number-columns-repeated="2" table:style-name="ce6"/>
          <table:table-cell office:value-type="float" office:value="6819.33" table:formula="of:=SUM([.B588:.T588])" table:style-name="ce10">
            <text:p><text:s/>6.819,33<text:s/></text:p>
          </table:table-cell>
          <table:table-cell table:number-columns-repeated="16363"/>
        </table:table-row>
        <table:table-row table:style-name="ro5">
          <table:table-cell office:value-type="float" office:value="21271" table:style-name="ce2">
            <text:p>21271</text:p>
          </table:table-cell>
          <table:table-cell office:value-type="string" table:style-name="ce9">
            <text:p>RITA DE SOUZA MACHAD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CAOP DE DEF DA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89:.T58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6581" table:style-name="ce2">
            <text:p>46581</text:p>
          </table:table-cell>
          <table:table-cell office:value-type="string" table:style-name="ce9">
            <text:p>ROBERTA CRISTINA VALLE D ALBUQUERQUE LIM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6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90:.T59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469" table:style-name="ce2">
            <text:p>4469</text:p>
          </table:table-cell>
          <table:table-cell office:value-type="string" table:style-name="ce9">
            <text:p>ROBERTO DA SILVA GUEDES</text:p>
          </table:table-cell>
          <table:table-cell office:value-type="string" table:style-name="ce9">
            <text:p>ASSESSOR TECNICO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91:.T59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41" table:style-name="ce2">
            <text:p>5741</text:p>
          </table:table-cell>
          <table:table-cell office:value-type="string" table:style-name="ce9">
            <text:p>ROBERTO OLIMPIO FELISBERT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6" table:style-name="ce6"/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200" table:formula="of:=SUM([.B592:.T592])" table:style-name="ce10">
            <text:p><text:s/>200,00<text:s/></text:p>
          </table:table-cell>
          <table:table-cell table:number-columns-repeated="16363"/>
        </table:table-row>
        <table:table-row table:style-name="ro5">
          <table:table-cell office:value-type="float" office:value="54241" table:style-name="ce2">
            <text:p>54241</text:p>
          </table:table-cell>
          <table:table-cell office:value-type="string" table:style-name="ce9">
            <text:p>ROBERTO ROMANHOLO</text:p>
          </table:table-cell>
          <table:table-cell office:value-type="string" table:style-name="ce9">
            <text:p>DIRETOR</text:p>
          </table:table-cell>
          <table:table-cell office:value-type="string" table:style-name="ce9">
            <text:p>DIRETORIA DE TECNOLOGIA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93:.T59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46" table:style-name="ce2">
            <text:p>5946</text:p>
          </table:table-cell>
          <table:table-cell office:value-type="string" table:style-name="ce9">
            <text:p>ROBERTO ROMANHOLO JUNIOR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94:.T59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1741" table:style-name="ce2">
            <text:p>31741</text:p>
          </table:table-cell>
          <table:table-cell office:value-type="string" table:style-name="ce9">
            <text:p>ROBISON RIBEIRO ROCH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GP DEPARTAMENTO DE GESTAO DE PAGAMENT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95:.T59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5781" table:style-name="ce2">
            <text:p>45781</text:p>
          </table:table-cell>
          <table:table-cell office:value-type="string" table:style-name="ce9">
            <text:p>ROBSON BUSSONS DE OLIVEIRA</text:p>
          </table:table-cell>
          <table:table-cell office:value-type="string" table:style-name="ce9">
            <text:p>ASSESSOR ESPECIAL</text:p>
          </table:table-cell>
          <table:table-cell office:value-type="string" table:style-name="ce9">
            <text:p>DGP DEPARTAMENTO DE GESTAO DE PAGAMENT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96:.T59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1542" table:style-name="ce2">
            <text:p>41542</text:p>
          </table:table-cell>
          <table:table-cell office:value-type="string" table:style-name="ce9">
            <text:p>RODOLFO AUGUSTO COSTA DE ALBUQUERQUE</text:p>
          </table:table-cell>
          <table:table-cell office:value-type="string" table:style-name="ce9">
            <text:p>ASSESSOR MINISTERIAL DE COORDENADORIA</text:p>
          </table:table-cell>
          <table:table-cell office:value-type="string" table:style-name="ce9">
            <text:p>1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97:.T59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6381" table:style-name="ce2">
            <text:p>36381</text:p>
          </table:table-cell>
          <table:table-cell office:value-type="string" table:style-name="ce9">
            <text:p>RODRIGO CURTI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SECRETARIA GERAL DO MPAC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598:.T598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51221" table:style-name="ce2">
            <text:p>51221</text:p>
          </table:table-cell>
          <table:table-cell office:value-type="string" table:style-name="ce9">
            <text:p>RODRIGO DE OLIVEIRA SILV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RTI COORD DE SISTEMAS DE BANCO DE D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599:.T59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911" table:style-name="ce2">
            <text:p>43911</text:p>
          </table:table-cell>
          <table:table-cell office:value-type="string" table:style-name="ce9">
            <text:p>RODRIGO FONTOURA DE CARVA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CUMULATIVA DE EPITACIOLANDIA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600:.T600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56591" table:style-name="ce2">
            <text:p>56591</text:p>
          </table:table-cell>
          <table:table-cell office:value-type="string" table:style-name="ce9">
            <text:p>RODRIGO PAIXAO DE ARAUJ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01:.T60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8822" table:style-name="ce2">
            <text:p>48822</text:p>
          </table:table-cell>
          <table:table-cell office:value-type="string" table:style-name="ce9">
            <text:p>RODRIGO SOUZA AMORIM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4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02:.T60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281" table:style-name="ce2">
            <text:p>55281</text:p>
          </table:table-cell>
          <table:table-cell office:value-type="string" table:style-name="ce9">
            <text:p>ROGERIO LOPES PEREIR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EAF CENTRO DE EST APERF FUN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03:.T60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7191" table:style-name="ce2">
            <text:p>37191</text:p>
          </table:table-cell>
          <table:table-cell office:value-type="string" table:style-name="ce9">
            <text:p>ROGERIO VOLTOLINI MUNOZ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7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office:value-type="float" office:value="3874.25" table:style-name="ce6">
            <text:p>3874,25</text:p>
          </table:table-cell>
          <table:table-cell table:number-columns-repeated="7" table:style-name="ce6"/>
          <table:table-cell office:value-type="float" office:value="9016.27" table:formula="of:=SUM([.B604:.T604])" table:style-name="ce10">
            <text:p><text:s/>9.016,27<text:s/></text:p>
          </table:table-cell>
          <table:table-cell table:number-columns-repeated="16363"/>
        </table:table-row>
        <table:table-row table:style-name="ro5">
          <table:table-cell office:value-type="float" office:value="5980" table:style-name="ce2">
            <text:p>5980</text:p>
          </table:table-cell>
          <table:table-cell office:value-type="string" table:style-name="ce9">
            <text:p>ROMAINA OTILIA SILVA DE ARAUJ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ESP DE DEFESA DO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05:.T60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6171" table:style-name="ce2">
            <text:p>46171</text:p>
          </table:table-cell>
          <table:table-cell office:value-type="string" table:style-name="ce9">
            <text:p>ROMARIO CELIO BARBOSA GONCALVES</text:p>
          </table:table-cell>
          <table:table-cell office:value-type="string" table:style-name="ce9">
            <text:p>CHEFE DE DEPARTAMENTO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06:.T60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781" table:style-name="ce2">
            <text:p>55781</text:p>
          </table:table-cell>
          <table:table-cell office:value-type="string" table:style-name="ce9">
            <text:p>ROMARIO GOMES PESSO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OUVIDO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07:.T60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3622" table:style-name="ce2">
            <text:p>53622</text:p>
          </table:table-cell>
          <table:table-cell office:value-type="string" table:style-name="ce9">
            <text:p>ROMARIO MARQUES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08:.T60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6431" table:style-name="ce2">
            <text:p>16431</text:p>
          </table:table-cell>
          <table:table-cell office:value-type="string" table:style-name="ce9">
            <text:p>ROMEU CORDEIRO BARBOSA FI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9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office:value-type="float" office:value="5053.37" table:style-name="ce6">
            <text:p>5053,37</text:p>
          </table:table-cell>
          <table:table-cell table:number-columns-repeated="4" table:style-name="ce6"/>
          <table:table-cell office:value-type="float" office:value="1691.07" table:style-name="ce6">
            <text:p>1691,07</text:p>
          </table:table-cell>
          <table:table-cell table:number-columns-repeated="2" table:style-name="ce6"/>
          <table:table-cell office:value-type="float" office:value="11886.46" table:formula="of:=SUM([.B609:.T609])" table:style-name="ce10">
            <text:p><text:s/>11.886,46<text:s/></text:p>
          </table:table-cell>
          <table:table-cell table:number-columns-repeated="16363"/>
        </table:table-row>
        <table:table-row table:style-name="ro5">
          <table:table-cell office:value-type="float" office:value="30501" table:style-name="ce2">
            <text:p>30501</text:p>
          </table:table-cell>
          <table:table-cell office:value-type="string" table:style-name="ce9">
            <text:p>RONNEY SILVA DE ARAUJ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10:.T61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9133" table:style-name="ce2">
            <text:p>39133</text:p>
          </table:table-cell>
          <table:table-cell office:value-type="string" table:style-name="ce9">
            <text:p>ROSA MARTINS FRANCA DA COST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11:.T61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591" table:style-name="ce2">
            <text:p>49591</text:p>
          </table:table-cell>
          <table:table-cell office:value-type="string" table:style-name="ce9">
            <text:p>ROSALINA MICHELLE PINHEIRO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ERA NUCLEO APOIO E ATEND PSICOSSO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12:.T61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3611" table:style-name="ce2">
            <text:p>53611</text:p>
          </table:table-cell>
          <table:table-cell office:value-type="string" table:style-name="ce9">
            <text:p>ROSALVO GUIMARAES DE OLIVEIR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13:.T61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6872" table:style-name="ce2">
            <text:p>46872</text:p>
          </table:table-cell>
          <table:table-cell office:value-type="string" table:style-name="ce9">
            <text:p>ROSANGELA MARIA DE PADU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14:.T61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26" table:style-name="ce2">
            <text:p>5926</text:p>
          </table:table-cell>
          <table:table-cell office:value-type="string" table:style-name="ce9">
            <text:p>ROSE AMORIM DE SOUZ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PROM ESP DEF DA CRIANCA E ADOLESCENTE CR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15:.T61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2401" table:style-name="ce2">
            <text:p>22401</text:p>
          </table:table-cell>
          <table:table-cell office:value-type="string" table:style-name="ce9">
            <text:p>ROSENILSON DA SILVA FERREIR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PROMOTORIA ESPEC DE COMBATE EVASAO FISC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16:.T61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7041" table:style-name="ce2">
            <text:p>27041</text:p>
          </table:table-cell>
          <table:table-cell office:value-type="string" table:style-name="ce9">
            <text:p>ROSIANE PEREIRA MANCHINI</text:p>
          </table:table-cell>
          <table:table-cell office:value-type="string" table:style-name="ce9">
            <text:p>CHEFE DE DEPARTAMENTO</text:p>
          </table:table-cell>
          <table:table-cell office:value-type="string" table:style-name="ce9">
            <text:p>PGJ DEPARTAMENTO DE CERIMON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17:.T61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88" table:style-name="ce2">
            <text:p>5988</text:p>
          </table:table-cell>
          <table:table-cell office:value-type="string" table:style-name="ce9">
            <text:p>RUBBY DA SILVA RODRIGUES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CAV CENTRO DE ATENDIMENTO A VITIMA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18:.T61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0771" table:style-name="ce2">
            <text:p>30771</text:p>
          </table:table-cell>
          <table:table-cell office:value-type="string" table:style-name="ce9">
            <text:p>RUTH LUCIMAR GOM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COM COORDENACAO DE MEMORI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1059.29" table:style-name="ce6">
            <text:p>1059,29</text:p>
          </table:table-cell>
          <table:table-cell table:number-columns-repeated="2" table:style-name="ce6"/>
          <table:table-cell office:value-type="float" office:value="1859.29" table:formula="of:=SUM([.B619:.T619])" table:style-name="ce10">
            <text:p><text:s/>1.859,29<text:s/></text:p>
          </table:table-cell>
          <table:table-cell table:number-columns-repeated="16363"/>
        </table:table-row>
        <table:table-row table:style-name="ro5">
          <table:table-cell office:value-type="float" office:value="18131" table:style-name="ce2">
            <text:p>18131</text:p>
          </table:table-cell>
          <table:table-cell office:value-type="string" table:style-name="ce9">
            <text:p>SAINT CLAIR CIDREIRA JUNIOR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6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20:.T62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6801" table:style-name="ce2">
            <text:p>6801</text:p>
          </table:table-cell>
          <table:table-cell office:value-type="string" table:style-name="ce9">
            <text:p>SAMMY BARBOSA LOPES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PROC GERAL ADJUNTA PARA ASSUNTOS JURIDICOS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546.22" table:style-name="ce6">
            <text:p>3546,22</text:p>
          </table:table-cell>
          <table:table-cell table:number-columns-repeated="8" table:style-name="ce6"/>
          <table:table-cell office:value-type="float" office:value="5319.33" table:formula="of:=SUM([.B621:.T621])" table:style-name="ce10">
            <text:p><text:s/>5.319,33<text:s/></text:p>
          </table:table-cell>
          <table:table-cell table:number-columns-repeated="16363"/>
        </table:table-row>
        <table:table-row table:style-name="ro5">
          <table:table-cell office:value-type="float" office:value="1161" table:style-name="ce2">
            <text:p>1161</text:p>
          </table:table-cell>
          <table:table-cell office:value-type="string" table:style-name="ce9">
            <text:p>SAMUEL MARTINS EVANGELIST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PROCURADORIA GERAL DE JUSTICA</text:p>
          </table:table-cell>
          <table:table-cell table:number-columns-repeated="14" table:style-name="ce6"/>
          <table:table-cell office:value-type="float" office:value="10000" table:style-name="ce6">
            <text:p>10000</text:p>
          </table:table-cell>
          <table:table-cell table:style-name="ce6"/>
          <table:table-cell office:value-type="float" office:value="10000" table:formula="of:=SUM([.B622:.T622])" table:style-name="ce10">
            <text:p><text:s/>10.000,00<text:s/></text:p>
          </table:table-cell>
          <table:table-cell table:number-columns-repeated="16363"/>
        </table:table-row>
        <table:table-row table:style-name="ro5">
          <table:table-cell office:value-type="float" office:value="46591" table:style-name="ce2">
            <text:p>46591</text:p>
          </table:table-cell>
          <table:table-cell office:value-type="string" table:style-name="ce9">
            <text:p>SAMYLLE ANDRADE MACHADO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23:.T62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0621" table:style-name="ce2">
            <text:p>20621</text:p>
          </table:table-cell>
          <table:table-cell office:value-type="string" table:style-name="ce9">
            <text:p>SANDRA SOARES DA SILVA CRISOSTOM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M ESP DE EXEC MEDIDAS SOCIOEDUCATIV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24:.T62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8601" table:style-name="ce2">
            <text:p>28601</text:p>
          </table:table-cell>
          <table:table-cell office:value-type="string" table:style-name="ce9">
            <text:p>SANDRO WALDEMAR DA SILVA CALDE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PLANEJAMENTO E GESTAO ESTRATEG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25:.T62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3451" table:style-name="ce2">
            <text:p>53451</text:p>
          </table:table-cell>
          <table:table-cell office:value-type="string" table:style-name="ce9">
            <text:p>SANTIAGO DO NASCIMENTO DA COST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26:.T62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3131" table:style-name="ce2">
            <text:p>23131</text:p>
          </table:table-cell>
          <table:table-cell office:value-type="string" table:style-name="ce9">
            <text:p>SARA DANIELA CARDOSO DE FREITA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27:.T62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19" table:style-name="ce2">
            <text:p>5819</text:p>
          </table:table-cell>
          <table:table-cell office:value-type="string" table:style-name="ce9">
            <text:p>SARA SOUZA LODI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RIMINAL DE SENADOR GUIOMARD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28:.T62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601" table:style-name="ce2">
            <text:p>57601</text:p>
          </table:table-cell>
          <table:table-cell office:value-type="string" table:style-name="ce9">
            <text:p>SARAH ADRIANA RIBEIRO DA CRUZ FURTADO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9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29:.T62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021" table:style-name="ce2">
            <text:p>51021</text:p>
          </table:table-cell>
          <table:table-cell office:value-type="string" table:style-name="ce9">
            <text:p>SAYONARA COSTA DE SOUZ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30:.T63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941" table:style-name="ce2">
            <text:p>50941</text:p>
          </table:table-cell>
          <table:table-cell office:value-type="string" table:style-name="ce9">
            <text:p>SEBASTIANA FERREIRA LOPES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31:.T63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4591" table:style-name="ce2">
            <text:p>54591</text:p>
          </table:table-cell>
          <table:table-cell office:value-type="string" table:style-name="ce9">
            <text:p>SELMA GOMES DE OLIVEIR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RETORIA DE CONTROLE INTERN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32:.T63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471" table:style-name="ce2">
            <text:p>55471</text:p>
          </table:table-cell>
          <table:table-cell office:value-type="string" table:style-name="ce9">
            <text:p>SERGIO LUIZ DE BRITTO JUNIOR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RTI COORD DE INFRAESTRUTURA E SEG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33:.T63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441" table:style-name="ce2">
            <text:p>50441</text:p>
          </table:table-cell>
          <table:table-cell office:value-type="string" table:style-name="ce9">
            <text:p>SHANTI CORREIA D ANGI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9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34:.T63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6511" table:style-name="ce2">
            <text:p>16511</text:p>
          </table:table-cell>
          <table:table-cell office:value-type="string" table:style-name="ce9">
            <text:p>SIBERMAN MADEIRA DE HOLANDA FI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4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635:.T635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26661" table:style-name="ce2">
            <text:p>26661</text:p>
          </table:table-cell>
          <table:table-cell office:value-type="string" table:style-name="ce9">
            <text:p>SILVANIA DA SILVA FERR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GJ GABINE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36:.T63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511" table:style-name="ce2">
            <text:p>56511</text:p>
          </table:table-cell>
          <table:table-cell office:value-type="string" table:style-name="ce9">
            <text:p>SILVANILA DE OLIVEIRA QUEIROZ DIAS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37:.T63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2321" table:style-name="ce2">
            <text:p>22321</text:p>
          </table:table-cell>
          <table:table-cell office:value-type="string" table:style-name="ce9">
            <text:p>SINETE GOMES MAGALHA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38:.T63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41" table:style-name="ce2">
            <text:p>5841</text:p>
          </table:table-cell>
          <table:table-cell office:value-type="string" table:style-name="ce9">
            <text:p>SOFIA DA CRUZ MACHADO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UCLEO PERM DE INCENTIVO A AUTOCOMPOSICAO NAPA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39:.T63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721" table:style-name="ce2">
            <text:p>50721</text:p>
          </table:table-cell>
          <table:table-cell office:value-type="string" table:style-name="ce9">
            <text:p>SOLANGE DA SILVA SOUZ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OTORIA DE JUSTICA CIVEL DE TARAUA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40:.T64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611" table:style-name="ce2">
            <text:p>57611</text:p>
          </table:table-cell>
          <table:table-cell office:value-type="string" table:style-name="ce9">
            <text:p>SOLANGE MARIA CHALUB BANDEIRA TEIXEIRA</text:p>
          </table:table-cell>
          <table:table-cell office:value-type="string" table:style-name="ce9">
            <text:p>SUPERINTENDENTE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41:.T64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08" table:style-name="ce2">
            <text:p>5808</text:p>
          </table:table-cell>
          <table:table-cell office:value-type="string" table:style-name="ce9">
            <text:p>SUELEN CRISTINA CANDIDA PER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 JUST ESP DE DEFESA DO PATRIM PUBLIC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42:.T64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251" table:style-name="ce2">
            <text:p>43251</text:p>
          </table:table-cell>
          <table:table-cell office:value-type="string" table:style-name="ce9">
            <text:p>SUSANNE MOURA DE MORAIS BENICIO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GABINETE DRA GILCELY EVANGELIST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43:.T64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5541" table:style-name="ce2">
            <text:p>15541</text:p>
          </table:table-cell>
          <table:table-cell office:value-type="string" table:style-name="ce9">
            <text:p>SUSYE ALMEIDA D ALBUQUERQUE LIM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DEPTO DE ARQUITETURA E ENGENHAR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44:.T64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841" table:style-name="ce2">
            <text:p>55841</text:p>
          </table:table-cell>
          <table:table-cell office:value-type="string" table:style-name="ce9">
            <text:p>SUZANA BARBOSA MELO DA COST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7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45:.T64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48" table:style-name="ce2">
            <text:p>5948</text:p>
          </table:table-cell>
          <table:table-cell office:value-type="string" table:style-name="ce9">
            <text:p>TAINAN PEREIRA E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6 PROM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46:.T64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4681" table:style-name="ce2">
            <text:p>44681</text:p>
          </table:table-cell>
          <table:table-cell office:value-type="string" table:style-name="ce9">
            <text:p>TAIS COSTA DE SOUZ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5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47:.T64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6601" table:style-name="ce2">
            <text:p>16601</text:p>
          </table:table-cell>
          <table:table-cell office:value-type="string" table:style-name="ce9">
            <text:p>TALES FONSECA TRANIN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4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office:value-type="float" office:value="3200.47" table:style-name="ce6">
            <text:p>3200,47</text:p>
          </table:table-cell>
          <table:table-cell table:number-columns-repeated="7" table:style-name="ce6"/>
          <table:table-cell office:value-type="float" office:value="8342.49" table:formula="of:=SUM([.B648:.T648])" table:style-name="ce10">
            <text:p><text:s/>8.342,49<text:s/></text:p>
          </table:table-cell>
          <table:table-cell table:number-columns-repeated="16363"/>
        </table:table-row>
        <table:table-row table:style-name="ro5">
          <table:table-cell office:value-type="float" office:value="5811" table:style-name="ce2">
            <text:p>5811</text:p>
          </table:table-cell>
          <table:table-cell office:value-type="string" table:style-name="ce9">
            <text:p>TALES SARKIS CARNEIRO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49:.T64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401" table:style-name="ce2">
            <text:p>50401</text:p>
          </table:table-cell>
          <table:table-cell office:value-type="string" table:style-name="ce9">
            <text:p>TALLINI ROBERTA MASCARELLO DE OLIVEIR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OTORIA ESPEC DE DEFESA DA SAUD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50:.T65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511" table:style-name="ce2">
            <text:p>50511</text:p>
          </table:table-cell>
          <table:table-cell office:value-type="string" table:style-name="ce9">
            <text:p>TAMIRIS THERESA SANTOS BANDEIRA NERY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 PROMOTORIA ESP DE DEFESA DO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51:.T65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8192" table:style-name="ce2">
            <text:p>48192</text:p>
          </table:table-cell>
          <table:table-cell office:value-type="string" table:style-name="ce9">
            <text:p>TASSIA CRISTINA FELIX DE MELL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DE JUSTICA CIVE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52:.T65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571" table:style-name="ce2">
            <text:p>50571</text:p>
          </table:table-cell>
          <table:table-cell office:value-type="string" table:style-name="ce9">
            <text:p>TATIANE BRANDAO VILELA DA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53:.T65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6942" table:style-name="ce2">
            <text:p>46942</text:p>
          </table:table-cell>
          <table:table-cell office:value-type="string" table:style-name="ce9">
            <text:p>TATIANE MIRUSKA NERI SAMPAI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1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54:.T65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0771" table:style-name="ce2">
            <text:p>40771</text:p>
          </table:table-cell>
          <table:table-cell office:value-type="string" table:style-name="ce9">
            <text:p>TAYNAH PONTES FARIA DA SILV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55:.T65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891" table:style-name="ce2">
            <text:p>43891</text:p>
          </table:table-cell>
          <table:table-cell office:value-type="string" table:style-name="ce9">
            <text:p>TEOTONIO RODRIGUES SOARES JUNIOR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5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656:.T656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4931" table:style-name="ce2">
            <text:p>4931</text:p>
          </table:table-cell>
          <table:table-cell office:value-type="string" table:style-name="ce9">
            <text:p>TEREZINHA APARECIDA ZANONI DA CUNH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FINANC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5" table:style-name="ce6"/>
          <table:table-cell office:value-type="float" office:value="3000" table:style-name="ce6">
            <text:p>3000</text:p>
          </table:table-cell>
          <table:table-cell table:number-columns-repeated="3" table:style-name="ce6"/>
          <table:table-cell office:value-type="float" office:value="1500" table:style-name="ce6">
            <text:p>1500</text:p>
          </table:table-cell>
          <table:table-cell table:number-columns-repeated="2" table:style-name="ce6"/>
          <table:table-cell office:value-type="float" office:value="5300" table:formula="of:=SUM([.B657:.T657])" table:style-name="ce10">
            <text:p><text:s/>5.300,00<text:s/></text:p>
          </table:table-cell>
          <table:table-cell table:number-columns-repeated="16363"/>
        </table:table-row>
        <table:table-row table:style-name="ro5">
          <table:table-cell office:value-type="float" office:value="45351" table:style-name="ce2">
            <text:p>45351</text:p>
          </table:table-cell>
          <table:table-cell office:value-type="string" table:style-name="ce9">
            <text:p>THAINA ARAGAO MOREN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RIMINAL DE TARAUA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58:.T65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031" table:style-name="ce2">
            <text:p>56031</text:p>
          </table:table-cell>
          <table:table-cell office:value-type="string" table:style-name="ce9">
            <text:p>THAISSA RIBEIRO ALBRES KISPERGHER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5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59:.T65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601" table:style-name="ce2">
            <text:p>49601</text:p>
          </table:table-cell>
          <table:table-cell office:value-type="string" table:style-name="ce9">
            <text:p>THALITA ADRIANA FERREIRA DE SOUS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OTORIA ESPEC DE DEFESA DA SAUD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60:.T66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4751" table:style-name="ce2">
            <text:p>54751</text:p>
          </table:table-cell>
          <table:table-cell office:value-type="string" table:style-name="ce9">
            <text:p>THALLES FERREIRA COST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CRIMINAL DE SENA MADUREIRA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661:.T661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55171" table:style-name="ce2">
            <text:p>55171</text:p>
          </table:table-cell>
          <table:table-cell office:value-type="string" table:style-name="ce9">
            <text:p>THAYNARA VITORIO NOBREGA BALBIN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 JUST ESP DE DEF DA EDU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62:.T66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42" table:style-name="ce2">
            <text:p>5042</text:p>
          </table:table-cell>
          <table:table-cell office:value-type="string" table:style-name="ce9">
            <text:p>THIAGO DA SILVA CAMPO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63:.T66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2551" table:style-name="ce2">
            <text:p>52551</text:p>
          </table:table-cell>
          <table:table-cell office:value-type="string" table:style-name="ce9">
            <text:p>THIAGO FIALHO LIMA DOS SANTO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64:.T66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191" table:style-name="ce2">
            <text:p>56191</text:p>
          </table:table-cell>
          <table:table-cell office:value-type="string" table:style-name="ce9">
            <text:p>THIAGO MARQUES SALOMAO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PROMOTORIA DE JUSTICA CIVEL DE BRASILEIA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040.44" table:style-name="ce6">
            <text:p>3040,44</text:p>
          </table:table-cell>
          <table:table-cell table:number-columns-repeated="8" table:style-name="ce6"/>
          <table:table-cell office:value-type="float" office:value="4813.55" table:formula="of:=SUM([.B665:.T665])" table:style-name="ce10">
            <text:p><text:s/>4.813,55<text:s/></text:p>
          </table:table-cell>
          <table:table-cell table:number-columns-repeated="16363"/>
        </table:table-row>
        <table:table-row table:style-name="ro5">
          <table:table-cell office:value-type="float" office:value="5921" table:style-name="ce2">
            <text:p>5921</text:p>
          </table:table-cell>
          <table:table-cell office:value-type="string" table:style-name="ce9">
            <text:p>THIAGO SAMPAIO LEITAO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3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66:.T66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7421" table:style-name="ce2">
            <text:p>47421</text:p>
          </table:table-cell>
          <table:table-cell office:value-type="string" table:style-name="ce9">
            <text:p>TIAGO BEZERRA FROTA</text:p>
          </table:table-cell>
          <table:table-cell office:value-type="string" table:style-name="ce9">
            <text:p>ASSESSOR TECNICO</text:p>
          </table:table-cell>
          <table:table-cell office:value-type="string" table:style-name="ce9">
            <text:p>DIADM DEPTO DE ARQUITETURA E ENGENHAR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67:.T66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161" table:style-name="ce2">
            <text:p>49161</text:p>
          </table:table-cell>
          <table:table-cell office:value-type="string" table:style-name="ce9">
            <text:p>TIAGO DA SILVA TELES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68:.T66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701" table:style-name="ce2">
            <text:p>49701</text:p>
          </table:table-cell>
          <table:table-cell office:value-type="string" table:style-name="ce9">
            <text:p>TITO FRANCO DE OLIVEIRA LIMA NET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TECNOLOGIA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69:.T66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4271" table:style-name="ce2">
            <text:p>54271</text:p>
          </table:table-cell>
          <table:table-cell office:value-type="string" table:style-name="ce9">
            <text:p>TULIO ALEXANDRE RODRIGUES DE OLIVEIR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70:.T67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941" table:style-name="ce2">
            <text:p>941</text:p>
          </table:table-cell>
          <table:table-cell office:value-type="string" table:style-name="ce9">
            <text:p>UBIRAJARA BRAGA DE ALBUQUERQUE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1 PROCURADORIA DE JUSTICA ESPECIALIZADA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14800" table:style-name="ce6">
            <text:p>14800</text:p>
          </table:table-cell>
          <table:table-cell table:style-name="ce6"/>
          <table:table-cell office:value-type="float" office:value="20119.330000000002" table:formula="of:=SUM([.B671:.T671])" table:style-name="ce10">
            <text:p><text:s/>20.119,33<text:s/></text:p>
          </table:table-cell>
          <table:table-cell table:number-columns-repeated="16363"/>
        </table:table-row>
        <table:table-row table:style-name="ro5">
          <table:table-cell office:value-type="float" office:value="51352" table:style-name="ce2">
            <text:p>51352</text:p>
          </table:table-cell>
          <table:table-cell office:value-type="string" table:style-name="ce9">
            <text:p>UDSON MORAES PACIFICO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PROMOTORIA DE JUSTICA CIVEL DE BRASILE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72:.T67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02" table:style-name="ce2">
            <text:p>5802</text:p>
          </table:table-cell>
          <table:table-cell office:value-type="string" table:style-name="ce9">
            <text:p>UILLAME SILVA DE OLIVEIR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73:.T67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221" table:style-name="ce2">
            <text:p>49221</text:p>
          </table:table-cell>
          <table:table-cell office:value-type="string" table:style-name="ce9">
            <text:p>ULISSES LIMA GUIMARAES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DICOM COORDENACAO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74:.T67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3231" table:style-name="ce2">
            <text:p>53231</text:p>
          </table:table-cell>
          <table:table-cell office:value-type="string" table:style-name="ce9">
            <text:p>VALDEMIR DA COSTA ANTROBO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75:.T67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2461" table:style-name="ce2">
            <text:p>52461</text:p>
          </table:table-cell>
          <table:table-cell office:value-type="string" table:style-name="ce9">
            <text:p>VALDERNILSON DE ANDRADE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76:.T67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1172" table:style-name="ce2">
            <text:p>41172</text:p>
          </table:table-cell>
          <table:table-cell office:value-type="string" table:style-name="ce9">
            <text:p>VALDIRENE COELHO BATIST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4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77:.T67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2831" table:style-name="ce2">
            <text:p>22831</text:p>
          </table:table-cell>
          <table:table-cell office:value-type="string" table:style-name="ce9">
            <text:p>VALDISMAR FONTES DE CASTR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78:.T67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1821" table:style-name="ce2">
            <text:p>31821</text:p>
          </table:table-cell>
          <table:table-cell office:value-type="string" table:style-name="ce9">
            <text:p>VALERIA NERI DE ARRUD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79:.T67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9482" table:style-name="ce2">
            <text:p>39482</text:p>
          </table:table-cell>
          <table:table-cell office:value-type="string" table:style-name="ce9">
            <text:p>VALMIR BEZERRA MIRAND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80:.T68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41" table:style-name="ce2">
            <text:p>4341</text:p>
          </table:table-cell>
          <table:table-cell office:value-type="string" table:style-name="ce9">
            <text:p>VALMIR DE SOUZA RIBEIR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A DISPOSICAO DA ASSE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81:.T68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3141" table:style-name="ce2">
            <text:p>53141</text:p>
          </table:table-cell>
          <table:table-cell office:value-type="string" table:style-name="ce9">
            <text:p>VALTER BATISTA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82:.T68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1" table:style-name="ce2">
            <text:p>431</text:p>
          </table:table-cell>
          <table:table-cell office:value-type="string" table:style-name="ce9">
            <text:p>VANDA DENIR MILANI NOGUEIR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7" table:style-name="ce6"/>
          <table:table-cell office:value-type="float" office:value="3546.22" table:style-name="ce6">
            <text:p>3546,22</text:p>
          </table:table-cell>
          <table:table-cell table:number-columns-repeated="8" table:style-name="ce6"/>
          <table:table-cell office:value-type="float" office:value="3546.22" table:formula="of:=SUM([.B683:.T683])" table:style-name="ce10">
            <text:p><text:s/>3.546,22<text:s/></text:p>
          </table:table-cell>
          <table:table-cell table:number-columns-repeated="16363"/>
        </table:table-row>
        <table:table-row table:style-name="ro5">
          <table:table-cell office:value-type="float" office:value="5845" table:style-name="ce2">
            <text:p>5845</text:p>
          </table:table-cell>
          <table:table-cell office:value-type="string" table:style-name="ce9">
            <text:p>VANDA MENDES DE ARAUJO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ATERA NUCLEO APOIO E ATEND PSICOSSO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84:.T68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271" table:style-name="ce2">
            <text:p>56271</text:p>
          </table:table-cell>
          <table:table-cell office:value-type="string" table:style-name="ce9">
            <text:p>VANDERLEI BATISTA CERQUEIRA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UNIDADE ADMINISTRATIVA DE ASSIS BRASIL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040.44" table:style-name="ce6">
            <text:p>3040,44</text:p>
          </table:table-cell>
          <table:table-cell table:number-columns-repeated="8" table:style-name="ce6"/>
          <table:table-cell office:value-type="float" office:value="4813.55" table:formula="of:=SUM([.B685:.T685])" table:style-name="ce10">
            <text:p><text:s/>4.813,55<text:s/></text:p>
          </table:table-cell>
          <table:table-cell table:number-columns-repeated="16363"/>
        </table:table-row>
        <table:table-row table:style-name="ro5">
          <table:table-cell office:value-type="float" office:value="46151" table:style-name="ce2">
            <text:p>46151</text:p>
          </table:table-cell>
          <table:table-cell office:value-type="string" table:style-name="ce9">
            <text:p>VANDERLEI SILVA DE MOUR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AT DILIGENC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86:.T68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6081" table:style-name="ce2">
            <text:p>46081</text:p>
          </table:table-cell>
          <table:table-cell office:value-type="string" table:style-name="ce9">
            <text:p>VANDERLEYA ALVES ARANTES</text:p>
          </table:table-cell>
          <table:table-cell office:value-type="string" table:style-name="ce9">
            <text:p>CHEFE DE CENTRO DE APOIO OPERACIONAL</text:p>
          </table:table-cell>
          <table:table-cell office:value-type="string" table:style-name="ce9">
            <text:p>CAOP DE DEF DA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87:.T68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871" table:style-name="ce2">
            <text:p>43871</text:p>
          </table:table-cell>
          <table:table-cell office:value-type="string" table:style-name="ce9">
            <text:p>VANESSA DE MACEDO MUNIZ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 ESP DE EXEC MEDIDAS SOCIOEDUCATIVAS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688:.T688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5854" table:style-name="ce2">
            <text:p>5854</text:p>
          </table:table-cell>
          <table:table-cell office:value-type="string" table:style-name="ce9">
            <text:p>VANESSA PESSOA LOB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IVEL DE BRASILE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89:.T68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941" table:style-name="ce2">
            <text:p>51941</text:p>
          </table:table-cell>
          <table:table-cell office:value-type="string" table:style-name="ce9">
            <text:p>VANGELA MARIA LIMA DO NASCIMENTO</text:p>
          </table:table-cell>
          <table:table-cell office:value-type="string" table:style-name="ce9">
            <text:p>CHEFE DE CENTRO DE APOIO OPERACIONAL</text:p>
          </table:table-cell>
          <table:table-cell office:value-type="string" table:style-name="ce9">
            <text:p>CAOP DE DEF DO MEIO AMBIENT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90:.T69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523" table:style-name="ce2">
            <text:p>43523</text:p>
          </table:table-cell>
          <table:table-cell office:value-type="string" table:style-name="ce9">
            <text:p>VANGLEILSA OLIVEIRA DE SOUZ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ROMOTORIA DE JUSTICA CUMULATIVA DE FEIJ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91:.T69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0111" table:style-name="ce2">
            <text:p>20111</text:p>
          </table:table-cell>
          <table:table-cell office:value-type="string" table:style-name="ce9">
            <text:p>VANILDA DA SILVA BEZERRA ARRUD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92:.T69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0381" table:style-name="ce2">
            <text:p>40381</text:p>
          </table:table-cell>
          <table:table-cell office:value-type="string" table:style-name="ce9">
            <text:p>VERA LUCIA VIDAL BRANDAO CONDE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GP DEPARTAMENTO DE ADM DE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93:.T69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6952" table:style-name="ce2">
            <text:p>46952</text:p>
          </table:table-cell>
          <table:table-cell office:value-type="string" table:style-name="ce9">
            <text:p>VERA REGINA DE OLIVEIRA SANTAN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RETORIA DE PLANEJAMENTO E GESTAO ESTRATEG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94:.T69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0901" table:style-name="ce2">
            <text:p>10901</text:p>
          </table:table-cell>
          <table:table-cell office:value-type="string" table:style-name="ce9">
            <text:p>VERILSA MARGARETH CAMPOS DELGAD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INATIVOS MPAC</text:p>
          </table:table-cell>
          <table:table-cell table:number-columns-repeated="7" table:style-name="ce6"/>
          <table:table-cell office:value-type="float" office:value="2919.84" table:style-name="ce6">
            <text:p>2919,84</text:p>
          </table:table-cell>
          <table:table-cell table:number-columns-repeated="6" table:style-name="ce6"/>
          <table:table-cell office:value-type="float" office:value="10000" table:style-name="ce6">
            <text:p>10000</text:p>
          </table:table-cell>
          <table:table-cell table:style-name="ce6"/>
          <table:table-cell office:value-type="float" office:value="12919.84" table:formula="of:=SUM([.B695:.T695])" table:style-name="ce10">
            <text:p><text:s/>12.919,84<text:s/></text:p>
          </table:table-cell>
          <table:table-cell table:number-columns-repeated="16363"/>
        </table:table-row>
        <table:table-row table:style-name="ro5">
          <table:table-cell office:value-type="float" office:value="6041" table:style-name="ce2">
            <text:p>6041</text:p>
          </table:table-cell>
          <table:table-cell office:value-type="string" table:style-name="ce9">
            <text:p>VERILTON ROMERO CAMPOS DELGAD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6" table:style-name="ce6"/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200" table:formula="of:=SUM([.B696:.T696])" table:style-name="ce10">
            <text:p><text:s/>200,00<text:s/></text:p>
          </table:table-cell>
          <table:table-cell table:number-columns-repeated="16363"/>
        </table:table-row>
        <table:table-row table:style-name="ro5">
          <table:table-cell office:value-type="float" office:value="49361" table:style-name="ce2">
            <text:p>49361</text:p>
          </table:table-cell>
          <table:table-cell office:value-type="string" table:style-name="ce9">
            <text:p>VERONICA SOUZA CORDEIR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97:.T69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3101" table:style-name="ce2">
            <text:p>53101</text:p>
          </table:table-cell>
          <table:table-cell office:value-type="string" table:style-name="ce9">
            <text:p>VILSON DA SILVA LEITE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698:.T69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6701" table:style-name="ce2">
            <text:p>36701</text:p>
          </table:table-cell>
          <table:table-cell office:value-type="string" table:style-name="ce9">
            <text:p>VINICIUS MENANDRO EVANGELISTA DE SOUZ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 ESP DE DEFESA DA PESSOA IDOSA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699:.T699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54022" table:style-name="ce2">
            <text:p>54022</text:p>
          </table:table-cell>
          <table:table-cell office:value-type="string" table:style-name="ce9">
            <text:p>VINICIUS MESQUITA SOUZA MOR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 ESP DE HABITACAO E URBANISM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700:.T70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441" table:style-name="ce2">
            <text:p>51441</text:p>
          </table:table-cell>
          <table:table-cell office:value-type="string" table:style-name="ce9">
            <text:p>VITOR MESQUITA DE CASTR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ESPEC DE DEFESA DA SAUD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701:.T70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21001" table:style-name="ce2">
            <text:p>21001</text:p>
          </table:table-cell>
          <table:table-cell office:value-type="string" table:style-name="ce9">
            <text:p>VIVIANE ASSUNCAO DE ANDRADE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MOTORIA DE JUSTICA CIVEL DE SENADOR GUIOMARD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702:.T702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9971" table:style-name="ce2">
            <text:p>49971</text:p>
          </table:table-cell>
          <table:table-cell office:value-type="string" table:style-name="ce9">
            <text:p>WAGNER DE MOURA FRANCISC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7" table:style-name="ce6"/>
          <table:table-cell office:value-type="float" office:value="114.6" table:style-name="ce6">
            <text:p>114,6</text:p>
          </table:table-cell>
          <table:table-cell table:number-columns-repeated="4" table:style-name="ce6"/>
          <table:table-cell office:value-type="float" office:value="914.6" table:formula="of:=SUM([.B703:.T703])" table:style-name="ce10">
            <text:p><text:s/>914,60<text:s/></text:p>
          </table:table-cell>
          <table:table-cell table:number-columns-repeated="16363"/>
        </table:table-row>
        <table:table-row table:style-name="ro5">
          <table:table-cell office:value-type="float" office:value="40121" table:style-name="ce2">
            <text:p>40121</text:p>
          </table:table-cell>
          <table:table-cell office:value-type="string" table:style-name="ce9">
            <text:p>WALDILENE SOARES QUEIROZ DA COSTA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704:.T70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3411" table:style-name="ce2">
            <text:p>13411</text:p>
          </table:table-cell>
          <table:table-cell office:value-type="string" table:style-name="ce9">
            <text:p>WALDIRENE OLIVEIRA DA CRUZ LIMA CORDEIRO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PROCURADORIA GERAL DE JUSTICA</text:p>
          </table:table-cell>
          <table:table-cell table:number-columns-repeated="14" table:style-name="ce6"/>
          <table:table-cell office:value-type="float" office:value="14800" table:style-name="ce6">
            <text:p>14800</text:p>
          </table:table-cell>
          <table:table-cell table:style-name="ce6"/>
          <table:table-cell office:value-type="float" office:value="14800" table:formula="of:=SUM([.B705:.T705])" table:style-name="ce10">
            <text:p><text:s/>14.800,00<text:s/></text:p>
          </table:table-cell>
          <table:table-cell table:number-columns-repeated="16363"/>
        </table:table-row>
        <table:table-row table:style-name="ro5">
          <table:table-cell office:value-type="float" office:value="55271" table:style-name="ce2">
            <text:p>55271</text:p>
          </table:table-cell>
          <table:table-cell office:value-type="string" table:style-name="ce9">
            <text:p>WALLISON SANTOS FERREIR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RTI COORD DE SISTEMAS DE BANCO DE D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706:.T70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7631" table:style-name="ce2">
            <text:p>57631</text:p>
          </table:table-cell>
          <table:table-cell office:value-type="string" table:style-name="ce9">
            <text:p>WALNIZIA RODRIGUES CAVALCANTE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CEAF CENTRO DE EST APERF FUN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707:.T70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51" table:style-name="ce2">
            <text:p>351</text:p>
          </table:table-cell>
          <table:table-cell office:value-type="string" table:style-name="ce9">
            <text:p>WALTER LIMAO MONTILH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7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10000" table:style-name="ce6">
            <text:p>10000</text:p>
          </table:table-cell>
          <table:table-cell table:style-name="ce6"/>
          <table:table-cell office:value-type="float" office:value="13546.22" table:formula="of:=SUM([.B708:.T708])" table:style-name="ce10">
            <text:p><text:s/>13.546,22<text:s/></text:p>
          </table:table-cell>
          <table:table-cell table:number-columns-repeated="16363"/>
        </table:table-row>
        <table:table-row table:style-name="ro5">
          <table:table-cell office:value-type="float" office:value="43672" table:style-name="ce2">
            <text:p>43672</text:p>
          </table:table-cell>
          <table:table-cell office:value-type="string" table:style-name="ce9">
            <text:p>WALTER TEIXEIRA FI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CRIMINAL DE SENADOR GUIOMARD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709:.T709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5812" table:style-name="ce2">
            <text:p>5812</text:p>
          </table:table-cell>
          <table:table-cell office:value-type="string" table:style-name="ce9">
            <text:p>WALYSON LIMA DE OLIVEIR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AT DILIGENC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710:.T71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58" table:style-name="ce2">
            <text:p>5958</text:p>
          </table:table-cell>
          <table:table-cell office:value-type="string" table:style-name="ce9">
            <text:p>WANDERSON VITOR DA SILV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711:.T71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791" table:style-name="ce2">
            <text:p>43791</text:p>
          </table:table-cell>
          <table:table-cell office:value-type="string" table:style-name="ce9">
            <text:p>WASHINGTON NILTON MEDEIROS MOREIR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2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712:.T712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41621" table:style-name="ce2">
            <text:p>41621</text:p>
          </table:table-cell>
          <table:table-cell office:value-type="string" table:style-name="ce9">
            <text:p>WATILA SHIRLEY SOUZA CAMPOS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PROM ESP DE DEF DO MEIO AMBIENTE ALTO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713:.T71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39592" table:style-name="ce2">
            <text:p>39592</text:p>
          </table:table-cell>
          <table:table-cell office:value-type="string" table:style-name="ce9">
            <text:p>WELLINGTON THOMAZINI COELHO FILHO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1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714:.T71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0012" table:style-name="ce2">
            <text:p>50012</text:p>
          </table:table-cell>
          <table:table-cell office:value-type="string" table:style-name="ce9">
            <text:p>WENDEL DA SILVA JUST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715:.T71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6071" table:style-name="ce2">
            <text:p>56071</text:p>
          </table:table-cell>
          <table:table-cell office:value-type="string" table:style-name="ce9">
            <text:p>WENDERSON VALE DO NASCIMENT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ESP DE DEFESA DO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716:.T71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3901" table:style-name="ce2">
            <text:p>43901</text:p>
          </table:table-cell>
          <table:table-cell office:value-type="string" table:style-name="ce9">
            <text:p>WENDY TAKAO HAMAN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6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6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717:.T717])" table:style-name="ce10">
            <text:p><text:s/>5.142,02<text:s/></text:p>
          </table:table-cell>
          <table:table-cell table:number-columns-repeated="16363"/>
        </table:table-row>
        <table:table-row table:style-name="ro5">
          <table:table-cell office:value-type="float" office:value="32041" table:style-name="ce2">
            <text:p>32041</text:p>
          </table:table-cell>
          <table:table-cell office:value-type="string" table:style-name="ce9">
            <text:p>WERUSCHKA HARIANAH B MORENO DE OLIVEIR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1 PROM ESP DE HABITACAO E URBANISM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718:.T71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803" table:style-name="ce2">
            <text:p>5803</text:p>
          </table:table-cell>
          <table:table-cell office:value-type="string" table:style-name="ce9">
            <text:p>WILKE MOREIRA RUFIN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1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719:.T719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1861" table:style-name="ce2">
            <text:p>51861</text:p>
          </table:table-cell>
          <table:table-cell office:value-type="string" table:style-name="ce9">
            <text:p>WILLAN GUTIERREZ DEROMEDES JUNIOR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FIN DEPARTAMENTO DE CONTROLE E CUST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720:.T720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45" table:style-name="ce2">
            <text:p>5945</text:p>
          </table:table-cell>
          <table:table-cell office:value-type="string" table:style-name="ce9">
            <text:p>WILLIAM VIECILI FABIAN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721:.T721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1241" table:style-name="ce2">
            <text:p>1241</text:p>
          </table:table-cell>
          <table:table-cell office:value-type="string" table:style-name="ce9">
            <text:p>WILLIAMS JOAO SILV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7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14800" table:style-name="ce6">
            <text:p>14800</text:p>
          </table:table-cell>
          <table:table-cell table:style-name="ce6"/>
          <table:table-cell office:value-type="float" office:value="18346.22" table:formula="of:=SUM([.B722:.T722])" table:style-name="ce10">
            <text:p><text:s/>18.346,22<text:s/></text:p>
          </table:table-cell>
          <table:table-cell table:number-columns-repeated="16363"/>
        </table:table-row>
        <table:table-row table:style-name="ro5">
          <table:table-cell office:value-type="float" office:value="49741" table:style-name="ce2">
            <text:p>49741</text:p>
          </table:table-cell>
          <table:table-cell office:value-type="string" table:style-name="ce9">
            <text:p>WILMA DAYELI CAMPOS DA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TECNOLOGIA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723:.T723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4553" table:style-name="ce2">
            <text:p>44553</text:p>
          </table:table-cell>
          <table:table-cell office:value-type="string" table:style-name="ce9">
            <text:p>WIRAMAR CABRAL DE MOUR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724:.T724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3861" table:style-name="ce2">
            <text:p>53861</text:p>
          </table:table-cell>
          <table:table-cell office:value-type="string" table:style-name="ce9">
            <text:p>WYRLA PAZ DAS NEVES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725:.T725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5321" table:style-name="ce2">
            <text:p>55321</text:p>
          </table:table-cell>
          <table:table-cell office:value-type="string" table:style-name="ce9">
            <text:p>YASMIM ABREU AGUIAR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3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726:.T726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5990" table:style-name="ce2">
            <text:p>5990</text:p>
          </table:table-cell>
          <table:table-cell office:value-type="string" table:style-name="ce9">
            <text:p>ZACARIAS CAVALCANTE DOS SANTO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727:.T727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float" office:value="44192" table:style-name="ce2">
            <text:p>44192</text:p>
          </table:table-cell>
          <table:table-cell office:value-type="string" table:style-name="ce9">
            <text:p>ZILDOMAR SILVA LEITE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JUDICIAL CUMULATIVA DE MANCI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800" table:formula="of:=SUM([.B728:.T728])" table:style-name="ce10">
            <text:p><text:s/>800,00<text:s/></text:p>
          </table:table-cell>
          <table:table-cell table:number-columns-repeated="16363"/>
        </table:table-row>
        <table:table-row table:style-name="ro5">
          <table:table-cell office:value-type="string" table:number-columns-spanned="4" table:number-rows-spanned="1" table:style-name="ce16">
            <text:p><text:s text:c="60"/>TOTAIS -&gt;</text:p>
          </table:table-cell>
          <table:covered-table-cell table:number-columns-repeated="3"/>
          <table:table-cell office:value-type="float" office:value="143621.90999999992" table:formula="of:=SUM([.E6:.E728])" table:style-name="ce11">
            <text:p><text:s/>143.621,91<text:s/></text:p>
          </table:table-cell>
          <table:table-cell office:value-type="float" office:value="356372.73" table:formula="of:=SUM([.F6:.F728])" table:style-name="ce11">
            <text:p><text:s/>356.372,73<text:s/></text:p>
          </table:table-cell>
          <table:table-cell office:value-type="float" office:value="327.24" table:formula="of:=SUM([.G6:.G728])" table:style-name="ce11">
            <text:p><text:s/>327,24<text:s/></text:p>
          </table:table-cell>
          <table:table-cell office:value-type="float" office:value="118733.33" table:formula="of:=SUM([.H6:.H728])" table:style-name="ce11">
            <text:p><text:s/>118.733,33<text:s/></text:p>
          </table:table-cell>
          <table:table-cell office:value-type="float" office:value="800" table:formula="of:=SUM([.I6:.I728])" table:style-name="ce11">
            <text:p><text:s/>800,00<text:s/></text:p>
          </table:table-cell>
          <table:table-cell office:value-type="float" office:value="100" table:formula="of:=SUM([.J6:.J728])" table:style-name="ce11">
            <text:p><text:s/>100,00<text:s/></text:p>
          </table:table-cell>
          <table:table-cell office:value-type="float" office:value="2600" table:formula="of:=SUM([.K6:.K728])" table:style-name="ce11">
            <text:p><text:s/>2.600,00<text:s/></text:p>
          </table:table-cell>
          <table:table-cell office:value-type="float" office:value="337607.71999999968" table:formula="of:=SUM([.L6:.L728])" table:style-name="ce11">
            <text:p><text:s/>337.607,72<text:s/></text:p>
          </table:table-cell>
          <table:table-cell office:value-type="float" office:value="43455.420000000006" table:formula="of:=SUM([.M6:.M728])" table:style-name="ce11">
            <text:p><text:s/>43.455,42<text:s/></text:p>
          </table:table-cell>
          <table:table-cell office:value-type="float" office:value="12000" table:formula="of:=SUM([.N6:.N728])" table:style-name="ce11">
            <text:p><text:s/>12.000,00<text:s/></text:p>
          </table:table-cell>
          <table:table-cell office:value-type="float" office:value="1146.56" table:formula="of:=SUM([.O6:.O728])" table:style-name="ce11">
            <text:p><text:s/>1.146,56<text:s/></text:p>
          </table:table-cell>
          <table:table-cell office:value-type="float" office:value="2084.61" table:formula="of:=SUM([.P6:.P728])" table:style-name="ce11">
            <text:p><text:s/>2.084,61<text:s/></text:p>
          </table:table-cell>
          <table:table-cell office:value-type="float" office:value="3200.47" table:formula="of:=SUM([.Q6:.Q728])" table:style-name="ce11">
            <text:p><text:s/>3.200,47<text:s/></text:p>
          </table:table-cell>
          <table:table-cell office:value-type="float" office:value="19798.21" table:formula="of:=SUM([.R6:.R728])" table:style-name="ce11">
            <text:p><text:s/>19.798,21<text:s/></text:p>
          </table:table-cell>
          <table:table-cell office:value-type="float" office:value="367966.18" table:formula="of:=SUM([.S6:.S728])" table:style-name="ce11">
            <text:p><text:s/>367.966,18<text:s/></text:p>
          </table:table-cell>
          <table:table-cell office:value-type="float" office:value="1915.65" table:formula="of:=SUM([.T6:.T728])" table:style-name="ce11">
            <text:p><text:s/>1.915,65<text:s/></text:p>
          </table:table-cell>
          <table:table-cell office:value-type="float" office:value="1411730.0300000007" table:formula="of:=SUM([.U6:.U728])" table:style-name="ce11">
            <text:p><text:s/>1.411.730,03<text:s/></text:p>
          </table:table-cell>
          <table:table-cell table:number-columns-repeated="16363"/>
        </table:table-row>
        <table:table-row table:style-name="ro5">
          <table:table-cell office:value-type="string" table:style-name="ce7">
            <text:p>Data da última atualização: JANEIRO de 2021</text:p>
          </table:table-cell>
          <table:table-cell table:number-columns-repeated="16383" table:style-name="ce1"/>
        </table:table-row>
        <table:table-row table:style-name="ro5">
          <table:table-cell table:number-columns-repeated="16384"/>
        </table:table-row>
        <table:table-row table:style-name="ro4">
          <table:table-cell office:value-type="string" table:style-name="ce3">
            <text:p><text:span text:style-name="T2">1</text:span>Auxílio-alimentação, Auxílio-transporte, Auxílio-Moradia, Ajuda de Custo e outras dessa natureza, exceto diárias, que serão divulgadas no Portal da Transparência, discriminada de forma individualizada.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3">
            <text:p><text:span text:style-name="T2">2</text:span>Valores pagos a título de Adicional de Insalubridade ou de Periculosidade, Adicional Noturno, Serviço Extraordinário, Substituição de Função, Cumulaçoes.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4">
            <text:p><text:span text:style-name="T2">3</text:span>Valor total pago, excluindo-se eventuais descontos.</text:p>
          </table:table-cell>
          <table:table-cell table:number-columns-repeated="16383" table:style-name="ce1"/>
        </table:table-row>
        <table:table-row table:number-rows-repeated="1047842" table:style-name="ro5">
          <table:table-cell table:number-columns-repeated="16384"/>
        </table:table-row>
        <table:named-expressions>
          <table:named-range table:name="Print_Area" table:cell-range-address="MPAC.$A$1:MPAC.$A$735" table:base-cell-address="MPAC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 (</number:text>
      <number:number number:decimal-places="2" number:min-integer-digits="1" number:grouping="true"/>
      <number:text>)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38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pereira</meta:initial-creator>
    <dc:creator>Willan Gutierrez Deromedes Júnior</dc:creator>
    <meta:creation-date>2017-02-02T14:08:38Z</meta:creation-date>
    <dc:date>2021-02-18T13:34:25Z</dc:date>
    <meta:print-date>2017-08-31T19:23:06Z</meta:print-date>
  </office:meta>
</office:document-meta>
</file>